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000000010877D935D795B7854.gif" manifest:media-type="image/gif"/>
  <manifest:file-entry manifest:full-path="Pictures/100002000000001400000014E06CC4064FC7966A.gif" manifest:media-type="image/gif"/>
  <manifest:file-entry manifest:full-path="Pictures/100002000000001400000014629FAF38030B4DEB.gif" manifest:media-type="image/gif"/>
  <manifest:file-entry manifest:full-path="Pictures/100002000000001400000014DB215BA68EDA0332.gif" manifest:media-type="image/gif"/>
  <manifest:file-entry manifest:full-path="Pictures/10000200000000100000001036220637FC193B9C.gif" manifest:media-type="image/gif"/>
  <manifest:file-entry manifest:full-path="Pictures/1000020000000014000000141B050025984F722C.gif" manifest:media-type="image/gif"/>
  <manifest:file-entry manifest:full-path="Pictures/1000020000000014000000148B61B3A3C73115B4.gif" manifest:media-type="image/gif"/>
  <manifest:file-entry manifest:full-path="Pictures/1000020000000014000000143C263F04CC6F334E.gif" manifest:media-type="image/gif"/>
  <manifest:file-entry manifest:full-path="Pictures/1000020000000014000000149FD14C6B0A353732.gif" manifest:media-type="image/gif"/>
  <manifest:file-entry manifest:full-path="Pictures/100002000000001400000014E32337DA57EA1E27.gif" manifest:media-type="image/gif"/>
  <manifest:file-entry manifest:full-path="Pictures/1000020000000014000000143B0859A490CB58C1.gif" manifest:media-type="image/gif"/>
  <manifest:file-entry manifest:full-path="Pictures/100002000000001000000010500DF8CBF2EC22B9.gif" manifest:media-type="image/gif"/>
  <manifest:file-entry manifest:full-path="Pictures/1000020000000014000000140D5A9497E01BFD1E.gif" manifest:media-type="image/gif"/>
  <manifest:file-entry manifest:full-path="Pictures/100002000000001400000014ED602B73FC3AE11E.gif" manifest:media-type="image/gif"/>
  <manifest:file-entry manifest:full-path="Pictures/100002000000001400000014CCC816ED5F2D81E2.gif" manifest:media-type="image/gif"/>
  <manifest:file-entry manifest:full-path="Pictures/100000000000001400000014D081687D182D8A25.gif" manifest:media-type="image/gif"/>
  <manifest:file-entry manifest:full-path="Pictures/100002000000001400000014991866B9E0498D71.gif" manifest:media-type="image/gif"/>
  <manifest:file-entry manifest:full-path="Pictures/1000020000000064000000149CD9729A0270CED8.gif" manifest:media-type="image/gif"/>
  <manifest:file-entry manifest:full-path="Pictures/1000000000000010000000102DC6D80A2F537EAB.gif" manifest:media-type="image/gif"/>
  <manifest:file-entry manifest:full-path="Pictures/1000000000000010000000106FF30ABC1632E2D4.gif" manifest:media-type="image/gif"/>
  <manifest:file-entry manifest:full-path="Pictures/1000000000000010000000104343A8C8399069D7.gif" manifest:media-type="image/gif"/>
  <manifest:file-entry manifest:full-path="Pictures/100002000000001300000014993080E233FCBB5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urier News" svg:font-family="'Courier News', monospace"/>
    <style:font-face style:name="Segoe UI" svg:font-family="'Segoe UI', Arial, Helvetica, sans-serif"/>
    <style:font-face style:name="Tahoma1" svg:font-family="Tahoma"/>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7cm" style:rel-width="100%" table:align="left"/>
    </style:style>
    <style:style style:name="表格1.A" style:family="table-column">
      <style:table-column-properties style:column-width="16.066cm" style:rel-column-width="61931*"/>
    </style:style>
    <style:style style:name="表格1.B" style:family="table-column">
      <style:table-column-properties style:column-width="0.935cm" style:rel-column-width="3604*"/>
    </style:style>
    <style:style style:name="表格1.A1" style:family="table-cell">
      <style:table-cell-properties style:vertical-align="middle"/>
    </style:style>
    <style:style style:name="表格2" style:family="table">
      <style:table-properties style:width="0.9cm" table:align="left"/>
    </style:style>
    <style:style style:name="表格2.A" style:family="table-column">
      <style:table-column-properties style:column-width="0.9cm"/>
    </style:style>
    <style:style style:name="表格2.A1" style:family="table-cell">
      <style:table-cell-properties style:vertical-align="middle"/>
    </style:style>
    <style:style style:name="表格3" style:family="table">
      <style:table-properties style:width="17cm" table:align="left"/>
    </style:style>
    <style:style style:name="表格3.A" style:family="table-column">
      <style:table-column-properties style:column-width="3.039cm"/>
    </style:style>
    <style:style style:name="表格3.B" style:family="table-column">
      <style:table-column-properties style:column-width="3.801cm"/>
    </style:style>
    <style:style style:name="表格3.C" style:family="table-column">
      <style:table-column-properties style:column-width="3.101cm"/>
    </style:style>
    <style:style style:name="表格3.D" style:family="table-column">
      <style:table-column-properties style:column-width="3.505cm"/>
    </style:style>
    <style:style style:name="表格3.E" style:family="table-column">
      <style:table-column-properties style:column-width="3.554cm"/>
    </style:style>
    <style:style style:name="表格3.A1" style:family="table-cell">
      <style:table-cell-properties fo:padding="0cm" fo:border="none"/>
    </style:style>
    <style:style style:name="表格3.A2" style:family="table-cell">
      <style:table-cell-properties fo:padding="0.049cm" fo:border="none"/>
    </style:style>
    <style:style style:name="表格4" style:family="table">
      <style:table-properties style:width="15.185cm" table:align="left"/>
    </style:style>
    <style:style style:name="表格4.A" style:family="table-column">
      <style:table-column-properties style:column-width="5.011cm"/>
    </style:style>
    <style:style style:name="表格4.C" style:family="table-column">
      <style:table-column-properties style:column-width="5.163cm"/>
    </style:style>
    <style:style style:name="表格4.A1" style:family="table-cell">
      <style:table-cell-properties fo:padding="0cm" fo:border="none"/>
    </style:style>
    <style:style style:name="表格4.A2" style:family="table-cell">
      <style:table-cell-properties fo:padding="0.049cm" fo:border="none"/>
    </style:style>
    <style:style style:name="表格5" style:family="table">
      <style:table-properties style:width="17cm" table:align="left"/>
    </style:style>
    <style:style style:name="表格5.A" style:family="table-column">
      <style:table-column-properties style:column-width="4.461cm"/>
    </style:style>
    <style:style style:name="表格5.B" style:family="table-column">
      <style:table-column-properties style:column-width="4.059cm"/>
    </style:style>
    <style:style style:name="表格5.C" style:family="table-column">
      <style:table-column-properties style:column-width="3.115cm"/>
    </style:style>
    <style:style style:name="表格5.D" style:family="table-column">
      <style:table-column-properties style:column-width="5.366cm"/>
    </style:style>
    <style:style style:name="表格5.A1" style:family="table-cell">
      <style:table-cell-properties fo:padding="0cm" fo:border="none"/>
    </style:style>
    <style:style style:name="表格5.A2" style:family="table-cell">
      <style:table-cell-properties fo:padding="0.049cm" fo:border="none"/>
    </style:style>
    <style:style style:name="表格6" style:family="table">
      <style:table-properties style:width="13.102cm" table:align="left"/>
    </style:style>
    <style:style style:name="表格6.A" style:family="table-column">
      <style:table-column-properties style:column-width="5.634cm"/>
    </style:style>
    <style:style style:name="表格6.B" style:family="table-column">
      <style:table-column-properties style:column-width="3.013cm"/>
    </style:style>
    <style:style style:name="表格6.C" style:family="table-column">
      <style:table-column-properties style:column-width="4.456cm"/>
    </style:style>
    <style:style style:name="表格6.A1" style:family="table-cell">
      <style:table-cell-properties fo:padding="0cm" fo:border="none"/>
    </style:style>
    <style:style style:name="表格6.A2" style:family="table-cell">
      <style:table-cell-properties fo:padding="0.049cm" fo:border="none"/>
    </style:style>
    <style:style style:name="表格7" style:family="table">
      <style:table-properties style:width="17cm" table:align="left"/>
    </style:style>
    <style:style style:name="表格7.A" style:family="table-column">
      <style:table-column-properties style:column-width="5.161cm"/>
    </style:style>
    <style:style style:name="表格7.B" style:family="table-column">
      <style:table-column-properties style:column-width="3.156cm"/>
    </style:style>
    <style:style style:name="表格7.C" style:family="table-column">
      <style:table-column-properties style:column-width="4.186cm"/>
    </style:style>
    <style:style style:name="表格7.D" style:family="table-column">
      <style:table-column-properties style:column-width="4.498cm"/>
    </style:style>
    <style:style style:name="表格7.A1" style:family="table-cell">
      <style:table-cell-properties fo:padding="0cm" fo:border="none"/>
    </style:style>
    <style:style style:name="表格7.A2" style:family="table-cell">
      <style:table-cell-properties fo:padding="0.049cm" fo:border="none"/>
    </style:style>
    <style:style style:name="表格8" style:family="table">
      <style:table-properties style:width="17cm" table:align="left"/>
    </style:style>
    <style:style style:name="表格8.A" style:family="table-column">
      <style:table-column-properties style:column-width="4.489cm"/>
    </style:style>
    <style:style style:name="表格8.B" style:family="table-column">
      <style:table-column-properties style:column-width="3.357cm"/>
    </style:style>
    <style:style style:name="表格8.C" style:family="table-column">
      <style:table-column-properties style:column-width="3.678cm"/>
    </style:style>
    <style:style style:name="表格8.D" style:family="table-column">
      <style:table-column-properties style:column-width="2.805cm"/>
    </style:style>
    <style:style style:name="表格8.E" style:family="table-column">
      <style:table-column-properties style:column-width="2.672cm"/>
    </style:style>
    <style:style style:name="表格8.A1" style:family="table-cell">
      <style:table-cell-properties fo:padding="0cm" fo:border="none"/>
    </style:style>
    <style:style style:name="表格8.A2" style:family="table-cell">
      <style:table-cell-properties fo:padding="0.049cm" fo:border="none"/>
    </style:style>
    <style:style style:name="表格9" style:family="table">
      <style:table-properties style:width="17cm" table:align="left"/>
    </style:style>
    <style:style style:name="表格9.A" style:family="table-column">
      <style:table-column-properties style:column-width="6.712cm"/>
    </style:style>
    <style:style style:name="表格9.B" style:family="table-column">
      <style:table-column-properties style:column-width="4.318cm"/>
    </style:style>
    <style:style style:name="表格9.C" style:family="table-column">
      <style:table-column-properties style:column-width="5.971cm"/>
    </style:style>
    <style:style style:name="表格9.A1" style:family="table-cell">
      <style:table-cell-properties fo:padding="0cm" fo:border="none"/>
    </style:style>
    <style:style style:name="表格9.A2" style:family="table-cell">
      <style:table-cell-properties fo:padding="0.049cm" fo:border="none"/>
    </style:style>
    <style:style style:name="表格10" style:family="table">
      <style:table-properties style:width="10.4cm" table:align="left"/>
    </style:style>
    <style:style style:name="表格10.A" style:family="table-column">
      <style:table-column-properties style:column-width="5.304cm"/>
    </style:style>
    <style:style style:name="表格10.B" style:family="table-column">
      <style:table-column-properties style:column-width="5.096cm"/>
    </style:style>
    <style:style style:name="表格10.A1" style:family="table-cell">
      <style:table-cell-properties fo:padding="0cm" fo:border="none"/>
    </style:style>
    <style:style style:name="表格10.A2" style:family="table-cell">
      <style:table-cell-properties fo:padding="0.049cm" fo:border="none"/>
    </style:style>
    <style:style style:name="P1" style:family="paragraph" style:parent-style-name="Text_20_body">
      <style:text-properties fo:font-size="9pt"/>
    </style:style>
    <style:style style:name="P2" style:family="paragraph" style:parent-style-name="Text_20_body">
      <style:text-properties fo:font-variant="normal" fo:text-transform="none" fo:color="#333333" style:font-name="Arial1" fo:font-size="9pt" fo:letter-spacing="normal" fo:font-style="normal" fo:font-weight="normal" style:font-name-asian="Arial1" style:font-size-asian="9pt" style:font-style-asian="normal" style:font-weight-asian="normal" style:font-name-complex="Arial1" style:font-size-complex="9pt" style:font-style-complex="normal" style:font-weight-complex="normal"/>
    </style:style>
    <style:style style:name="P3" style:family="paragraph" style:parent-style-name="Text_20_body">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fo:letter-spacing="normal"/>
    </style:style>
    <style:style style:name="P4" style:family="paragraph" style:parent-style-name="Text_20_body">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style:font-name="Arial1" fo:font-size="11.25pt" fo:letter-spacing="normal" fo:font-style="normal" fo:font-weight="normal" style:font-name-asian="Arial1" style:font-size-asian="11.25pt" style:font-style-asian="normal" style:font-weight-asian="normal" style:font-name-complex="Arial1" style:font-size-complex="11.25pt" style:font-style-complex="normal" style:font-weight-complex="normal"/>
    </style:style>
    <style:style style:name="P5" style:family="paragraph" style:parent-style-name="Text_20_body">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style:font-name="Arial1" fo:font-size="11.25pt" fo:letter-spacing="normal" fo:font-style="normal" fo:font-weight="bold"/>
    </style:style>
    <style:style style:name="P6" style:family="paragraph" style:parent-style-name="Text_20_body">
      <style:paragraph-properties fo:margin-left="0cm" fo:margin-right="0cm" fo:margin-top="0.476cm" fo:margin-bottom="0.212cm" loext:contextual-spacing="false" fo:orphans="2" fo:widows="2" fo:text-indent="0cm" style:auto-text-indent="false" fo:padding="0cm" fo:border="none"/>
    </style:style>
    <style:style style:name="P7" style:family="paragraph" style:parent-style-name="Text_20_body">
      <style:paragraph-properties fo:margin-top="0.476cm" fo:margin-bottom="0.212cm" loext:contextual-spacing="false" fo:orphans="2" fo:widows="2"/>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fo:font-size="11.25pt"/>
    </style:style>
    <style:style style:name="P10" style:family="paragraph" style:parent-style-name="Table_20_Contents" style:list-style-name="L1">
      <style:paragraph-properties fo:margin-left="0.106cm" fo:margin-right="0cm" fo:margin-top="0cm" fo:margin-bottom="0cm" loext:contextual-spacing="false" style:line-height-at-least="0.45cm" fo:text-align="start" style:justify-single-word="false" fo:text-indent="0cm" style:auto-text-indent="false" fo:padding="0cm" fo:border="none"/>
    </style:style>
    <style:style style:name="P11" style:family="paragraph" style:parent-style-name="Table_20_Contents" style:list-style-name="L1">
      <style:paragraph-properties fo:margin-left="0.106cm" fo:margin-right="0cm" fo:margin-top="0cm" fo:margin-bottom="0cm" loext:contextual-spacing="false" style:line-height-at-least="0.556cm" fo:text-align="start" style:justify-single-word="false" fo:text-indent="0cm" style:auto-text-indent="false" fo:padding="0cm" fo:border="none"/>
    </style:style>
    <style:style style:name="P12" style:family="paragraph" style:parent-style-name="Table_20_Contents" style:list-style-name="L1">
      <style:paragraph-properties fo:margin-left="0.106cm" fo:margin-right="0cm" fo:margin-top="0cm" fo:margin-bottom="0cm" loext:contextual-spacing="false" style:line-height-at-least="0.556cm" fo:text-align="start" style:justify-single-word="false" fo:text-indent="0cm" style:auto-text-indent="false" fo:padding="0cm" fo:border="none"/>
      <style:text-properties fo:color="#006699" style:text-line-through-style="none" style:text-line-through-type="none" style:text-underline-style="none" style:text-blinking="false" fo:background-color="#c1e6c6" loext:padding="0.049cm" loext:border="0.06pt solid #000000"/>
    </style:style>
    <style:style style:name="P13" style:family="paragraph" style:parent-style-name="Table_20_Heading">
      <style:paragraph-properties fo:text-align="start" style:justify-single-word="false"/>
      <style:text-properties fo:font-weight="bold"/>
    </style:style>
    <style:style style:name="P14" style:family="paragraph" style:parent-style-name="Heading_20_2">
      <style:text-properties fo:font-variant="normal" fo:text-transform="none" fo:color="#333333" style:font-name="Segoe UI" fo:font-size="18pt" fo:letter-spacing="normal" fo:font-style="normal" fo:font-weight="normal"/>
    </style:style>
    <style:style style:name="P15" style:family="paragraph" style:parent-style-name="Heading_20_2">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style:font-name="Arial1" fo:font-size="9pt" fo:letter-spacing="normal" fo:font-style="normal" fo:font-weight="normal" style:font-name-asian="Arial1" style:font-size-asian="9pt" style:font-style-asian="normal" style:font-weight-asian="normal" style:font-name-complex="Arial1" style:font-size-complex="9pt" style:font-style-complex="normal" style:font-weight-complex="normal"/>
    </style:style>
    <style:style style:name="P16" style:family="paragraph" style:parent-style-name="Heading_20_2">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style:font-name="Segoe UI" fo:font-size="17.25pt" fo:letter-spacing="normal" fo:font-style="normal" fo:font-weight="bold"/>
    </style:style>
    <style:style style:name="P17" style:family="paragraph" style:parent-style-name="Heading_20_2">
      <style:paragraph-properties fo:margin-left="0cm" fo:margin-right="0cm" fo:margin-top="0.476cm" fo:margin-bottom="0.212cm" loext:contextual-spacing="false" fo:orphans="2" fo:widows="2" fo:text-indent="0cm" style:auto-text-indent="false" fo:padding="0cm" fo:border="none"/>
      <style:text-properties fo:font-variant="normal" fo:text-transform="none" fo:color="#333333" style:font-name="Segoe UI" fo:font-size="17.25pt" fo:letter-spacing="normal" fo:font-style="normal" fo:font-weight="normal"/>
    </style:style>
    <style:style style:name="P18" style:family="paragraph" style:parent-style-name="Preformatted_20_Text">
      <loext:graphic-properties draw:fill="solid" draw:fill-color="#f6f6f6" draw:opacity="100%"/>
      <style:paragraph-properties fo:margin-left="0cm" fo:margin-right="0cm" fo:margin-top="0.132cm" fo:margin-bottom="0.397cm" loext:contextual-spacing="false" fo:line-height="150%" fo:text-indent="0cm" style:auto-text-indent="false" fo:background-color="#f6f6f6" fo:padding-left="0.397cm" fo:padding-right="0cm" fo:padding-top="0cm" fo:padding-bottom="0cm" fo:border-left="3.74pt solid #999999" fo:border-right="none" fo:border-top="none" fo:border-bottom="none"/>
      <style:text-properties fo:font-variant="normal" fo:text-transform="none" fo:color="#000000" style:font-name="Courier News" fo:font-size="11.25pt" fo:font-style="normal" fo:font-weight="normal"/>
    </style:style>
    <style:style style:name="P19" style:family="paragraph" style:parent-style-name="Preformatted_20_Text">
      <loext:graphic-properties draw:fill="solid" draw:fill-color="#f6f6f6" draw:opacity="100%"/>
      <style:paragraph-properties fo:margin-left="0cm" fo:margin-right="0cm" fo:margin-top="0.132cm" fo:margin-bottom="0.397cm" loext:contextual-spacing="false" fo:line-height="150%" fo:orphans="2" fo:widows="2" fo:text-indent="0cm" style:auto-text-indent="false" fo:background-color="#f6f6f6" fo:padding-left="0.397cm" fo:padding-right="0cm" fo:padding-top="0cm" fo:padding-bottom="0cm" fo:border-left="3.74pt solid #999999" fo:border-right="none" fo:border-top="none" fo:border-bottom="none"/>
      <style:text-properties fo:font-variant="normal" fo:text-transform="none" fo:color="#000000" style:font-name="Courier News" fo:font-size="11.25pt" fo:font-style="normal" fo:font-weight="normal"/>
    </style:style>
    <style:style style:name="P20" style:family="paragraph" style:parent-style-name="Preformatted_20_Text">
      <loext:graphic-properties draw:fill="solid" draw:fill-color="#f6f6f6" draw:opacity="100%"/>
      <style:paragraph-properties fo:margin-top="0.132cm" fo:margin-bottom="0.397cm" loext:contextual-spacing="false" fo:line-height="150%" fo:orphans="2" fo:widows="2" fo:background-color="#f6f6f6" fo:padding-left="0.397cm" fo:padding-right="0cm" fo:padding-top="0cm" fo:padding-bottom="0cm" fo:border-left="3.74pt solid #999999" fo:border-right="none" fo:border-top="none" fo:border-bottom="none"/>
      <style:text-properties fo:font-variant="normal" fo:text-transform="none" fo:color="#000000" style:font-name="Courier News" fo:font-size="11.25pt" fo:letter-spacing="normal" fo:font-style="normal" fo:font-weight="normal"/>
    </style:style>
    <style:style style:name="T1" style:family="text">
      <style:text-properties fo:color="#666666" fo:background-color="transparent" loext:char-shading-value="0" loext:padding="0cm" loext:border="none"/>
    </style:style>
    <style:style style:name="T2" style:family="text">
      <style:text-properties fo:font-size="9pt" style:font-size-asian="9pt" style:font-size-complex="9pt"/>
    </style:style>
    <style:style style:name="T3" style:family="text">
      <style:text-properties fo:color="#006699" style:text-line-through-style="none" style:text-line-through-type="none" style:text-underline-style="none" style:text-blinking="false" fo:background-color="#ffffff" loext:char-shading-value="0" loext:padding="0.049cm" loext:border="0.06pt solid #000000"/>
    </style:style>
    <style:style style:name="T4" style:family="text">
      <style:text-properties fo:color="#006699" style:text-line-through-style="none" style:text-line-through-type="none" style:text-underline-style="none" style:text-blinking="false" fo:background-color="#ffffff" loext:char-shading-value="0" loext:padding="0cm" loext:border="none"/>
    </style:style>
    <style:style style:name="T5" style:family="text">
      <style:text-properties fo:color="#006699" style:text-line-through-style="none" style:text-line-through-type="none" style:text-underline-style="none" style:text-blinking="false" fo:background-color="#c1e6c6" loext:char-shading-value="0" loext:padding="0.049cm" loext:border="0.06pt solid #000000"/>
    </style:style>
    <style:style style:name="T6" style:family="text">
      <style:text-properties fo:color="#006699" style:text-line-through-style="none" style:text-line-through-type="none" fo:font-size="9pt" style:text-underline-style="none" fo:font-weight="normal" style:text-blinking="false" fo:background-color="#ffffff" loext:char-shading-value="0" loext:padding="0cm" loext:border="none"/>
    </style:style>
    <style:style style:name="T7" style:family="text">
      <style:text-properties fo:color="#006699" style:text-line-through-style="none" style:text-line-through-type="none" fo:font-size="9pt" style:text-underline-style="none" fo:font-weight="normal" style:text-blinking="false" fo:background-color="#ffffff" loext:char-shading-value="0" loext:padding="0.049cm" loext:border="0.06pt solid #000000"/>
    </style:style>
    <style:style style:name="T8" style:family="text">
      <style:text-properties fo:color="#006699" style:text-line-through-style="none" style:text-line-through-type="none" fo:font-size="9pt" style:text-underline-style="none" fo:font-weight="normal" style:text-blinking="false" fo:background-color="#c1e6c6" loext:char-shading-value="0" loext:padding="0.049cm" loext:border="0.06pt solid #000000"/>
    </style:style>
    <style:style style:name="T9" style:family="text">
      <style:text-properties fo:color="#006699" fo:font-size="11.25pt" style:text-underline-style="solid" style:text-underline-width="auto" style:text-underline-color="font-color"/>
    </style:style>
    <style:style style:name="T10" style:family="text">
      <style:text-properties fo:font-size="11.25pt" style:font-size-asian="11.25pt" style:font-size-complex="11.25pt"/>
    </style:style>
    <style:style style:name="T11" style:family="text">
      <style:text-properties fo:font-variant="normal" fo:text-transform="none" fo:color="#333333" style:font-name="Arial1" fo:font-size="11.25pt" fo:letter-spacing="normal" fo:font-style="normal" fo:font-weight="normal"/>
    </style:style>
    <style:style style:name="T12" style:family="text">
      <style:text-properties fo:font-variant="normal" fo:text-transform="none" fo:color="#333333" style:font-name="Arial1" fo:font-size="11.25pt" fo:letter-spacing="normal" fo:font-style="normal" fo:font-weight="normal" style:font-name-asian="Arial1" style:font-size-asian="11.25pt" style:font-style-asian="normal" style:font-weight-asian="normal" style:font-name-complex="Arial1" style:font-size-complex="11.25pt" style:font-style-complex="normal" style:font-weight-complex="normal"/>
    </style:style>
    <style:style style:name="T13" style:family="text">
      <style:text-properties fo:font-variant="normal" fo:text-transform="none" fo:color="#006699" style:font-name="Arial1" fo:font-size="11.25pt" fo:letter-spacing="normal" fo:font-style="normal" style:text-underline-style="solid" style:text-underline-width="auto" style:text-underline-color="font-color" fo:font-weight="normal"/>
    </style:style>
    <style:style style:name="T14" style:family="text">
      <style:text-properties fo:font-variant="normal" fo:text-transform="none" fo:color="#006699" style:font-name="Arial1" fo:font-size="11.25pt" fo:letter-spacing="normal" fo:font-style="normal" style:text-underline-style="solid" style:text-underline-width="auto" style:text-underline-color="font-color" fo:font-weight="normal" style:font-name-asian="Arial1" style:font-size-asian="11.25pt" style:font-style-asian="normal" style:font-weight-asian="normal" style:font-name-complex="Arial1" style:font-size-complex="11.25pt" style:font-style-complex="normal" style:font-weight-complex="normal"/>
    </style:style>
    <style:style style:name="fr1" style:family="graphic" style:parent-style-name="Frame">
      <style:graphic-properties fo:margin-left="0cm" fo:margin-right="0cm" fo:margin-top="0cm" fo:margin-bottom="0.397cm" style:wrap="right" style:number-wrapped-paragraphs="no-limit" style:vertical-pos="top" style:vertical-rel="paragraph-content" style:horizontal-pos="left" style:horizontal-rel="paragraph" fo:padding="0cm" fo:border-left="none" fo:border-right="none" fo:border-top="0.06pt solid #000000" fo:border-bottom="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4" style:family="graphic" style:parent-style-name="Graphics">
      <style:graphic-properties fo:margin-left="0cm" fo:margin-right="0.106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32cm" fo:margin-top="0.265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SE2 Intrinsics</text:h>
      <text:section text:style-name="Sect1" text:name="toolbar-article">
        <table:table table:name="表格1" table:style-name="表格1">
          <table:table-column table:style-name="表格1.A"/>
          <table:table-column table:style-name="表格1.B"/>
          <table:table-row>
            <table:table-cell table:style-name="表格1.A1" office:value-type="string">
              <text:list xml:id="list198553653" text:style-name="L1">
                <text:list-item>
                  <text:p text:style-name="P10"><text:bookmark text:name="menulist_root-toolbar-article-horizontal"/><text:span text:style-name="T4"><draw:a xlink:type="simple" xlink:href="http://www.tommesani.com/index.php/simd/74-sse2-intrinsics.html#"><draw:frame draw:style-name="fr4" draw:name="图像1" text:anchor-type="as-char" svg:width="0.423cm" svg:height="0.423cm" draw:z-index="3"><draw:image xlink:href="Pictures/100000000000001000000010877D935D795B7854.gif" xlink:type="simple" xlink:show="embed" xlink:actuate="onLoad" loext:mime-type="image/gif"/></draw:frame></draw:a></text:span><text:a xlink:type="simple" xlink:href="http://www.tommesani.com/index.php/simd/74-sse2-intrinsics.html#" text:style-name="Internet_20_link" text:visited-style-name="Visited_20_Internet_20_Link"><text:span text:style-name="T6">Share this</text:span></text:a></text:p>
                  <text:list>
                    <text:list-item>
                      <text:p text:style-name="P11"><text:bookmark text:name="menulist_1-toolbar-article-horizontal"/><text:span text:style-name="T5"><draw:a xlink:type="simple" xlink:href="http://www.twitter.com/"><draw:frame draw:style-name="fr4" draw:name="twitter" text:anchor-type="as-char" svg:width="0.423cm" svg:height="0.423cm" draw:z-index="4"><draw:image xlink:href="Pictures/10000200000000100000001036220637FC193B9C.gif" xlink:type="simple" xlink:show="embed" xlink:actuate="onLoad" loext:mime-type="image/gif"/></draw:frame></draw:a></text:span><text:bookmark text:name="twitter"/><text:a xlink:type="simple" xlink:href="http://www.twitter.com/" text:style-name="Internet_20_link" text:visited-style-name="Visited_20_Internet_20_Link"> </text:a><text:a xlink:type="simple" xlink:href="http://www.twitter.com/" text:style-name="Internet_20_link" text:visited-style-name="Visited_20_Internet_20_Link"><text:span text:style-name="T8">Twitter</text:span></text:a></text:p>
                    </text:list-item>
                    <text:list-item>
                      <text:p text:style-name="P11"><text:span text:style-name="T5"><draw:a xlink:type="simple" xlink:href="http://www.mister-wong.com/"><draw:frame draw:style-name="fr4" draw:name="wong" text:anchor-type="as-char" svg:width="0.529cm" svg:height="0.529cm" draw:z-index="5"><draw:image xlink:href="Pictures/1000020000000014000000148B61B3A3C73115B4.gif" xlink:type="simple" xlink:show="embed" xlink:actuate="onLoad" loext:mime-type="image/gif"/></draw:frame></draw:a></text:span><text:bookmark text:name="wong"/><text:a xlink:type="simple" xlink:href="http://www.mister-wong.com/" text:style-name="Internet_20_link" text:visited-style-name="Visited_20_Internet_20_Link"> </text:a><text:a xlink:type="simple" xlink:href="http://www.mister-wong.com/" text:style-name="Internet_20_link" text:visited-style-name="Visited_20_Internet_20_Link"><text:span text:style-name="T8">Mister Wong</text:span></text:a></text:p>
                    </text:list-item>
                    <text:list-item>
                      <text:p text:style-name="P11"><text:span text:style-name="T5"><draw:a xlink:type="simple" xlink:href="http://digg.com/"><draw:frame draw:style-name="fr4" draw:name="Digg" text:anchor-type="as-char" svg:width="0.529cm" svg:height="0.529cm" draw:z-index="6"><draw:image xlink:href="Pictures/1000020000000014000000143C263F04CC6F334E.gif" xlink:type="simple" xlink:show="embed" xlink:actuate="onLoad" loext:mime-type="image/gif"/></draw:frame></draw:a></text:span><text:bookmark text:name="Digg"/><text:a xlink:type="simple" xlink:href="http://digg.com/" text:style-name="Internet_20_link" text:visited-style-name="Visited_20_Internet_20_Link"> </text:a><text:a xlink:type="simple" xlink:href="http://digg.com/" text:style-name="Internet_20_link" text:visited-style-name="Visited_20_Internet_20_Link"><text:span text:style-name="T8">Digg</text:span></text:a></text:p>
                    </text:list-item>
                    <text:list-item>
                      <text:p text:style-name="P11"><text:span text:style-name="T5"><draw:a xlink:type="simple" xlink:href="http://del.icio.us/"><draw:frame draw:style-name="fr4" draw:name="Delicious" text:anchor-type="as-char" svg:width="0.529cm" svg:height="0.529cm" draw:z-index="7"><draw:image xlink:href="Pictures/100002000000001400000014DB215BA68EDA0332.gif" xlink:type="simple" xlink:show="embed" xlink:actuate="onLoad" loext:mime-type="image/gif"/></draw:frame></draw:a></text:span><text:bookmark text:name="Delicious"/><text:a xlink:type="simple" xlink:href="http://del.icio.us/" text:style-name="Internet_20_link" text:visited-style-name="Visited_20_Internet_20_Link"> </text:a><text:a xlink:type="simple" xlink:href="http://del.icio.us/" text:style-name="Internet_20_link" text:visited-style-name="Visited_20_Internet_20_Link"><text:span text:style-name="T8">Del.icio.us</text:span></text:a></text:p>
                    </text:list-item>
                    <text:list-item>
                      <text:p text:style-name="P11"><text:span text:style-name="T5"><draw:a xlink:type="simple" xlink:href="http://reddit.com/"><draw:frame draw:style-name="fr4" draw:name="Reddit" text:anchor-type="as-char" svg:width="0.529cm" svg:height="0.529cm" draw:z-index="8"><draw:image xlink:href="Pictures/1000020000000014000000149FD14C6B0A353732.gif" xlink:type="simple" xlink:show="embed" xlink:actuate="onLoad" loext:mime-type="image/gif"/></draw:frame></draw:a></text:span><text:bookmark text:name="Reddit"/><text:a xlink:type="simple" xlink:href="http://reddit.com/" text:style-name="Internet_20_link" text:visited-style-name="Visited_20_Internet_20_Link"> </text:a><text:a xlink:type="simple" xlink:href="http://reddit.com/" text:style-name="Internet_20_link" text:visited-style-name="Visited_20_Internet_20_Link"><text:span text:style-name="T8">Reddit</text:span></text:a></text:p>
                    </text:list-item>
                    <text:list-item>
                      <text:p text:style-name="P11"><text:span text:style-name="T5"><draw:a xlink:type="simple" xlink:href="http://www.upchuckr.com/"><draw:frame draw:style-name="fr4" draw:name="Upchuckr" text:anchor-type="as-char" svg:width="0.529cm" svg:height="0.529cm" draw:z-index="9"><draw:image xlink:href="Pictures/1000020000000014000000141B050025984F722C.gif" xlink:type="simple" xlink:show="embed" xlink:actuate="onLoad" loext:mime-type="image/gif"/></draw:frame></draw:a></text:span><text:bookmark text:name="Upchuckr"/><text:a xlink:type="simple" xlink:href="http://www.upchuckr.com/" text:style-name="Internet_20_link" text:visited-style-name="Visited_20_Internet_20_Link"> </text:a><text:a xlink:type="simple" xlink:href="http://www.upchuckr.com/" text:style-name="Internet_20_link" text:visited-style-name="Visited_20_Internet_20_Link"><text:span text:style-name="T8">Upchuckr</text:span></text:a></text:p>
                    </text:list-item>
                    <text:list-item>
                      <text:p text:style-name="P11"><text:span text:style-name="T5"><draw:a xlink:type="simple" xlink:href="http://www.stumbleupon.com/"><draw:frame draw:style-name="fr4" draw:name="StumbleUpon" text:anchor-type="as-char" svg:width="0.529cm" svg:height="0.529cm" draw:z-index="10"><draw:image xlink:href="Pictures/100002000000001400000014629FAF38030B4DEB.gif" xlink:type="simple" xlink:show="embed" xlink:actuate="onLoad" loext:mime-type="image/gif"/></draw:frame></draw:a></text:span><text:bookmark text:name="StumbleUpon"/><text:a xlink:type="simple" xlink:href="http://www.stumbleupon.com/" text:style-name="Internet_20_link" text:visited-style-name="Visited_20_Internet_20_Link"> </text:a><text:a xlink:type="simple" xlink:href="http://www.stumbleupon.com/" text:style-name="Internet_20_link" text:visited-style-name="Visited_20_Internet_20_Link"><text:span text:style-name="T8">StumbleUpon</text:span></text:a></text:p>
                    </text:list-item>
                    <text:list-item>
                      <text:p text:style-name="P11"><text:span text:style-name="T5"><draw:a xlink:type="simple" xlink:href="http://slashdot.org/"><draw:frame draw:style-name="fr4" draw:name="Slashdot" text:anchor-type="as-char" svg:width="0.529cm" svg:height="0.529cm" draw:z-index="11"><draw:image xlink:href="Pictures/100002000000001400000014E32337DA57EA1E27.gif" xlink:type="simple" xlink:show="embed" xlink:actuate="onLoad" loext:mime-type="image/gif"/></draw:frame></draw:a></text:span><text:bookmark text:name="Slashdot"/><text:a xlink:type="simple" xlink:href="http://slashdot.org/" text:style-name="Internet_20_link" text:visited-style-name="Visited_20_Internet_20_Link"> </text:a><text:a xlink:type="simple" xlink:href="http://slashdot.org/" text:style-name="Internet_20_link" text:visited-style-name="Visited_20_Internet_20_Link"><text:span text:style-name="T8">Slashdot</text:span></text:a></text:p>
                    </text:list-item>
                    <text:list-item>
                      <text:p text:style-name="P11"><text:span text:style-name="T5"><draw:a xlink:type="simple" xlink:href="http://www.yahoo.com/"><draw:frame draw:style-name="fr4" draw:name="Yahoo" text:anchor-type="as-char" svg:width="0.529cm" svg:height="0.529cm" draw:z-index="12"><draw:image xlink:href="Pictures/1000020000000014000000143B0859A490CB58C1.gif" xlink:type="simple" xlink:show="embed" xlink:actuate="onLoad" loext:mime-type="image/gif"/></draw:frame></draw:a></text:span><text:bookmark text:name="Yahoo"/><text:a xlink:type="simple" xlink:href="http://www.yahoo.com/" text:style-name="Internet_20_link" text:visited-style-name="Visited_20_Internet_20_Link"> </text:a><text:a xlink:type="simple" xlink:href="http://www.yahoo.com/" text:style-name="Internet_20_link" text:visited-style-name="Visited_20_Internet_20_Link"><text:span text:style-name="T8">Yahoo</text:span></text:a></text:p>
                    </text:list-item>
                    <text:list-item>
                      <text:p text:style-name="P11"><text:span text:style-name="T5"><draw:a xlink:type="simple" xlink:href="http://www.technorati.com/"><draw:frame draw:style-name="fr4" draw:name="Technorati" text:anchor-type="as-char" svg:width="0.529cm" svg:height="0.529cm" draw:z-index="13"><draw:image xlink:href="Pictures/1000020000000014000000140D5A9497E01BFD1E.gif" xlink:type="simple" xlink:show="embed" xlink:actuate="onLoad" loext:mime-type="image/gif"/></draw:frame></draw:a></text:span><text:bookmark text:name="Technorati"/><text:a xlink:type="simple" xlink:href="http://www.technorati.com/" text:style-name="Internet_20_link" text:visited-style-name="Visited_20_Internet_20_Link"> </text:a><text:a xlink:type="simple" xlink:href="http://www.technorati.com/" text:style-name="Internet_20_link" text:visited-style-name="Visited_20_Internet_20_Link"><text:span text:style-name="T8">Technorati</text:span></text:a></text:p>
                    </text:list-item>
                    <text:list-item>
                      <text:p text:style-name="P11"><text:span text:style-name="T5"><draw:a xlink:type="simple" xlink:href="http://www.newsvine.com/"><draw:frame draw:style-name="fr4" draw:name="Newsvine" text:anchor-type="as-char" svg:width="0.529cm" svg:height="0.529cm" draw:z-index="14"><draw:image xlink:href="Pictures/100002000000001400000014ED602B73FC3AE11E.gif" xlink:type="simple" xlink:show="embed" xlink:actuate="onLoad" loext:mime-type="image/gif"/></draw:frame></draw:a></text:span><text:bookmark text:name="Newsvine"/><text:a xlink:type="simple" xlink:href="http://www.newsvine.com/" text:style-name="Internet_20_link" text:visited-style-name="Visited_20_Internet_20_Link"> </text:a><text:a xlink:type="simple" xlink:href="http://www.newsvine.com/" text:style-name="Internet_20_link" text:visited-style-name="Visited_20_Internet_20_Link"><text:span text:style-name="T8">Newsvine</text:span></text:a></text:p>
                    </text:list-item>
                    <text:list-item>
                      <text:p text:style-name="P11"><text:span text:style-name="T5"><draw:a xlink:type="simple" xlink:href="http://www.google.com/"><draw:frame draw:style-name="fr4" draw:name="Google" text:anchor-type="as-char" svg:width="0.529cm" svg:height="0.529cm" draw:z-index="15"><draw:image xlink:href="Pictures/100002000000001400000014CCC816ED5F2D81E2.gif" xlink:type="simple" xlink:show="embed" xlink:actuate="onLoad" loext:mime-type="image/gif"/></draw:frame></draw:a></text:span><text:bookmark text:name="Google"/><text:a xlink:type="simple" xlink:href="http://www.google.com/" text:style-name="Internet_20_link" text:visited-style-name="Visited_20_Internet_20_Link"> </text:a><text:a xlink:type="simple" xlink:href="http://www.google.com/" text:style-name="Internet_20_link" text:visited-style-name="Visited_20_Internet_20_Link"><text:span text:style-name="T8">Googlize this</text:span></text:a></text:p>
                    </text:list-item>
                    <text:list-item>
                      <text:p text:style-name="P11"><text:span text:style-name="T5"><draw:a xlink:type="simple" xlink:href="http://www.blinklist.com/"><draw:frame draw:style-name="fr4" draw:name="Blinklist" text:anchor-type="as-char" svg:width="0.529cm" svg:height="0.529cm" draw:z-index="16"><draw:image xlink:href="Pictures/100002000000001400000014E06CC4064FC7966A.gif" xlink:type="simple" xlink:show="embed" xlink:actuate="onLoad" loext:mime-type="image/gif"/></draw:frame></draw:a></text:span><text:bookmark text:name="Blinklist"/><text:a xlink:type="simple" xlink:href="http://www.blinklist.com/" text:style-name="Internet_20_link" text:visited-style-name="Visited_20_Internet_20_Link"> </text:a><text:a xlink:type="simple" xlink:href="http://www.blinklist.com/" text:style-name="Internet_20_link" text:visited-style-name="Visited_20_Internet_20_Link"><text:span text:style-name="T8">Blinklist</text:span></text:a></text:p>
                    </text:list-item>
                    <text:list-item>
                      <text:p text:style-name="P11"><text:span text:style-name="T5"><draw:a xlink:type="simple" xlink:href="http://www.facebook.com/"><draw:frame draw:style-name="fr4" draw:name="Facebook" text:anchor-type="as-char" svg:width="0.529cm" svg:height="0.529cm" draw:z-index="17"><draw:image xlink:href="Pictures/100000000000001400000014D081687D182D8A25.gif" xlink:type="simple" xlink:show="embed" xlink:actuate="onLoad" loext:mime-type="image/gif"/></draw:frame></draw:a></text:span><text:bookmark text:name="Facebook"/><text:a xlink:type="simple" xlink:href="http://www.facebook.com/" text:style-name="Internet_20_link" text:visited-style-name="Visited_20_Internet_20_Link"> </text:a><text:a xlink:type="simple" xlink:href="http://www.facebook.com/" text:style-name="Internet_20_link" text:visited-style-name="Visited_20_Internet_20_Link"><text:span text:style-name="T8">Facebook</text:span></text:a></text:p>
                    </text:list-item>
                    <text:list-item>
                      <text:p text:style-name="P11"><text:span text:style-name="T5"><draw:a xlink:type="simple" xlink:href="http://www.wikio.com/"><draw:frame draw:style-name="fr4" draw:name="Wikio" text:anchor-type="as-char" svg:width="0.529cm" svg:height="0.529cm" draw:z-index="18"><draw:image xlink:href="Pictures/100002000000001400000014991866B9E0498D71.gif" xlink:type="simple" xlink:show="embed" xlink:actuate="onLoad" loext:mime-type="image/gif"/></draw:frame></draw:a></text:span><text:bookmark text:name="Wikio"/><text:a xlink:type="simple" xlink:href="http://www.wikio.com/" text:style-name="Internet_20_link" text:visited-style-name="Visited_20_Internet_20_Link"> </text:a><text:a xlink:type="simple" xlink:href="http://www.wikio.com/" text:style-name="Internet_20_link" text:visited-style-name="Visited_20_Internet_20_Link"><text:span text:style-name="T8">Wikio</text:span></text:a></text:p>
                    </text:list-item>
                    <text:list-item>
                      <text:p text:style-name="P12"><draw:a xlink:type="simple" xlink:href="http://www.alphaplug.com/"><draw:frame draw:style-name="fr4" draw:name="AlphaPlug" text:anchor-type="as-char" svg:width="2.646cm" svg:height="0.529cm" draw:z-index="19"><draw:image xlink:href="Pictures/1000020000000064000000149CD9729A0270CED8.gif" xlink:type="simple" xlink:show="embed" xlink:actuate="onLoad" loext:mime-type="image/gif"/></draw:frame></draw:a><text:bookmark text:name="AlphaPlug"/></text:p>
                    </text:list-item>
                  </text:list>
                </text:list-item>
                <text:list-item>
                  <text:p text:style-name="P10"><text:span text:style-name="T3"><draw:a xlink:type="simple" xlink:href="javascript:void(0);"><draw:frame draw:style-name="fr4" draw:name="图像2" text:anchor-type="as-char" svg:width="0.423cm" svg:height="0.423cm" draw:z-index="20"><draw:image xlink:href="Pictures/100002000000001000000010500DF8CBF2EC22B9.gif" xlink:type="simple" xlink:show="embed" xlink:actuate="onLoad" loext:mime-type="image/gif"/></draw:frame></draw:a></text:span><text:a xlink:type="simple" xlink:href="javascript:void(0);" text:style-name="Internet_20_link" text:visited-style-name="Visited_20_Internet_20_Link"><text:span text:style-name="T7">Hear this text</text:span></text:a></text:p>
                </text:list-item>
                <text:list-item>
                  <text:p text:style-name="P10"><text:span text:style-name="T3"><draw:a xlink:type="simple" xlink:href="http://www.tommesani.com/index.php/simd/74-sse2-intrinsics.pdf"><draw:frame draw:style-name="fr4" draw:name="图像3" text:anchor-type="as-char" svg:width="0.423cm" svg:height="0.423cm" draw:z-index="21"><draw:image xlink:href="Pictures/1000000000000010000000102DC6D80A2F537EAB.gif" xlink:type="simple" xlink:show="embed" xlink:actuate="onLoad" loext:mime-type="image/gif"/></draw:frame></draw:a></text:span><text:a xlink:type="simple" xlink:href="http://www.tommesani.com/index.php/simd/74-sse2-intrinsics.pdf" text:style-name="Internet_20_link" text:visited-style-name="Visited_20_Internet_20_Link"><text:span text:style-name="T7">Export PDF</text:span></text:a></text:p>
                </text:list-item>
                <text:list-item>
                  <text:p text:style-name="P10"><text:span text:style-name="T3"><draw:a xlink:type="simple" xlink:href="http://www.tommesani.com/index.php/simd/74-sse2-intrinsics.html?tmpl=component&amp;print=1"><draw:frame draw:style-name="fr4" draw:name="图像4" text:anchor-type="as-char" svg:width="0.423cm" svg:height="0.423cm" draw:z-index="22"><draw:image xlink:href="Pictures/1000000000000010000000106FF30ABC1632E2D4.gif" xlink:type="simple" xlink:show="embed" xlink:actuate="onLoad" loext:mime-type="image/gif"/></draw:frame></draw:a></text:span><text:a xlink:type="simple" xlink:href="http://www.tommesani.com/index.php/simd/74-sse2-intrinsics.html?tmpl=component&amp;print=1" text:style-name="Internet_20_link" text:visited-style-name="Visited_20_Internet_20_Link"><text:span text:style-name="T7">Print</text:span></text:a></text:p>
                </text:list-item>
                <text:list-item>
                  <text:p text:style-name="P10"><text:span text:style-name="T3"><draw:a xlink:type="simple" xlink:href="http://www.tommesani.com/index.php/component/mailto/?tmpl=component&amp;link=aHR0cDovL3d3dy50b21tZXNhbmkuY29tL2luZGV4LnBocC9zaW1kLzc0LXNzZTItaW50cmluc2ljcy5odG1s"><draw:frame draw:style-name="fr4" draw:name="图像5" text:anchor-type="as-char" svg:width="0.423cm" svg:height="0.423cm" draw:z-index="23"><draw:image xlink:href="Pictures/1000000000000010000000104343A8C8399069D7.gif" xlink:type="simple" xlink:show="embed" xlink:actuate="onLoad" loext:mime-type="image/gif"/></draw:frame></draw:a></text:span><text:a xlink:type="simple" xlink:href="http://www.tommesani.com/index.php/component/mailto/?tmpl=component&amp;link=aHR0cDovL3d3dy50b21tZXNhbmkuY29tL2luZGV4LnBocC9zaW1kLzc0LXNzZTItaW50cmluc2ljcy5odG1s" text:style-name="Internet_20_link" text:visited-style-name="Visited_20_Internet_20_Link"><text:span text:style-name="T7">E-mail</text:span></text:a></text:p>
                </text:list-item>
              </text:list>
            </table:table-cell>
            <table:table-cell table:style-name="表格1.A1" office:value-type="string">
              <text:p text:style-name="P8"><draw:frame draw:style-name="fr3" draw:name="框架3" text:anchor-type="paragraph" svg:width="0.9cm" draw:z-index="2"><draw:text-box fo:min-height="0cm"><table:table table:name="表格2" table:style-name="表格2"><table:table-column table:style-name="表格2.A"/><table:table-row><table:table-cell table:style-name="表格2.A1" office:value-type="string"><text:p text:style-name="Table_20_Contents"><draw:frame draw:style-name="fr5" draw:name="图像6" text:anchor-type="as-char" svg:width="0.503cm" svg:height="0.529cm" draw:z-index="24"><draw:image xlink:href="Pictures/100002000000001300000014993080E233FCBB50.gif" xlink:type="simple" xlink:show="embed" xlink:actuate="onLoad" loext:mime-type="image/gif"/><svg:title>Hits</svg:title></draw:frame></text:p></table:table-cell></table:table-row></table:table></draw:text-box></draw:frame></text:p>
            </table:table-cell>
          </table:table-row>
        </table:table>
      </text:section>
      <text:section text:style-name="Sect1" text:name="toolbar-articlebody">
        <text:h text:style-name="P15" text:outline-level="2">Floating-Point Intrinsics</text:h>
        <text:h text:style-name="P16" text:outline-level="2">Arithmetic Operation Intrinsics</text:h>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13">Intrinsic name</text:p>
            </table:table-cell>
            <table:table-cell table:style-name="表格3.A1" office:value-type="string">
              <text:p text:style-name="P13">Corresponding instruction</text:p>
            </table:table-cell>
            <table:table-cell table:style-name="表格3.A1" office:value-type="string">
              <text:p text:style-name="P13">Operation</text:p>
            </table:table-cell>
            <table:table-cell table:style-name="表格3.A1" office:value-type="string">
              <text:p text:style-name="P13">R0 value</text:p>
            </table:table-cell>
            <table:table-cell table:style-name="表格3.A1" office:value-type="string">
              <text:p text:style-name="P13">R1 value</text:p>
            </table:table-cell>
          </table:table-row>
          <table:table-row>
            <table:table-cell table:style-name="表格3.A2" office:value-type="string">
              <text:p text:style-name="Table_20_Contents"><text:a xlink:type="simple" xlink:href="http://msdn.microsoft.com/en-us/library/4atda1f2%28v=vs.71%29.aspx#vcref_mm_add_sd" text:style-name="Internet_20_link" text:visited-style-name="Visited_20_Internet_20_Link"><text:span text:style-name="T9">_mm_add_sd</text:span></text:a></text:p>
            </table:table-cell>
            <table:table-cell table:style-name="表格3.A2" office:value-type="string">
              <text:p text:style-name="P9">ADDSD</text:p>
            </table:table-cell>
            <table:table-cell table:style-name="表格3.A2" office:value-type="string">
              <text:p text:style-name="P9">Adds</text:p>
            </table:table-cell>
            <table:table-cell table:style-name="表格3.A2" office:value-type="string">
              <text:section text:style-name="Sect1" text:name="code-snippet-1">
                <text:p text:style-name="Table_20_Contents"/>
                <text:section text:style-name="Sect2" text:name="CodeSnippetContainerCode_8dd8eca2-4ab2-49b6-bc74-1749a19201bd">
                  <text:p text:style-name="P18">a0 [op] b0</text:p>
                </text:section>
              </text:section>
            </table:table-cell>
            <table:table-cell table:style-name="表格3.A2" office:value-type="string">
              <text:section text:style-name="Sect1" text:name="code-snippet-2">
                <text:p text:style-name="Table_20_Contents"/>
                <text:section text:style-name="Sect2" text:name="CodeSnippetContainerCode_d25fbeff-0942-4546-9c9b-16334c96708a">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add_pd" text:style-name="Internet_20_link" text:visited-style-name="Visited_20_Internet_20_Link"><text:span text:style-name="T9">_mm_add_pd</text:span></text:a></text:p>
            </table:table-cell>
            <table:table-cell table:style-name="表格3.A2" office:value-type="string">
              <text:p text:style-name="P9">ADDPD</text:p>
            </table:table-cell>
            <table:table-cell table:style-name="表格3.A2" office:value-type="string">
              <text:p text:style-name="P9">Adds</text:p>
            </table:table-cell>
            <table:table-cell table:style-name="表格3.A2" office:value-type="string">
              <text:section text:style-name="Sect1" text:name="code-snippet-3">
                <text:p text:style-name="Table_20_Contents"/>
                <text:section text:style-name="Sect2" text:name="CodeSnippetContainerCode_4da95235-18d4-412b-8cc6-e282e9577138">
                  <text:p text:style-name="P18">a0 [op] b0</text:p>
                </text:section>
              </text:section>
            </table:table-cell>
            <table:table-cell table:style-name="表格3.A2" office:value-type="string">
              <text:section text:style-name="Sect1" text:name="code-snippet-4">
                <text:p text:style-name="Table_20_Contents"/>
                <text:section text:style-name="Sect2" text:name="CodeSnippetContainerCode_76604156-e6de-4ae3-979a-d2b0a35b47a6">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div_sd" text:style-name="Internet_20_link" text:visited-style-name="Visited_20_Internet_20_Link"><text:span text:style-name="T9">_mm_div_sd</text:span></text:a></text:p>
            </table:table-cell>
            <table:table-cell table:style-name="表格3.A2" office:value-type="string">
              <text:p text:style-name="P9">DIVSD</text:p>
            </table:table-cell>
            <table:table-cell table:style-name="表格3.A2" office:value-type="string">
              <text:p text:style-name="P9">Divides</text:p>
            </table:table-cell>
            <table:table-cell table:style-name="表格3.A2" office:value-type="string">
              <text:section text:style-name="Sect1" text:name="code-snippet-5">
                <text:p text:style-name="Table_20_Contents"/>
                <text:section text:style-name="Sect2" text:name="CodeSnippetContainerCode_8dc15e62-a0f8-49e3-935b-13f9d95e5677">
                  <text:p text:style-name="P18">a0 [op] b0</text:p>
                </text:section>
              </text:section>
            </table:table-cell>
            <table:table-cell table:style-name="表格3.A2" office:value-type="string">
              <text:section text:style-name="Sect1" text:name="code-snippet-6">
                <text:p text:style-name="Table_20_Contents"/>
                <text:section text:style-name="Sect2" text:name="CodeSnippetContainerCode_130830f6-d23c-4d4a-ba8d-faf274af313b">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div_pd" text:style-name="Internet_20_link" text:visited-style-name="Visited_20_Internet_20_Link"><text:span text:style-name="T9">_mm_div_pd</text:span></text:a></text:p>
            </table:table-cell>
            <table:table-cell table:style-name="表格3.A2" office:value-type="string">
              <text:p text:style-name="P9">DIVPD</text:p>
            </table:table-cell>
            <table:table-cell table:style-name="表格3.A2" office:value-type="string">
              <text:p text:style-name="P9">Divides</text:p>
            </table:table-cell>
            <table:table-cell table:style-name="表格3.A2" office:value-type="string">
              <text:section text:style-name="Sect1" text:name="code-snippet-7">
                <text:p text:style-name="Table_20_Contents"/>
                <text:section text:style-name="Sect2" text:name="CodeSnippetContainerCode_9d595327-8d19-4afa-a1b7-c64054c1c098">
                  <text:p text:style-name="P18">a0 [op] b0</text:p>
                </text:section>
              </text:section>
            </table:table-cell>
            <table:table-cell table:style-name="表格3.A2" office:value-type="string">
              <text:section text:style-name="Sect1" text:name="code-snippet-8">
                <text:p text:style-name="Table_20_Contents"/>
                <text:section text:style-name="Sect2" text:name="CodeSnippetContainerCode_11d0f355-a00e-495c-b7e6-cbadcee21cab">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max_sd" text:style-name="Internet_20_link" text:visited-style-name="Visited_20_Internet_20_Link"><text:span text:style-name="T9">_mm_max_sd</text:span></text:a></text:p>
            </table:table-cell>
            <table:table-cell table:style-name="表格3.A2" office:value-type="string">
              <text:p text:style-name="P9">MAXSD</text:p>
            </table:table-cell>
            <table:table-cell table:style-name="表格3.A2" office:value-type="string">
              <text:p text:style-name="P9">Computes maximum</text:p>
            </table:table-cell>
            <table:table-cell table:style-name="表格3.A2" office:value-type="string">
              <text:section text:style-name="Sect1" text:name="code-snippet-9">
                <text:p text:style-name="Table_20_Contents"/>
                <text:section text:style-name="Sect2" text:name="CodeSnippetContainerCode_6690aa02-7aee-4035-a34a-5b8dcb38174b">
                  <text:p text:style-name="P18">a0 [op] b0</text:p>
                </text:section>
              </text:section>
            </table:table-cell>
            <table:table-cell table:style-name="表格3.A2" office:value-type="string">
              <text:section text:style-name="Sect1" text:name="code-snippet-10">
                <text:p text:style-name="Table_20_Contents"/>
                <text:section text:style-name="Sect2" text:name="CodeSnippetContainerCode_a7968e21-443d-4d60-9d2f-edfc719dcb0c">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min_pd" text:style-name="Internet_20_link" text:visited-style-name="Visited_20_Internet_20_Link"><text:span text:style-name="T9">_mm_min_pd</text:span></text:a></text:p>
            </table:table-cell>
            <table:table-cell table:style-name="表格3.A2" office:value-type="string">
              <text:p text:style-name="P9">MAXPD</text:p>
            </table:table-cell>
            <table:table-cell table:style-name="表格3.A2" office:value-type="string">
              <text:p text:style-name="P9">Computes maximum</text:p>
            </table:table-cell>
            <table:table-cell table:style-name="表格3.A2" office:value-type="string">
              <text:section text:style-name="Sect1" text:name="code-snippet-11">
                <text:p text:style-name="Table_20_Contents"/>
                <text:section text:style-name="Sect2" text:name="CodeSnippetContainerCode_92837887-3c88-45fa-aa57-3e0ef766169c">
                  <text:p text:style-name="P18">a0 [op] b0</text:p>
                </text:section>
              </text:section>
            </table:table-cell>
            <table:table-cell table:style-name="表格3.A2" office:value-type="string">
              <text:section text:style-name="Sect1" text:name="code-snippet-12">
                <text:p text:style-name="Table_20_Contents"/>
                <text:section text:style-name="Sect2" text:name="CodeSnippetContainerCode_09512a4c-8a1e-41f7-a294-40f12a05e331">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min_sd" text:style-name="Internet_20_link" text:visited-style-name="Visited_20_Internet_20_Link"><text:span text:style-name="T9">_mm_min_sd</text:span></text:a></text:p>
            </table:table-cell>
            <table:table-cell table:style-name="表格3.A2" office:value-type="string">
              <text:p text:style-name="P9">MINSD</text:p>
            </table:table-cell>
            <table:table-cell table:style-name="表格3.A2" office:value-type="string">
              <text:p text:style-name="P9">Computes minimum</text:p>
            </table:table-cell>
            <table:table-cell table:style-name="表格3.A2" office:value-type="string">
              <text:section text:style-name="Sect1" text:name="code-snippet-13">
                <text:p text:style-name="Table_20_Contents"/>
                <text:section text:style-name="Sect2" text:name="CodeSnippetContainerCode_926f2b1e-2a7b-49f0-8116-0446055389d1">
                  <text:p text:style-name="P18">a0 [op] b0</text:p>
                </text:section>
              </text:section>
            </table:table-cell>
            <table:table-cell table:style-name="表格3.A2" office:value-type="string">
              <text:section text:style-name="Sect1" text:name="code-snippet-14">
                <text:p text:style-name="Table_20_Contents"/>
                <text:section text:style-name="Sect2" text:name="CodeSnippetContainerCode_d5e8b660-d294-4b9f-a3e2-610dbd4cc271">
                  <text:p text:style-name="P18">a1</text:p>
                </text:section>
              </text:section>
            </table:table-cell>
          </table:table-row>
          <text:soft-page-break/>
          <table:table-row>
            <table:table-cell table:style-name="表格3.A2" office:value-type="string">
              <text:p text:style-name="Table_20_Contents"><text:a xlink:type="simple" xlink:href="http://msdn.microsoft.com/en-us/library/4atda1f2%28v=vs.71%29.aspx#vcref_mm_min_pd" text:style-name="Internet_20_link" text:visited-style-name="Visited_20_Internet_20_Link"><text:span text:style-name="T9">_mm_min_pd</text:span></text:a></text:p>
            </table:table-cell>
            <table:table-cell table:style-name="表格3.A2" office:value-type="string">
              <text:p text:style-name="P9">MINPD</text:p>
            </table:table-cell>
            <table:table-cell table:style-name="表格3.A2" office:value-type="string">
              <text:p text:style-name="P9">Computes minimum</text:p>
            </table:table-cell>
            <table:table-cell table:style-name="表格3.A2" office:value-type="string">
              <text:section text:style-name="Sect1" text:name="code-snippet-15">
                <text:p text:style-name="Table_20_Contents"/>
                <text:section text:style-name="Sect2" text:name="CodeSnippetContainerCode_68f7af57-db66-48ef-8042-c2c6e1fac1ec">
                  <text:p text:style-name="P18">a0 [op] b0</text:p>
                </text:section>
              </text:section>
            </table:table-cell>
            <table:table-cell table:style-name="表格3.A2" office:value-type="string">
              <text:section text:style-name="Sect1" text:name="code-snippet-16">
                <text:p text:style-name="Table_20_Contents"/>
                <text:section text:style-name="Sect2" text:name="CodeSnippetContainerCode_458415ee-20e6-4083-addb-9bdfd5e1c8f2">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mul_sd" text:style-name="Internet_20_link" text:visited-style-name="Visited_20_Internet_20_Link"><text:span text:style-name="T9">_mm_mul_sd</text:span></text:a></text:p>
            </table:table-cell>
            <table:table-cell table:style-name="表格3.A2" office:value-type="string">
              <text:p text:style-name="P9">MULSD</text:p>
            </table:table-cell>
            <table:table-cell table:style-name="表格3.A2" office:value-type="string">
              <text:p text:style-name="P9">Multiplies</text:p>
            </table:table-cell>
            <table:table-cell table:style-name="表格3.A2" office:value-type="string">
              <text:section text:style-name="Sect1" text:name="code-snippet-17">
                <text:p text:style-name="Table_20_Contents"/>
                <text:section text:style-name="Sect2" text:name="CodeSnippetContainerCode_1252c2e6-4024-44b4-bfce-720f332b2fcd">
                  <text:p text:style-name="P18">a0 [op] b0</text:p>
                </text:section>
              </text:section>
            </table:table-cell>
            <table:table-cell table:style-name="表格3.A2" office:value-type="string">
              <text:section text:style-name="Sect1" text:name="code-snippet-18">
                <text:p text:style-name="Table_20_Contents"/>
                <text:section text:style-name="Sect2" text:name="CodeSnippetContainerCode_67d179fd-ccd7-4ece-a68a-62aa9fece545">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mul_pd" text:style-name="Internet_20_link" text:visited-style-name="Visited_20_Internet_20_Link"><text:span text:style-name="T9">_mm_mul_pd</text:span></text:a></text:p>
            </table:table-cell>
            <table:table-cell table:style-name="表格3.A2" office:value-type="string">
              <text:p text:style-name="P9">MULPD</text:p>
            </table:table-cell>
            <table:table-cell table:style-name="表格3.A2" office:value-type="string">
              <text:p text:style-name="P9">Multiplies</text:p>
            </table:table-cell>
            <table:table-cell table:style-name="表格3.A2" office:value-type="string">
              <text:section text:style-name="Sect1" text:name="code-snippet-19">
                <text:p text:style-name="Table_20_Contents"/>
                <text:section text:style-name="Sect2" text:name="CodeSnippetContainerCode_a70dc574-8f9c-4677-92a2-00ed443e86db">
                  <text:p text:style-name="P18">a0 [op] b0</text:p>
                </text:section>
              </text:section>
            </table:table-cell>
            <table:table-cell table:style-name="表格3.A2" office:value-type="string">
              <text:section text:style-name="Sect1" text:name="code-snippet-20">
                <text:p text:style-name="Table_20_Contents"/>
                <text:section text:style-name="Sect2" text:name="CodeSnippetContainerCode_b84143ce-6696-43c2-85d9-2ce4ee212767">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sqrt_sd" text:style-name="Internet_20_link" text:visited-style-name="Visited_20_Internet_20_Link"><text:span text:style-name="T9">_mm_sqrt_sd</text:span></text:a></text:p>
            </table:table-cell>
            <table:table-cell table:style-name="表格3.A2" office:value-type="string">
              <text:p text:style-name="P9">SQRTSD</text:p>
            </table:table-cell>
            <table:table-cell table:style-name="表格3.A2" office:value-type="string">
              <text:p text:style-name="P9">Computes square root</text:p>
            </table:table-cell>
            <table:table-cell table:style-name="表格3.A2" office:value-type="string">
              <text:section text:style-name="Sect1" text:name="code-snippet-21">
                <text:p text:style-name="Table_20_Contents"/>
                <text:section text:style-name="Sect2" text:name="CodeSnippetContainerCode_d3d5e4dc-3818-495e-95ca-067edad996cd">
                  <text:p text:style-name="P18">a0 [op] b0</text:p>
                </text:section>
              </text:section>
            </table:table-cell>
            <table:table-cell table:style-name="表格3.A2" office:value-type="string">
              <text:section text:style-name="Sect1" text:name="code-snippet-22">
                <text:p text:style-name="Table_20_Contents"/>
                <text:section text:style-name="Sect2" text:name="CodeSnippetContainerCode_aeae4230-6df4-4905-81a0-10c6b855a422">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sqrt_pd" text:style-name="Internet_20_link" text:visited-style-name="Visited_20_Internet_20_Link"><text:span text:style-name="T9">_mm_sqrt_pd</text:span></text:a></text:p>
            </table:table-cell>
            <table:table-cell table:style-name="表格3.A2" office:value-type="string">
              <text:p text:style-name="P9">SQRTPD</text:p>
            </table:table-cell>
            <table:table-cell table:style-name="表格3.A2" office:value-type="string">
              <text:p text:style-name="P9">Computes square root</text:p>
            </table:table-cell>
            <table:table-cell table:style-name="表格3.A2" office:value-type="string">
              <text:section text:style-name="Sect1" text:name="code-snippet-23">
                <text:p text:style-name="Table_20_Contents"/>
                <text:section text:style-name="Sect2" text:name="CodeSnippetContainerCode_16d450aa-b921-4221-aff3-26491d374577">
                  <text:p text:style-name="P18">a0 [op] b0</text:p>
                </text:section>
              </text:section>
            </table:table-cell>
            <table:table-cell table:style-name="表格3.A2" office:value-type="string">
              <text:section text:style-name="Sect1" text:name="code-snippet-24">
                <text:p text:style-name="Table_20_Contents"/>
                <text:section text:style-name="Sect2" text:name="CodeSnippetContainerCode_a6f7fa63-00c1-47ed-8d9b-ef07d587af66">
                  <text:p text:style-name="P18">a1 [op] b1</text:p>
                </text:section>
              </text:section>
            </table:table-cell>
          </table:table-row>
          <table:table-row>
            <table:table-cell table:style-name="表格3.A2" office:value-type="string">
              <text:p text:style-name="Table_20_Contents"><text:a xlink:type="simple" xlink:href="http://msdn.microsoft.com/en-us/library/4atda1f2%28v=vs.71%29.aspx#vcref_mm_sub_sd" text:style-name="Internet_20_link" text:visited-style-name="Visited_20_Internet_20_Link"><text:span text:style-name="T9">_mm_sub_sd</text:span></text:a></text:p>
            </table:table-cell>
            <table:table-cell table:style-name="表格3.A2" office:value-type="string">
              <text:p text:style-name="P9">SUBSD</text:p>
            </table:table-cell>
            <table:table-cell table:style-name="表格3.A2" office:value-type="string">
              <text:p text:style-name="P9">Subtracts</text:p>
            </table:table-cell>
            <table:table-cell table:style-name="表格3.A2" office:value-type="string">
              <text:section text:style-name="Sect1" text:name="code-snippet-25">
                <text:p text:style-name="Table_20_Contents"/>
                <text:section text:style-name="Sect2" text:name="CodeSnippetContainerCode_5b29f9ec-1835-433e-9ccc-071dc876a0ca">
                  <text:p text:style-name="P18">a0 [op] b0</text:p>
                </text:section>
              </text:section>
            </table:table-cell>
            <table:table-cell table:style-name="表格3.A2" office:value-type="string">
              <text:section text:style-name="Sect1" text:name="code-snippet-26">
                <text:p text:style-name="Table_20_Contents"/>
                <text:section text:style-name="Sect2" text:name="CodeSnippetContainerCode_96e7b928-9781-40f7-a1ef-8dd1dbcb1a21">
                  <text:p text:style-name="P18">a1</text:p>
                </text:section>
              </text:section>
            </table:table-cell>
          </table:table-row>
          <table:table-row>
            <table:table-cell table:style-name="表格3.A2" office:value-type="string">
              <text:p text:style-name="Table_20_Contents"><text:a xlink:type="simple" xlink:href="http://msdn.microsoft.com/en-us/library/4atda1f2%28v=vs.71%29.aspx#vcref_mm_sub_pd" text:style-name="Internet_20_link" text:visited-style-name="Visited_20_Internet_20_Link"><text:span text:style-name="T9">_mm_sub_pd</text:span></text:a></text:p>
            </table:table-cell>
            <table:table-cell table:style-name="表格3.A2" office:value-type="string">
              <text:p text:style-name="P9">SUBPD</text:p>
            </table:table-cell>
            <table:table-cell table:style-name="表格3.A2" office:value-type="string">
              <text:p text:style-name="P9">Subtracts</text:p>
            </table:table-cell>
            <table:table-cell table:style-name="表格3.A2" office:value-type="string">
              <text:section text:style-name="Sect1" text:name="code-snippet-27">
                <text:p text:style-name="Table_20_Contents"/>
                <text:section text:style-name="Sect2" text:name="CodeSnippetContainerCode_7cade95c-6904-4365-b5a6-e78a980aeaba">
                  <text:p text:style-name="P18">a0 [op] b0</text:p>
                </text:section>
              </text:section>
            </table:table-cell>
            <table:table-cell table:style-name="表格3.A2" office:value-type="string">
              <text:section text:style-name="Sect1" text:name="code-snippet-28">
                <text:p text:style-name="Table_20_Contents"/>
                <text:section text:style-name="Sect2" text:name="CodeSnippetContainerCode_39ee8aa6-6a0a-4330-b079-5c67b2e6a964">
                  <text:p text:style-name="P18">a1 [op] b1</text:p>
                </text:section>
              </text:section>
            </table:table-cell>
          </table:table-row>
        </table:table>
        <text:p text:style-name="P3"> </text:p>
        <text:h text:style-name="P17" text:outline-level="2">Logical Operations</text:h>
        <text:section text:style-name="Sect2" text:name="CodeSnippetContainerCode_6199fc25-c86b-4dfc-8454-5e5bf2c7cb8e">
          <text:p text:style-name="P19">__m128d _mm_andnot_pd (__m128d a, __m128d b);</text:p>
          <text:p text:style-name="P20">ANDNPD</text:p>
        </text:section>
        <text:p text:style-name="P6"><text:span text:style-name="T12">Computes the bitwise </text:span><text:span text:style-name="Source_20_Text"><text:span text:style-name="T12">AND</text:span></text:span><text:span text:style-name="T12"> of the 128-bit value in </text:span><text:span text:style-name="Source_20_Text"><text:span text:style-name="T12">b</text:span></text:span><text:span text:style-name="T12"> and the bitwise </text:span><text:span text:style-name="Source_20_Text"><text:span text:style-name="T12">NOT</text:span></text:span><text:span text:style-name="T12"> of the 128-bit value in </text:span><text:span text:style-name="Source_20_Text"><text:span text:style-name="T12">a</text:span></text:span><text:span text:style-name="T12">.</text:span></text:p>
        <text:section text:style-name="Sect1" text:name="区域1">
          <text:p text:style-name="P7"><text:bookmark text:name="code-snippet-2"/></text:p>
          <text:section text:style-name="Sect2" text:name="CodeSnippetContainerCode_b34f5bf3-2e68-4ffd-9a3f-2b98d86ebd76">
            <text:p text:style-name="P19">r0 := (~a0) &amp; b0 </text:p>
            <text:p text:style-name="P20">r1 := (~a1) &amp; b1 </text:p>
            <text:p text:style-name="P20">__m128d _mm_and_pd (__m128d a, __m128d b);</text:p>
            <text:p text:style-name="P20">ANDPD </text:p>
          </text:section>
        </text:section>
        <text:p text:style-name="P6"><text:span text:style-name="T12">Computes the bitwise </text:span><text:span text:style-name="Source_20_Text"><text:span text:style-name="T12">AND</text:span></text:span><text:span text:style-name="T12"> of the two double-precision, floating-point values of </text:span><text:span text:style-name="Source_20_Text"><text:span text:style-name="T12">a</text:span></text:span><text:span text:style-name="T12"> and </text:span><text:span text:style-name="Source_20_Text"><text:span text:style-name="T12">b</text:span></text:span><text:span text:style-name="T12">.</text:span></text:p>
        <text:section text:style-name="Sect1" text:name="区域2">
          <text:p text:style-name="P7"><text:bookmark text:name="code-snippet-3"/></text:p>
          <text:section text:style-name="Sect2" text:name="CodeSnippetContainerCode_048494cd-2e6d-412e-8f03-8a0bee09bf66">
            <text:p text:style-name="P19">r0 := a0 &amp; b0</text:p>
            <text:p text:style-name="P20">r1 := a1 &amp; b1</text:p>
            <text:p text:style-name="P20"><text:soft-page-break/>__m128d _mm_or_pd (__m128d a, __m128d b);</text:p>
            <text:p text:style-name="P20">ORPD</text:p>
          </text:section>
        </text:section>
        <text:p text:style-name="P6"><text:span text:style-name="T12">Computes the bitwise </text:span><text:span text:style-name="Source_20_Text"><text:span text:style-name="T12">OR</text:span></text:span><text:span text:style-name="T12"> of the two double-precision, floating-point values of </text:span><text:span text:style-name="Source_20_Text"><text:span text:style-name="T12">a</text:span></text:span><text:span text:style-name="T12"> and </text:span><text:span text:style-name="Source_20_Text"><text:span text:style-name="T12">b</text:span></text:span><text:span text:style-name="T12">.</text:span></text:p>
        <text:section text:style-name="Sect1" text:name="区域3">
          <text:p text:style-name="P7"><text:bookmark text:name="code-snippet-4"/></text:p>
          <text:section text:style-name="Sect2" text:name="CodeSnippetContainerCode_9bd8f59a-c011-445e-9f1f-bc94a775c5b0">
            <text:p text:style-name="P19">r0 := a0 | b0</text:p>
            <text:p text:style-name="P20">r1 := a1 | b1</text:p>
            <text:p text:style-name="P20">__m128d _mm_xor_pd (__m128d a, __m128d b);</text:p>
            <text:p text:style-name="P20">XORPD</text:p>
          </text:section>
        </text:section>
        <text:p text:style-name="P6"><text:span text:style-name="T12">Computes the bitwise </text:span><text:span text:style-name="Source_20_Text"><text:span text:style-name="T12">XOR</text:span></text:span><text:span text:style-name="T12"> of the two double-precision, floating-point values of </text:span><text:span text:style-name="Source_20_Text"><text:span text:style-name="T12">a</text:span></text:span><text:span text:style-name="T12"> and </text:span><text:span text:style-name="Source_20_Text"><text:span text:style-name="T12">b</text:span></text:span><text:span text:style-name="T12"> .</text:span></text:p>
        <text:section text:style-name="Sect1" text:name="区域4">
          <text:p text:style-name="P7"><text:bookmark text:name="code-snippet-5"/></text:p>
          <text:section text:style-name="Sect2" text:name="CodeSnippetContainerCode_d9b08fbd-f029-4a53-83de-217da5980ddc">
            <text:p text:style-name="P19">r0 := a0 ^ b0</text:p>
            <text:p text:style-name="P20">r1 := a1 ^ b1</text:p>
          </text:section>
        </text:section>
        <text:p text:style-name="P4"> </text:p>
        <text:h text:style-name="P16" text:outline-level="2">Comparison Intrinsics</text:h>
        <table:table table:name="表格4" table:style-name="表格4">
          <table:table-column table:style-name="表格4.A" table:number-columns-repeated="2"/>
          <table:table-column table:style-name="表格4.C"/>
          <table:table-row>
            <table:table-cell table:style-name="表格4.A1" office:value-type="string">
              <text:p text:style-name="P13">Intrinsic name</text:p>
            </table:table-cell>
            <table:table-cell table:style-name="表格4.A1" office:value-type="string">
              <text:p text:style-name="P13">Corresponding instruction</text:p>
            </table:table-cell>
            <table:table-cell table:style-name="表格4.A1" office:value-type="string">
              <text:p text:style-name="P13">Compare for</text:p>
            </table:table-cell>
          </table:table-row>
          <table:table-row>
            <table:table-cell table:style-name="表格4.A2" office:value-type="string">
              <text:p text:style-name="Table_20_Contents"><text:a xlink:type="simple" xlink:href="http://msdn.microsoft.com/en-us/library/yxddyw18%28v=vs.71%29.aspx#vcref_mm_cmpeq_pd" text:style-name="Internet_20_link" text:visited-style-name="Visited_20_Internet_20_Link"><text:span text:style-name="T9">_mm_cmpeq_pd</text:span></text:a></text:p>
            </table:table-cell>
            <table:table-cell table:style-name="表格4.A2" office:value-type="string">
              <text:p text:style-name="P9">CMPEQPD</text:p>
            </table:table-cell>
            <table:table-cell table:style-name="表格4.A2" office:value-type="string">
              <text:p text:style-name="P9">Equality</text:p>
            </table:table-cell>
          </table:table-row>
          <table:table-row>
            <table:table-cell table:style-name="表格4.A2" office:value-type="string">
              <text:p text:style-name="Table_20_Contents"><text:a xlink:type="simple" xlink:href="http://msdn.microsoft.com/en-us/library/yxddyw18%28v=vs.71%29.aspx#vcref_mm_cmplt_pd" text:style-name="Internet_20_link" text:visited-style-name="Visited_20_Internet_20_Link"><text:span text:style-name="T9">_mm_cmplt_pd</text:span></text:a></text:p>
            </table:table-cell>
            <table:table-cell table:style-name="表格4.A2" office:value-type="string">
              <text:p text:style-name="P9">CMPLTPD</text:p>
            </table:table-cell>
            <table:table-cell table:style-name="表格4.A2" office:value-type="string">
              <text:p text:style-name="P9">Less than</text:p>
            </table:table-cell>
          </table:table-row>
          <table:table-row>
            <table:table-cell table:style-name="表格4.A2" office:value-type="string">
              <text:p text:style-name="Table_20_Contents"><text:a xlink:type="simple" xlink:href="http://msdn.microsoft.com/en-us/library/yxddyw18%28v=vs.71%29.aspx#vcref_mm_cmple_pd" text:style-name="Internet_20_link" text:visited-style-name="Visited_20_Internet_20_Link"><text:span text:style-name="T9">_mm_cmple_pd</text:span></text:a></text:p>
            </table:table-cell>
            <table:table-cell table:style-name="表格4.A2" office:value-type="string">
              <text:p text:style-name="P9">CMPLEPD</text:p>
            </table:table-cell>
            <table:table-cell table:style-name="表格4.A2" office:value-type="string">
              <text:p text:style-name="P9">Less than or equal</text:p>
            </table:table-cell>
          </table:table-row>
          <table:table-row>
            <table:table-cell table:style-name="表格4.A2" office:value-type="string">
              <text:p text:style-name="Table_20_Contents"><text:a xlink:type="simple" xlink:href="http://msdn.microsoft.com/en-us/library/yxddyw18%28v=vs.71%29.aspx#vcref_mm_cmpgt_pd" text:style-name="Internet_20_link" text:visited-style-name="Visited_20_Internet_20_Link"><text:span text:style-name="T9">_mm_cmpgt_pd</text:span></text:a></text:p>
            </table:table-cell>
            <table:table-cell table:style-name="表格4.A2" office:value-type="string">
              <text:p text:style-name="P9">CMPLTPDr</text:p>
            </table:table-cell>
            <table:table-cell table:style-name="表格4.A2" office:value-type="string">
              <text:p text:style-name="P9">Greater than</text:p>
            </table:table-cell>
          </table:table-row>
          <table:table-row>
            <table:table-cell table:style-name="表格4.A2" office:value-type="string">
              <text:p text:style-name="Table_20_Contents"><text:a xlink:type="simple" xlink:href="http://msdn.microsoft.com/en-us/library/yxddyw18%28v=vs.71%29.aspx#vcref_mm_cmpge_pd" text:style-name="Internet_20_link" text:visited-style-name="Visited_20_Internet_20_Link"><text:span text:style-name="T9">_mm_cmpge_pd</text:span></text:a></text:p>
            </table:table-cell>
            <table:table-cell table:style-name="表格4.A2" office:value-type="string">
              <text:p text:style-name="P9">CMPLEPDr</text:p>
            </table:table-cell>
            <table:table-cell table:style-name="表格4.A2" office:value-type="string">
              <text:p text:style-name="P9">Greater than or equal</text:p>
            </table:table-cell>
          </table:table-row>
          <table:table-row>
            <table:table-cell table:style-name="表格4.A2" office:value-type="string">
              <text:p text:style-name="Table_20_Contents"><text:a xlink:type="simple" xlink:href="http://msdn.microsoft.com/en-us/library/yxddyw18%28v=vs.71%29.aspx#vcref_mm_cmpord_pd" text:style-name="Internet_20_link" text:visited-style-name="Visited_20_Internet_20_Link"><text:span text:style-name="T9">_mm_cmpord_pd</text:span></text:a></text:p>
            </table:table-cell>
            <table:table-cell table:style-name="表格4.A2" office:value-type="string">
              <text:p text:style-name="P9">CMPORDPD</text:p>
            </table:table-cell>
            <table:table-cell table:style-name="表格4.A2" office:value-type="string">
              <text:p text:style-name="P9">Ordered</text:p>
            </table:table-cell>
          </table:table-row>
          <table:table-row>
            <table:table-cell table:style-name="表格4.A2" office:value-type="string">
              <text:p text:style-name="Table_20_Contents"><text:a xlink:type="simple" xlink:href="http://msdn.microsoft.com/en-us/library/yxddyw18%28v=vs.71%29.aspx#vcref_mm_cmpunord_pd" text:style-name="Internet_20_link" text:visited-style-name="Visited_20_Internet_20_Link"><text:span text:style-name="T9">_mm_cmpunord_pd</text:span></text:a></text:p>
            </table:table-cell>
            <table:table-cell table:style-name="表格4.A2" office:value-type="string">
              <text:p text:style-name="P9">CMPUNORDPD</text:p>
            </table:table-cell>
            <table:table-cell table:style-name="表格4.A2" office:value-type="string">
              <text:p text:style-name="P9">Unordered</text:p>
            </table:table-cell>
          </table:table-row>
          <table:table-row>
            <table:table-cell table:style-name="表格4.A2" office:value-type="string">
              <text:p text:style-name="Table_20_Contents"><text:a xlink:type="simple" xlink:href="http://msdn.microsoft.com/en-us/library/yxddyw18%28v=vs.71%29.aspx#vcref_mm_cmpneq_pd" text:style-name="Internet_20_link" text:visited-style-name="Visited_20_Internet_20_Link"><text:span text:style-name="T9">_mm_cmpneq_pd</text:span></text:a></text:p>
            </table:table-cell>
            <table:table-cell table:style-name="表格4.A2" office:value-type="string">
              <text:p text:style-name="P9">CMPNEQPD</text:p>
            </table:table-cell>
            <table:table-cell table:style-name="表格4.A2" office:value-type="string">
              <text:p text:style-name="P9">Inequality</text:p>
            </table:table-cell>
          </table:table-row>
          <table:table-row>
            <table:table-cell table:style-name="表格4.A2" office:value-type="string">
              <text:p text:style-name="Table_20_Contents"><text:a xlink:type="simple" xlink:href="http://msdn.microsoft.com/en-us/library/yxddyw18%28v=vs.71%29.aspx#vcref_mm_cmpnlt_pd" text:style-name="Internet_20_link" text:visited-style-name="Visited_20_Internet_20_Link"><text:span text:style-name="T9">_mm_cmpnlt_pd</text:span></text:a></text:p>
            </table:table-cell>
            <table:table-cell table:style-name="表格4.A2" office:value-type="string">
              <text:p text:style-name="P9">CMPNLTPD</text:p>
            </table:table-cell>
            <table:table-cell table:style-name="表格4.A2" office:value-type="string">
              <text:p text:style-name="P9">Not less than</text:p>
            </table:table-cell>
          </table:table-row>
          <table:table-row>
            <table:table-cell table:style-name="表格4.A2" office:value-type="string">
              <text:p text:style-name="Table_20_Contents"><text:a xlink:type="simple" xlink:href="http://msdn.microsoft.com/en-us/library/yxddyw18%28v=vs.71%29.aspx#vcref_mm_cmpnle_pd" text:style-name="Internet_20_link" text:visited-style-name="Visited_20_Internet_20_Link"><text:span text:style-name="T9">_mm_cmpnle_pd</text:span></text:a></text:p>
            </table:table-cell>
            <table:table-cell table:style-name="表格4.A2" office:value-type="string">
              <text:p text:style-name="P9">CMPNLEPD</text:p>
            </table:table-cell>
            <table:table-cell table:style-name="表格4.A2" office:value-type="string">
              <text:p text:style-name="P9">Not less than or equal</text:p>
            </table:table-cell>
          </table:table-row>
          <table:table-row>
            <table:table-cell table:style-name="表格4.A2" office:value-type="string">
              <text:p text:style-name="Table_20_Contents"><text:a xlink:type="simple" xlink:href="http://msdn.microsoft.com/en-us/library/yxddyw18%28v=vs.71%29.aspx#vcref_mm_cmpngt_pd" text:style-name="Internet_20_link" text:visited-style-name="Visited_20_Internet_20_Link"><text:span text:style-name="T9">_mm_cmpngt_pd</text:span></text:a></text:p>
            </table:table-cell>
            <table:table-cell table:style-name="表格4.A2" office:value-type="string">
              <text:p text:style-name="P9">CMPNLTPDr</text:p>
            </table:table-cell>
            <table:table-cell table:style-name="表格4.A2" office:value-type="string">
              <text:p text:style-name="P9">Not greater than</text:p>
            </table:table-cell>
          </table:table-row>
          <table:table-row>
            <table:table-cell table:style-name="表格4.A2" office:value-type="string">
              <text:p text:style-name="Table_20_Contents"><text:a xlink:type="simple" xlink:href="http://msdn.microsoft.com/en-us/library/yxddyw18%28v=vs.71%29.aspx#vcref_mm_cmpnge_pd" text:style-name="Internet_20_link" text:visited-style-name="Visited_20_Internet_20_Link"><text:span text:style-name="T9">_mm_cmpnge_pd</text:span></text:a></text:p>
            </table:table-cell>
            <table:table-cell table:style-name="表格4.A2" office:value-type="string">
              <text:p text:style-name="P9">CMPLEPDr</text:p>
            </table:table-cell>
            <table:table-cell table:style-name="表格4.A2" office:value-type="string">
              <text:p text:style-name="P9">Not greater than or equal</text:p>
            </table:table-cell>
          </table:table-row>
          <table:table-row>
            <table:table-cell table:style-name="表格4.A2" office:value-type="string">
              <text:p text:style-name="Table_20_Contents"><text:a xlink:type="simple" xlink:href="http://msdn.microsoft.com/en-us/library/yxddyw18%28v=vs.71%29.aspx#vcref_mm_cmpeq_sd" text:style-name="Internet_20_link" text:visited-style-name="Visited_20_Internet_20_Link"><text:span text:style-name="T9">_mm_cmpeq_sd</text:span></text:a></text:p>
            </table:table-cell>
            <table:table-cell table:style-name="表格4.A2" office:value-type="string">
              <text:p text:style-name="P9">CMPEQSD</text:p>
            </table:table-cell>
            <table:table-cell table:style-name="表格4.A2" office:value-type="string">
              <text:p text:style-name="P9">Equality</text:p>
            </table:table-cell>
          </table:table-row>
          <table:table-row>
            <table:table-cell table:style-name="表格4.A2" office:value-type="string">
              <text:p text:style-name="Table_20_Contents"><text:a xlink:type="simple" xlink:href="http://msdn.microsoft.com/en-us/library/yxddyw18%28v=vs.71%29.aspx#vcref_mm_cmplt_sd" text:style-name="Internet_20_link" text:visited-style-name="Visited_20_Internet_20_Link"><text:span text:style-name="T9">_mm_cmplt_sd</text:span></text:a></text:p>
            </table:table-cell>
            <table:table-cell table:style-name="表格4.A2" office:value-type="string">
              <text:p text:style-name="P9">CMPLTSD</text:p>
            </table:table-cell>
            <table:table-cell table:style-name="表格4.A2" office:value-type="string">
              <text:p text:style-name="P9">Less than</text:p>
            </table:table-cell>
          </table:table-row>
          <table:table-row>
            <table:table-cell table:style-name="表格4.A2" office:value-type="string">
              <text:p text:style-name="Table_20_Contents"><text:a xlink:type="simple" xlink:href="http://msdn.microsoft.com/en-us/library/yxddyw18%28v=vs.71%29.aspx#vcref_mm_cmple_sd" text:style-name="Internet_20_link" text:visited-style-name="Visited_20_Internet_20_Link"><text:span text:style-name="T9">_mm_cmple_sd</text:span></text:a></text:p>
            </table:table-cell>
            <table:table-cell table:style-name="表格4.A2" office:value-type="string">
              <text:p text:style-name="P9">CMPLESD</text:p>
            </table:table-cell>
            <table:table-cell table:style-name="表格4.A2" office:value-type="string">
              <text:p text:style-name="P9">Less than or equal</text:p>
            </table:table-cell>
          </table:table-row>
          <text:soft-page-break/>
          <table:table-row>
            <table:table-cell table:style-name="表格4.A2" office:value-type="string">
              <text:p text:style-name="Table_20_Contents"><text:a xlink:type="simple" xlink:href="http://msdn.microsoft.com/en-us/library/yxddyw18%28v=vs.71%29.aspx#vcref_mm_cmpgt_sd" text:style-name="Internet_20_link" text:visited-style-name="Visited_20_Internet_20_Link"><text:span text:style-name="T9">_mm_cmpgt_sd</text:span></text:a></text:p>
            </table:table-cell>
            <table:table-cell table:style-name="表格4.A2" office:value-type="string">
              <text:p text:style-name="P9">CMPLTSDr</text:p>
            </table:table-cell>
            <table:table-cell table:style-name="表格4.A2" office:value-type="string">
              <text:p text:style-name="P9">Greater than</text:p>
            </table:table-cell>
          </table:table-row>
          <table:table-row>
            <table:table-cell table:style-name="表格4.A2" office:value-type="string">
              <text:p text:style-name="Table_20_Contents"><text:a xlink:type="simple" xlink:href="http://msdn.microsoft.com/en-us/library/yxddyw18%28v=vs.71%29.aspx#vcref_mm_cmpge_sd" text:style-name="Internet_20_link" text:visited-style-name="Visited_20_Internet_20_Link"><text:span text:style-name="T9">_mm_cmpge_sd</text:span></text:a></text:p>
            </table:table-cell>
            <table:table-cell table:style-name="表格4.A2" office:value-type="string">
              <text:p text:style-name="P9">CMPLESDr</text:p>
            </table:table-cell>
            <table:table-cell table:style-name="表格4.A2" office:value-type="string">
              <text:p text:style-name="P9">Greater than or equal</text:p>
            </table:table-cell>
          </table:table-row>
          <table:table-row>
            <table:table-cell table:style-name="表格4.A2" office:value-type="string">
              <text:p text:style-name="Table_20_Contents"><text:a xlink:type="simple" xlink:href="http://msdn.microsoft.com/en-us/library/yxddyw18%28v=vs.71%29.aspx#vcref_mm_cmpord_sd" text:style-name="Internet_20_link" text:visited-style-name="Visited_20_Internet_20_Link"><text:span text:style-name="T9">_mm_cmpord_sd</text:span></text:a></text:p>
            </table:table-cell>
            <table:table-cell table:style-name="表格4.A2" office:value-type="string">
              <text:p text:style-name="P9">CMPORDSD</text:p>
            </table:table-cell>
            <table:table-cell table:style-name="表格4.A2" office:value-type="string">
              <text:p text:style-name="P9">Ordered</text:p>
            </table:table-cell>
          </table:table-row>
          <table:table-row>
            <table:table-cell table:style-name="表格4.A2" office:value-type="string">
              <text:p text:style-name="Table_20_Contents"><text:a xlink:type="simple" xlink:href="http://msdn.microsoft.com/en-us/library/yxddyw18%28v=vs.71%29.aspx#vcref_mm_cmpunord_sd" text:style-name="Internet_20_link" text:visited-style-name="Visited_20_Internet_20_Link"><text:span text:style-name="T9">_mm_cmpunord_sd</text:span></text:a></text:p>
            </table:table-cell>
            <table:table-cell table:style-name="表格4.A2" office:value-type="string">
              <text:p text:style-name="P9">CMPUNORDSD</text:p>
            </table:table-cell>
            <table:table-cell table:style-name="表格4.A2" office:value-type="string">
              <text:p text:style-name="P9">Unordered</text:p>
            </table:table-cell>
          </table:table-row>
          <table:table-row>
            <table:table-cell table:style-name="表格4.A2" office:value-type="string">
              <text:p text:style-name="Table_20_Contents"><text:a xlink:type="simple" xlink:href="http://msdn.microsoft.com/en-us/library/yxddyw18%28v=vs.71%29.aspx#vcref_mm_cmpneq_sd" text:style-name="Internet_20_link" text:visited-style-name="Visited_20_Internet_20_Link"><text:span text:style-name="T9">_mm_cmpneq_sd</text:span></text:a></text:p>
            </table:table-cell>
            <table:table-cell table:style-name="表格4.A2" office:value-type="string">
              <text:p text:style-name="P9">CMPNEQSD</text:p>
            </table:table-cell>
            <table:table-cell table:style-name="表格4.A2" office:value-type="string">
              <text:p text:style-name="P9">Inequality</text:p>
            </table:table-cell>
          </table:table-row>
          <table:table-row>
            <table:table-cell table:style-name="表格4.A2" office:value-type="string">
              <text:p text:style-name="Table_20_Contents"><text:a xlink:type="simple" xlink:href="http://msdn.microsoft.com/en-us/library/yxddyw18%28v=vs.71%29.aspx#vcref_mm_cmpnlt_sd" text:style-name="Internet_20_link" text:visited-style-name="Visited_20_Internet_20_Link"><text:span text:style-name="T9">_mm_cmpnlt_sd</text:span></text:a></text:p>
            </table:table-cell>
            <table:table-cell table:style-name="表格4.A2" office:value-type="string">
              <text:p text:style-name="P9">CMPNLTSD</text:p>
            </table:table-cell>
            <table:table-cell table:style-name="表格4.A2" office:value-type="string">
              <text:p text:style-name="P9">Not less than</text:p>
            </table:table-cell>
          </table:table-row>
          <table:table-row>
            <table:table-cell table:style-name="表格4.A2" office:value-type="string">
              <text:p text:style-name="Table_20_Contents"><text:a xlink:type="simple" xlink:href="http://msdn.microsoft.com/en-us/library/yxddyw18%28v=vs.71%29.aspx#vcref_mm_cmpnle_sd" text:style-name="Internet_20_link" text:visited-style-name="Visited_20_Internet_20_Link"><text:span text:style-name="T9">_mm_cmpnle_sd</text:span></text:a></text:p>
            </table:table-cell>
            <table:table-cell table:style-name="表格4.A2" office:value-type="string">
              <text:p text:style-name="P9">CMPNLESD</text:p>
            </table:table-cell>
            <table:table-cell table:style-name="表格4.A2" office:value-type="string">
              <text:p text:style-name="P9">Not less than or equal</text:p>
            </table:table-cell>
          </table:table-row>
          <table:table-row>
            <table:table-cell table:style-name="表格4.A2" office:value-type="string">
              <text:p text:style-name="Table_20_Contents"><text:a xlink:type="simple" xlink:href="http://msdn.microsoft.com/en-us/library/yxddyw18%28v=vs.71%29.aspx#vcref_mm_cmpngt_sd" text:style-name="Internet_20_link" text:visited-style-name="Visited_20_Internet_20_Link"><text:span text:style-name="T9">_mm_cmpngt_sd</text:span></text:a></text:p>
            </table:table-cell>
            <table:table-cell table:style-name="表格4.A2" office:value-type="string">
              <text:p text:style-name="P9">CMPNLTSDr</text:p>
            </table:table-cell>
            <table:table-cell table:style-name="表格4.A2" office:value-type="string">
              <text:p text:style-name="P9">Not greater than</text:p>
            </table:table-cell>
          </table:table-row>
          <table:table-row>
            <table:table-cell table:style-name="表格4.A2" office:value-type="string">
              <text:p text:style-name="Table_20_Contents"><text:a xlink:type="simple" xlink:href="http://msdn.microsoft.com/en-us/library/yxddyw18%28v=vs.71%29.aspx#vcref_mm_cmpnge_sd" text:style-name="Internet_20_link" text:visited-style-name="Visited_20_Internet_20_Link"><text:span text:style-name="T9">_mm_cmpnge_sd</text:span></text:a></text:p>
            </table:table-cell>
            <table:table-cell table:style-name="表格4.A2" office:value-type="string">
              <text:p text:style-name="P9">CMPNLESDR</text:p>
            </table:table-cell>
            <table:table-cell table:style-name="表格4.A2" office:value-type="string">
              <text:p text:style-name="P9">Not greater than or equal</text:p>
            </table:table-cell>
          </table:table-row>
          <table:table-row>
            <table:table-cell table:style-name="表格4.A2" office:value-type="string">
              <text:p text:style-name="Table_20_Contents"><text:a xlink:type="simple" xlink:href="http://msdn.microsoft.com/en-us/library/yxddyw18%28v=vs.71%29.aspx#vcref_mm_comieq_sd" text:style-name="Internet_20_link" text:visited-style-name="Visited_20_Internet_20_Link"><text:span text:style-name="T9">_mm_comieq_sd</text:span></text:a></text:p>
            </table:table-cell>
            <table:table-cell table:style-name="表格4.A2" office:value-type="string">
              <text:p text:style-name="P9">COMISD</text:p>
            </table:table-cell>
            <table:table-cell table:style-name="表格4.A2" office:value-type="string">
              <text:p text:style-name="P9">Equality</text:p>
            </table:table-cell>
          </table:table-row>
          <table:table-row>
            <table:table-cell table:style-name="表格4.A2" office:value-type="string">
              <text:p text:style-name="Table_20_Contents"><text:a xlink:type="simple" xlink:href="http://msdn.microsoft.com/en-us/library/yxddyw18%28v=vs.71%29.aspx#vcref_mm_comilt_sd" text:style-name="Internet_20_link" text:visited-style-name="Visited_20_Internet_20_Link"><text:span text:style-name="T9">_mm_comilt_sd</text:span></text:a></text:p>
            </table:table-cell>
            <table:table-cell table:style-name="表格4.A2" office:value-type="string">
              <text:p text:style-name="P9">COMISD</text:p>
            </table:table-cell>
            <table:table-cell table:style-name="表格4.A2" office:value-type="string">
              <text:p text:style-name="P9">Less than</text:p>
            </table:table-cell>
          </table:table-row>
          <table:table-row>
            <table:table-cell table:style-name="表格4.A2" office:value-type="string">
              <text:p text:style-name="Table_20_Contents"><text:a xlink:type="simple" xlink:href="http://msdn.microsoft.com/en-us/library/yxddyw18%28v=vs.71%29.aspx#vcref_mm_comile_sd" text:style-name="Internet_20_link" text:visited-style-name="Visited_20_Internet_20_Link"><text:span text:style-name="T9">_mm_comile_sd</text:span></text:a></text:p>
            </table:table-cell>
            <table:table-cell table:style-name="表格4.A2" office:value-type="string">
              <text:p text:style-name="P9">COMISD</text:p>
            </table:table-cell>
            <table:table-cell table:style-name="表格4.A2" office:value-type="string">
              <text:p text:style-name="P9">Less than or equal</text:p>
            </table:table-cell>
          </table:table-row>
          <table:table-row>
            <table:table-cell table:style-name="表格4.A2" office:value-type="string">
              <text:p text:style-name="Table_20_Contents"><text:a xlink:type="simple" xlink:href="http://msdn.microsoft.com/en-us/library/yxddyw18%28v=vs.71%29.aspx#vcref_mm_comigt_sd" text:style-name="Internet_20_link" text:visited-style-name="Visited_20_Internet_20_Link"><text:span text:style-name="T9">_mm_comigt_sd</text:span></text:a></text:p>
            </table:table-cell>
            <table:table-cell table:style-name="表格4.A2" office:value-type="string">
              <text:p text:style-name="P9">COMISD</text:p>
            </table:table-cell>
            <table:table-cell table:style-name="表格4.A2" office:value-type="string">
              <text:p text:style-name="P9">Greater than</text:p>
            </table:table-cell>
          </table:table-row>
          <table:table-row>
            <table:table-cell table:style-name="表格4.A2" office:value-type="string">
              <text:p text:style-name="Table_20_Contents"><text:a xlink:type="simple" xlink:href="http://msdn.microsoft.com/en-us/library/yxddyw18%28v=vs.71%29.aspx#vcref_mm_comige_sd" text:style-name="Internet_20_link" text:visited-style-name="Visited_20_Internet_20_Link"><text:span text:style-name="T9">_mm_comige_sd</text:span></text:a></text:p>
            </table:table-cell>
            <table:table-cell table:style-name="表格4.A2" office:value-type="string">
              <text:p text:style-name="P9">COMISD</text:p>
            </table:table-cell>
            <table:table-cell table:style-name="表格4.A2" office:value-type="string">
              <text:p text:style-name="P9">Greater than or equal</text:p>
            </table:table-cell>
          </table:table-row>
          <table:table-row>
            <table:table-cell table:style-name="表格4.A2" office:value-type="string">
              <text:p text:style-name="Table_20_Contents"><text:a xlink:type="simple" xlink:href="http://msdn.microsoft.com/en-us/library/yxddyw18%28v=vs.71%29.aspx#vcref_mm_comineq_sd" text:style-name="Internet_20_link" text:visited-style-name="Visited_20_Internet_20_Link"><text:span text:style-name="T9">_mm_comineq_sd</text:span></text:a></text:p>
            </table:table-cell>
            <table:table-cell table:style-name="表格4.A2" office:value-type="string">
              <text:p text:style-name="P9">COMISD</text:p>
            </table:table-cell>
            <table:table-cell table:style-name="表格4.A2" office:value-type="string">
              <text:p text:style-name="P9">Not equal</text:p>
            </table:table-cell>
          </table:table-row>
          <table:table-row>
            <table:table-cell table:style-name="表格4.A2" office:value-type="string">
              <text:p text:style-name="Table_20_Contents"><text:a xlink:type="simple" xlink:href="http://msdn.microsoft.com/en-us/library/yxddyw18%28v=vs.71%29.aspx#vcref_mm_ucomieq_sd" text:style-name="Internet_20_link" text:visited-style-name="Visited_20_Internet_20_Link"><text:span text:style-name="T9">_mm_ucomieq_sd</text:span></text:a></text:p>
            </table:table-cell>
            <table:table-cell table:style-name="表格4.A2" office:value-type="string">
              <text:p text:style-name="P9">UCOMISD</text:p>
            </table:table-cell>
            <table:table-cell table:style-name="表格4.A2" office:value-type="string">
              <text:p text:style-name="P9">Equality</text:p>
            </table:table-cell>
          </table:table-row>
          <table:table-row>
            <table:table-cell table:style-name="表格4.A2" office:value-type="string">
              <text:p text:style-name="Table_20_Contents"><text:a xlink:type="simple" xlink:href="http://msdn.microsoft.com/en-us/library/yxddyw18%28v=vs.71%29.aspx#vcref_mm_ucomilt_sd" text:style-name="Internet_20_link" text:visited-style-name="Visited_20_Internet_20_Link"><text:span text:style-name="T9">_mm_ucomilt_sd</text:span></text:a></text:p>
            </table:table-cell>
            <table:table-cell table:style-name="表格4.A2" office:value-type="string">
              <text:p text:style-name="P9">UCOMISD</text:p>
            </table:table-cell>
            <table:table-cell table:style-name="表格4.A2" office:value-type="string">
              <text:p text:style-name="P9">Less than</text:p>
            </table:table-cell>
          </table:table-row>
          <table:table-row>
            <table:table-cell table:style-name="表格4.A2" office:value-type="string">
              <text:p text:style-name="Table_20_Contents"><text:a xlink:type="simple" xlink:href="http://msdn.microsoft.com/en-us/library/yxddyw18%28v=vs.71%29.aspx#vcref_mm_ucomile_sd" text:style-name="Internet_20_link" text:visited-style-name="Visited_20_Internet_20_Link"><text:span text:style-name="T9">_mm_ucomile_sd</text:span></text:a></text:p>
            </table:table-cell>
            <table:table-cell table:style-name="表格4.A2" office:value-type="string">
              <text:p text:style-name="P9">UCOMISD</text:p>
            </table:table-cell>
            <table:table-cell table:style-name="表格4.A2" office:value-type="string">
              <text:p text:style-name="P9">Less than or equal</text:p>
            </table:table-cell>
          </table:table-row>
          <table:table-row>
            <table:table-cell table:style-name="表格4.A2" office:value-type="string">
              <text:p text:style-name="Table_20_Contents"><text:a xlink:type="simple" xlink:href="http://msdn.microsoft.com/en-us/library/yxddyw18%28v=vs.71%29.aspx#vcref_mm_ucomigt_sd" text:style-name="Internet_20_link" text:visited-style-name="Visited_20_Internet_20_Link"><text:span text:style-name="T9">_mm_ucomigt_sd</text:span></text:a></text:p>
            </table:table-cell>
            <table:table-cell table:style-name="表格4.A2" office:value-type="string">
              <text:p text:style-name="P9">UCOMISD</text:p>
            </table:table-cell>
            <table:table-cell table:style-name="表格4.A2" office:value-type="string">
              <text:p text:style-name="P9">Greater than</text:p>
            </table:table-cell>
          </table:table-row>
          <table:table-row>
            <table:table-cell table:style-name="表格4.A2" office:value-type="string">
              <text:p text:style-name="Table_20_Contents"><text:a xlink:type="simple" xlink:href="http://msdn.microsoft.com/en-us/library/yxddyw18%28v=vs.71%29.aspx#vcref_mm_ucomige_sd" text:style-name="Internet_20_link" text:visited-style-name="Visited_20_Internet_20_Link"><text:span text:style-name="T9">_mm_ucomige_sd</text:span></text:a></text:p>
            </table:table-cell>
            <table:table-cell table:style-name="表格4.A2" office:value-type="string">
              <text:p text:style-name="P9">UCOMISD</text:p>
            </table:table-cell>
            <table:table-cell table:style-name="表格4.A2" office:value-type="string">
              <text:p text:style-name="P9">Greater than or equal</text:p>
            </table:table-cell>
          </table:table-row>
          <table:table-row>
            <table:table-cell table:style-name="表格4.A2" office:value-type="string">
              <text:p text:style-name="Table_20_Contents"><text:a xlink:type="simple" xlink:href="http://msdn.microsoft.com/en-us/library/yxddyw18%28v=vs.71%29.aspx#vcref_mm_ucomineq_sd" text:style-name="Internet_20_link" text:visited-style-name="Visited_20_Internet_20_Link"><text:span text:style-name="T9">_mm_ucomineq_sd</text:span></text:a></text:p>
            </table:table-cell>
            <table:table-cell table:style-name="表格4.A2" office:value-type="string">
              <text:p text:style-name="P9">UCOMISD</text:p>
            </table:table-cell>
            <table:table-cell table:style-name="表格4.A2" office:value-type="string">
              <text:p text:style-name="P9">Not equal</text:p>
            </table:table-cell>
          </table:table-row>
        </table:table>
        <text:p text:style-name="P3"> </text:p>
        <text:h text:style-name="P16" text:outline-level="2">Conversion Operations</text:h>
        <table:table table:name="表格5" table:style-name="表格5">
          <table:table-column table:style-name="表格5.A"/>
          <table:table-column table:style-name="表格5.B"/>
          <table:table-column table:style-name="表格5.C"/>
          <table:table-column table:style-name="表格5.D"/>
          <table:table-row>
            <table:table-cell table:style-name="表格5.A1" office:value-type="string">
              <text:p text:style-name="P13">Intrinsic name</text:p>
            </table:table-cell>
            <table:table-cell table:style-name="表格5.A1" office:value-type="string">
              <text:p text:style-name="P13">Corresponding instruction</text:p>
            </table:table-cell>
            <table:table-cell table:style-name="表格5.A1" office:value-type="string">
              <text:p text:style-name="P13">Return type</text:p>
            </table:table-cell>
            <table:table-cell table:style-name="表格5.A1" office:value-type="string">
              <text:p text:style-name="P13">Parameters</text:p>
            </table:table-cell>
          </table:table-row>
          <table:table-row>
            <table:table-cell table:style-name="表格5.A2" office:value-type="string">
              <text:p text:style-name="Table_20_Contents"><text:a xlink:type="simple" xlink:href="http://msdn.microsoft.com/en-us/library/c8c5hx3b%28v=vs.71%29.aspx#vcref_mm_cvtpd_ps" text:style-name="Internet_20_link" text:visited-style-name="Visited_20_Internet_20_Link"><text:span text:style-name="T9">_mm_cvtpd_ps</text:span></text:a></text:p>
            </table:table-cell>
            <table:table-cell table:style-name="表格5.A2" office:value-type="string">
              <text:p text:style-name="P9">CVTPD2PS</text:p>
            </table:table-cell>
            <table:table-cell table:style-name="表格5.A2" office:value-type="string">
              <text:p text:style-name="P9">__m128</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ps_pd" text:style-name="Internet_20_link" text:visited-style-name="Visited_20_Internet_20_Link"><text:span text:style-name="T9">_mm_cvtps_pd</text:span></text:a></text:p>
            </table:table-cell>
            <table:table-cell table:style-name="表格5.A2" office:value-type="string">
              <text:p text:style-name="P9">CVTPS2PD</text:p>
            </table:table-cell>
            <table:table-cell table:style-name="表格5.A2" office:value-type="string">
              <text:p text:style-name="P9">__m128d</text:p>
            </table:table-cell>
            <table:table-cell table:style-name="表格5.A2" office:value-type="string">
              <text:p text:style-name="P9">(__m128 a)</text:p>
            </table:table-cell>
          </table:table-row>
          <table:table-row>
            <table:table-cell table:style-name="表格5.A2" office:value-type="string">
              <text:p text:style-name="Table_20_Contents"><text:a xlink:type="simple" xlink:href="http://msdn.microsoft.com/en-us/library/c8c5hx3b%28v=vs.71%29.aspx#vcref_mm_cvtepi32_pd" text:style-name="Internet_20_link" text:visited-style-name="Visited_20_Internet_20_Link"><text:span text:style-name="T9">_mm_cvtepi32_pd</text:span></text:a></text:p>
            </table:table-cell>
            <table:table-cell table:style-name="表格5.A2" office:value-type="string">
              <text:p text:style-name="P9">CVTDQ2PD</text:p>
            </table:table-cell>
            <table:table-cell table:style-name="表格5.A2" office:value-type="string">
              <text:p text:style-name="P9">__m128d</text:p>
            </table:table-cell>
            <table:table-cell table:style-name="表格5.A2" office:value-type="string">
              <text:p text:style-name="P9">(__m128i a)</text:p>
            </table:table-cell>
          </table:table-row>
          <table:table-row>
            <table:table-cell table:style-name="表格5.A2" office:value-type="string">
              <text:p text:style-name="Table_20_Contents"><text:a xlink:type="simple" xlink:href="http://msdn.microsoft.com/en-us/library/c8c5hx3b%28v=vs.71%29.aspx#vcref_mm_cvtpd_epi32" text:style-name="Internet_20_link" text:visited-style-name="Visited_20_Internet_20_Link"><text:span text:style-name="T9">_mm_cvtpd_epi32</text:span></text:a></text:p>
            </table:table-cell>
            <table:table-cell table:style-name="表格5.A2" office:value-type="string">
              <text:p text:style-name="P9">CVTPD2DQ</text:p>
            </table:table-cell>
            <table:table-cell table:style-name="表格5.A2" office:value-type="string">
              <text:p text:style-name="P9">__m128i</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sd_si32" text:style-name="Internet_20_link" text:visited-style-name="Visited_20_Internet_20_Link"><text:span text:style-name="T9">_mm_cvtsd_si32</text:span></text:a></text:p>
            </table:table-cell>
            <table:table-cell table:style-name="表格5.A2" office:value-type="string">
              <text:p text:style-name="P9">CVTSD2SI</text:p>
            </table:table-cell>
            <table:table-cell table:style-name="表格5.A2" office:value-type="string">
              <text:p text:style-name="P9">int</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sd_ss" text:style-name="Internet_20_link" text:visited-style-name="Visited_20_Internet_20_Link"><text:span text:style-name="T9">_mm_cvtsd_ss</text:span></text:a></text:p>
            </table:table-cell>
            <table:table-cell table:style-name="表格5.A2" office:value-type="string">
              <text:p text:style-name="P9">CVTSD2SS</text:p>
            </table:table-cell>
            <table:table-cell table:style-name="表格5.A2" office:value-type="string">
              <text:p text:style-name="P9">__m128</text:p>
            </table:table-cell>
            <table:table-cell table:style-name="表格5.A2" office:value-type="string">
              <text:p text:style-name="P9">(__m128 a, __m128d b)</text:p>
            </table:table-cell>
          </table:table-row>
          <table:table-row>
            <table:table-cell table:style-name="表格5.A2" office:value-type="string">
              <text:p text:style-name="Table_20_Contents"><text:a xlink:type="simple" xlink:href="http://msdn.microsoft.com/en-us/library/c8c5hx3b%28v=vs.71%29.aspx#vcref_mm_cvtsi32_sd" text:style-name="Internet_20_link" text:visited-style-name="Visited_20_Internet_20_Link"><text:span text:style-name="T9">_mm_cvtsi32_sd</text:span></text:a></text:p>
            </table:table-cell>
            <table:table-cell table:style-name="表格5.A2" office:value-type="string">
              <text:p text:style-name="P9">CVTSI2SD</text:p>
            </table:table-cell>
            <table:table-cell table:style-name="表格5.A2" office:value-type="string">
              <text:p text:style-name="P9">__m128d</text:p>
            </table:table-cell>
            <table:table-cell table:style-name="表格5.A2" office:value-type="string">
              <text:p text:style-name="P9">(__m128d a, int b)</text:p>
            </table:table-cell>
          </table:table-row>
          <table:table-row>
            <table:table-cell table:style-name="表格5.A2" office:value-type="string">
              <text:p text:style-name="Table_20_Contents"><text:a xlink:type="simple" xlink:href="http://msdn.microsoft.com/en-us/library/c8c5hx3b%28v=vs.71%29.aspx#vcref_mm_cvtss_sd" text:style-name="Internet_20_link" text:visited-style-name="Visited_20_Internet_20_Link"><text:span text:style-name="T9">_mm_cvtss_sd</text:span></text:a></text:p>
            </table:table-cell>
            <table:table-cell table:style-name="表格5.A2" office:value-type="string">
              <text:p text:style-name="P9">CVTSS2SD</text:p>
            </table:table-cell>
            <table:table-cell table:style-name="表格5.A2" office:value-type="string">
              <text:p text:style-name="P9">__m128d</text:p>
            </table:table-cell>
            <table:table-cell table:style-name="表格5.A2" office:value-type="string">
              <text:p text:style-name="P9">(__m128d a, __m128 b)</text:p>
            </table:table-cell>
          </table:table-row>
          <table:table-row>
            <table:table-cell table:style-name="表格5.A2" office:value-type="string">
              <text:p text:style-name="Table_20_Contents"><text:a xlink:type="simple" xlink:href="http://msdn.microsoft.com/en-us/library/c8c5hx3b%28v=vs.71%29.aspx#vcref_mm_cvttpd_epi32" text:style-name="Internet_20_link" text:visited-style-name="Visited_20_Internet_20_Link"><text:span text:style-name="T9">_mm_cvttpd_epi32</text:span></text:a></text:p>
            </table:table-cell>
            <table:table-cell table:style-name="表格5.A2" office:value-type="string">
              <text:p text:style-name="P9">CVTTPD2DQ</text:p>
            </table:table-cell>
            <table:table-cell table:style-name="表格5.A2" office:value-type="string">
              <text:p text:style-name="P9">__m128i</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tsd_si32" text:style-name="Internet_20_link" text:visited-style-name="Visited_20_Internet_20_Link"><text:span text:style-name="T9">_mm_cvttsd_si32</text:span></text:a></text:p>
            </table:table-cell>
            <table:table-cell table:style-name="表格5.A2" office:value-type="string">
              <text:p text:style-name="P9">CVTTSD2SI</text:p>
            </table:table-cell>
            <table:table-cell table:style-name="表格5.A2" office:value-type="string">
              <text:p text:style-name="P9">int</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epi32_ps" text:style-name="Internet_20_link" text:visited-style-name="Visited_20_Internet_20_Link"><text:span text:style-name="T9">_mm_cvtepi32_ps</text:span></text:a></text:p>
            </table:table-cell>
            <table:table-cell table:style-name="表格5.A2" office:value-type="string">
              <text:p text:style-name="P9">CVTDQ2PS</text:p>
            </table:table-cell>
            <table:table-cell table:style-name="表格5.A2" office:value-type="string">
              <text:p text:style-name="P9">__m128</text:p>
            </table:table-cell>
            <table:table-cell table:style-name="表格5.A2" office:value-type="string">
              <text:p text:style-name="P9">(__m128i a)</text:p>
            </table:table-cell>
          </table:table-row>
          <table:table-row>
            <table:table-cell table:style-name="表格5.A2" office:value-type="string">
              <text:p text:style-name="Table_20_Contents"><text:a xlink:type="simple" xlink:href="http://msdn.microsoft.com/en-us/library/c8c5hx3b%28v=vs.71%29.aspx#vcref_mm_cvtps_epi32" text:style-name="Internet_20_link" text:visited-style-name="Visited_20_Internet_20_Link"><text:span text:style-name="T9">_mm_cvtps_epi32</text:span></text:a></text:p>
            </table:table-cell>
            <table:table-cell table:style-name="表格5.A2" office:value-type="string">
              <text:p text:style-name="P9">CVTPS2DQ</text:p>
            </table:table-cell>
            <table:table-cell table:style-name="表格5.A2" office:value-type="string">
              <text:p text:style-name="P9">__m128i</text:p>
            </table:table-cell>
            <table:table-cell table:style-name="表格5.A2" office:value-type="string">
              <text:p text:style-name="P9">(__m128 a)</text:p>
            </table:table-cell>
          </table:table-row>
          <table:table-row>
            <table:table-cell table:style-name="表格5.A2" office:value-type="string">
              <text:p text:style-name="Table_20_Contents"><text:a xlink:type="simple" xlink:href="http://msdn.microsoft.com/en-us/library/c8c5hx3b%28v=vs.71%29.aspx#vcref_mm_cvttps_epi32" text:style-name="Internet_20_link" text:visited-style-name="Visited_20_Internet_20_Link"><text:span text:style-name="T9">_mm_cvttps_epi32</text:span></text:a></text:p>
            </table:table-cell>
            <table:table-cell table:style-name="表格5.A2" office:value-type="string">
              <text:p text:style-name="P9">CVTTPS2DQ</text:p>
            </table:table-cell>
            <table:table-cell table:style-name="表格5.A2" office:value-type="string">
              <text:p text:style-name="P9">__m128i</text:p>
            </table:table-cell>
            <table:table-cell table:style-name="表格5.A2" office:value-type="string">
              <text:p text:style-name="P9">(__m128 a)</text:p>
            </table:table-cell>
          </table:table-row>
          <table:table-row>
            <table:table-cell table:style-name="表格5.A2" office:value-type="string">
              <text:p text:style-name="Table_20_Contents"><text:a xlink:type="simple" xlink:href="http://msdn.microsoft.com/en-us/library/c8c5hx3b%28v=vs.71%29.aspx#vcref_mm_cvtpd_pi32" text:style-name="Internet_20_link" text:visited-style-name="Visited_20_Internet_20_Link"><text:span text:style-name="T9">_mm_cvtpd_pi32</text:span></text:a></text:p>
            </table:table-cell>
            <table:table-cell table:style-name="表格5.A2" office:value-type="string">
              <text:p text:style-name="P9">CVTPD2PI</text:p>
            </table:table-cell>
            <table:table-cell table:style-name="表格5.A2" office:value-type="string">
              <text:p text:style-name="P9">__m64</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tpd_pi32" text:style-name="Internet_20_link" text:visited-style-name="Visited_20_Internet_20_Link"><text:span text:style-name="T9">_mm_cvttpd_pi32</text:span></text:a></text:p>
            </table:table-cell>
            <table:table-cell table:style-name="表格5.A2" office:value-type="string">
              <text:p text:style-name="P9">CVTTPD2PI</text:p>
            </table:table-cell>
            <table:table-cell table:style-name="表格5.A2" office:value-type="string">
              <text:p text:style-name="P9">__m64</text:p>
            </table:table-cell>
            <table:table-cell table:style-name="表格5.A2" office:value-type="string">
              <text:p text:style-name="P9">(__m128d a)</text:p>
            </table:table-cell>
          </table:table-row>
          <table:table-row>
            <table:table-cell table:style-name="表格5.A2" office:value-type="string">
              <text:p text:style-name="Table_20_Contents"><text:a xlink:type="simple" xlink:href="http://msdn.microsoft.com/en-us/library/c8c5hx3b%28v=vs.71%29.aspx#vcref_mm_cvtpi32_pd" text:style-name="Internet_20_link" text:visited-style-name="Visited_20_Internet_20_Link"><text:span text:style-name="T9">_mm_cvtpi32_pd</text:span></text:a></text:p>
            </table:table-cell>
            <table:table-cell table:style-name="表格5.A2" office:value-type="string">
              <text:p text:style-name="P9">CVTPI2PD</text:p>
            </table:table-cell>
            <table:table-cell table:style-name="表格5.A2" office:value-type="string">
              <text:p text:style-name="P9">__m128d</text:p>
            </table:table-cell>
            <table:table-cell table:style-name="表格5.A2" office:value-type="string">
              <text:p text:style-name="P9">(__m64 a)</text:p>
            </table:table-cell>
          </table:table-row>
        </table:table>
        <text:h text:style-name="P17" text:outline-level="2">Miscellaneous Operations</text:h>
        <text:section text:style-name="Sect2" text:name="CodeSnippetContainerCode_6fe073e4-d723-423b-b933-487870d4f0b9">
          <text:p text:style-name="P19"><text:soft-page-break/>__m128d _mm_unpackhi_pd (__m128d a, __m128d b);</text:p>
          <text:p text:style-name="P20">UNPCKHPD</text:p>
        </text:section>
        <text:p text:style-name="P6"><text:span text:style-name="T12">Interleaves the upper double-precision, floating-point values of </text:span><text:span text:style-name="Source_20_Text"><text:span text:style-name="T12">a</text:span></text:span><text:span text:style-name="T12"> and </text:span><text:span text:style-name="Source_20_Text"><text:span text:style-name="T12">b</text:span></text:span><text:span text:style-name="T12">.</text:span></text:p>
        <text:section text:style-name="Sect1" text:name="区域5">
          <text:p text:style-name="P7"><text:bookmark text:name="code-snippet-21"/></text:p>
          <text:section text:style-name="Sect2" text:name="CodeSnippetContainerCode_9bf7f87a-b2f4-4409-8210-124816fa632c">
            <text:p text:style-name="P19">r0 := a1</text:p>
            <text:p text:style-name="P20">r1 := b1</text:p>
            <text:p text:style-name="P20">__m128d _mm_unpacklo_pd (__m128d a, __m128d b);</text:p>
            <text:p text:style-name="P20">UNPCKLPD</text:p>
          </text:section>
        </text:section>
        <text:p text:style-name="P6"><text:span text:style-name="T12">Interleaves the lower double-precision, floating-point values of </text:span><text:span text:style-name="Source_20_Text"><text:span text:style-name="T12">a</text:span></text:span><text:span text:style-name="T12"> and </text:span><text:span text:style-name="Source_20_Text"><text:span text:style-name="T12">b</text:span></text:span><text:span text:style-name="T12">.</text:span></text:p>
        <text:section text:style-name="Sect1" text:name="区域6">
          <text:p text:style-name="P7"><text:bookmark text:name="code-snippet-31"/></text:p>
          <text:section text:style-name="Sect2" text:name="CodeSnippetContainerCode_6b628305-2221-4944-80e2-7e8eaf60f462">
            <text:p text:style-name="P19">r0 := a0</text:p>
            <text:p text:style-name="P20">1 := b0</text:p>
            <text:p text:style-name="P20">int _mm_movemask_pd (__m128d a);</text:p>
            <text:p text:style-name="P20">MOVMSKPD</text:p>
          </text:section>
        </text:section>
        <text:p text:style-name="P6"><text:span text:style-name="T12">Creates a two-bit mask from the sign bits of the two double-precision, floating-point values of </text:span><text:span text:style-name="Source_20_Text"><text:span text:style-name="T12">a</text:span></text:span><text:span text:style-name="T12">.</text:span></text:p>
        <text:section text:style-name="Sect1" text:name="区域7">
          <text:p text:style-name="P7"><text:bookmark text:name="code-snippet-41"/></text:p>
          <text:section text:style-name="Sect2" text:name="CodeSnippetContainerCode_6f2ee0cf-c97d-4758-be3f-f20ee1d4e6ee">
            <text:p text:style-name="P19">r := sign(a1) &lt;&lt; 1 | sign(a0)</text:p>
            <text:p text:style-name="P20">__m128d _mm_shuffle_pd (__m128d a, __m128d b, int i);</text:p>
            <text:p text:style-name="P20">SHUFPD</text:p>
          </text:section>
        </text:section>
        <text:p text:style-name="P6"><text:span text:style-name="T12">Selects two specific double-precision, floating-point values from </text:span><text:span text:style-name="Source_20_Text"><text:span text:style-name="T12">a</text:span></text:span><text:span text:style-name="T12"> and </text:span><text:span text:style-name="Source_20_Text"><text:span text:style-name="T12">b</text:span></text:span><text:span text:style-name="T12">, based on the mask </text:span><text:span text:style-name="Source_20_Text"><text:span text:style-name="T12">i</text:span></text:span><text:span text:style-name="T12">. The mask must be an immediate. See </text:span><text:a xlink:type="simple" xlink:href="http://msdn.microsoft.com/en-us/library/bwa04wf2%28v=vs.71%29.aspx" text:style-name="Internet_20_link" text:visited-style-name="Visited_20_Internet_20_Link"><text:span text:style-name="T14">Macro Function for Shuffle Using Streaming SIMD Extensions 2 Instructions</text:span></text:a><text:span text:style-name="T12"> section for a description of the shuffle semantics.</text:span></text:p>
        <text:p text:style-name="P3"> </text:p>
        <text:h text:style-name="P17" text:outline-level="2"><text:soft-page-break/>Integer Intrinsics</text:h>
        <text:p text:style-name="P3"> </text:p>
        <text:h text:style-name="P16" text:outline-level="2">Integer Arithmetic Operations</text:h>
        <table:table table:name="表格6" table:style-name="表格6">
          <table:table-column table:style-name="表格6.A"/>
          <table:table-column table:style-name="表格6.B"/>
          <table:table-column table:style-name="表格6.C"/>
          <table:table-row>
            <table:table-cell table:style-name="表格6.A1" office:value-type="string">
              <text:p text:style-name="P13">Intrinsic</text:p>
            </table:table-cell>
            <table:table-cell table:style-name="表格6.A1" office:value-type="string">
              <text:p text:style-name="P13">Instruction</text:p>
            </table:table-cell>
            <table:table-cell table:style-name="表格6.A1" office:value-type="string">
              <text:p text:style-name="P13">Operation</text:p>
            </table:table-cell>
          </table:table-row>
          <table:table-row>
            <table:table-cell table:style-name="表格6.A2" office:value-type="string">
              <text:p text:style-name="Table_20_Contents"><text:a xlink:type="simple" xlink:href="http://msdn.microsoft.com/en-us/library/k87x524b%28v=vs.71%29.aspx#vcref_mm_add_epi8" text:style-name="Internet_20_link" text:visited-style-name="Visited_20_Internet_20_Link"><text:span text:style-name="T9">_mm_add_epi8</text:span></text:a></text:p>
            </table:table-cell>
            <table:table-cell table:style-name="表格6.A2" office:value-type="string">
              <text:p text:style-name="P9">PADDB</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_epi16" text:style-name="Internet_20_link" text:visited-style-name="Visited_20_Internet_20_Link"><text:span text:style-name="T9">_mm_add_epi16</text:span></text:a></text:p>
            </table:table-cell>
            <table:table-cell table:style-name="表格6.A2" office:value-type="string">
              <text:p text:style-name="P9">PADDW</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_epi32" text:style-name="Internet_20_link" text:visited-style-name="Visited_20_Internet_20_Link"><text:span text:style-name="T9">_mm_add_epi32</text:span></text:a></text:p>
            </table:table-cell>
            <table:table-cell table:style-name="表格6.A2" office:value-type="string">
              <text:p text:style-name="P9">PADDD</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_si64" text:style-name="Internet_20_link" text:visited-style-name="Visited_20_Internet_20_Link"><text:span text:style-name="T9">_mm_add_si64</text:span></text:a></text:p>
            </table:table-cell>
            <table:table-cell table:style-name="表格6.A2" office:value-type="string">
              <text:p text:style-name="P9">PADDQ</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_epi64" text:style-name="Internet_20_link" text:visited-style-name="Visited_20_Internet_20_Link"><text:span text:style-name="T9">_mm_add_epi64</text:span></text:a></text:p>
            </table:table-cell>
            <table:table-cell table:style-name="表格6.A2" office:value-type="string">
              <text:p text:style-name="P9">PADDQ</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s_epi8" text:style-name="Internet_20_link" text:visited-style-name="Visited_20_Internet_20_Link"><text:span text:style-name="T9">_mm_adds_epi8</text:span></text:a></text:p>
            </table:table-cell>
            <table:table-cell table:style-name="表格6.A2" office:value-type="string">
              <text:p text:style-name="P9">PADDSB</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s_epi16" text:style-name="Internet_20_link" text:visited-style-name="Visited_20_Internet_20_Link"><text:span text:style-name="T9">_mm_adds_epi16</text:span></text:a></text:p>
            </table:table-cell>
            <table:table-cell table:style-name="表格6.A2" office:value-type="string">
              <text:p text:style-name="P9">PADDSW</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s_epu8" text:style-name="Internet_20_link" text:visited-style-name="Visited_20_Internet_20_Link"><text:span text:style-name="T9">_mm_adds_epu8</text:span></text:a></text:p>
            </table:table-cell>
            <table:table-cell table:style-name="表格6.A2" office:value-type="string">
              <text:p text:style-name="P9">PADDUSB</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dds_epu16" text:style-name="Internet_20_link" text:visited-style-name="Visited_20_Internet_20_Link"><text:span text:style-name="T9">_mm_adds_epu16</text:span></text:a></text:p>
            </table:table-cell>
            <table:table-cell table:style-name="表格6.A2" office:value-type="string">
              <text:p text:style-name="P9">PADDUSW</text:p>
            </table:table-cell>
            <table:table-cell table:style-name="表格6.A2" office:value-type="string">
              <text:p text:style-name="P9">Addition</text:p>
            </table:table-cell>
          </table:table-row>
          <table:table-row>
            <table:table-cell table:style-name="表格6.A2" office:value-type="string">
              <text:p text:style-name="Table_20_Contents"><text:a xlink:type="simple" xlink:href="http://msdn.microsoft.com/en-us/library/k87x524b%28v=vs.71%29.aspx#vcref_mm_avg_epu8" text:style-name="Internet_20_link" text:visited-style-name="Visited_20_Internet_20_Link"><text:span text:style-name="T9">_mm_avg_epu8</text:span></text:a></text:p>
            </table:table-cell>
            <table:table-cell table:style-name="表格6.A2" office:value-type="string">
              <text:p text:style-name="P9">PAVGB</text:p>
            </table:table-cell>
            <table:table-cell table:style-name="表格6.A2" office:value-type="string">
              <text:p text:style-name="P9">Computes average</text:p>
            </table:table-cell>
          </table:table-row>
          <table:table-row>
            <table:table-cell table:style-name="表格6.A2" office:value-type="string">
              <text:p text:style-name="Table_20_Contents"><text:a xlink:type="simple" xlink:href="http://msdn.microsoft.com/en-us/library/k87x524b%28v=vs.71%29.aspx#vcref_mm_avg_epu16" text:style-name="Internet_20_link" text:visited-style-name="Visited_20_Internet_20_Link"><text:span text:style-name="T9">_mm_avg_epu16</text:span></text:a></text:p>
            </table:table-cell>
            <table:table-cell table:style-name="表格6.A2" office:value-type="string">
              <text:p text:style-name="P9">PAVGW</text:p>
            </table:table-cell>
            <table:table-cell table:style-name="表格6.A2" office:value-type="string">
              <text:p text:style-name="P9">Computes average</text:p>
            </table:table-cell>
          </table:table-row>
          <table:table-row>
            <table:table-cell table:style-name="表格6.A2" office:value-type="string">
              <text:p text:style-name="Table_20_Contents"><text:a xlink:type="simple" xlink:href="http://msdn.microsoft.com/en-us/library/k87x524b%28v=vs.71%29.aspx#vcref_mm_madd_epi16" text:style-name="Internet_20_link" text:visited-style-name="Visited_20_Internet_20_Link"><text:span text:style-name="T9">_mm_madd_epi16</text:span></text:a></text:p>
            </table:table-cell>
            <table:table-cell table:style-name="表格6.A2" office:value-type="string">
              <text:p text:style-name="P9">PMADDWD</text:p>
            </table:table-cell>
            <table:table-cell table:style-name="表格6.A2" office:value-type="string">
              <text:p text:style-name="P9">Multiplication/addition</text:p>
            </table:table-cell>
          </table:table-row>
          <table:table-row>
            <table:table-cell table:style-name="表格6.A2" office:value-type="string">
              <text:p text:style-name="Table_20_Contents"><text:a xlink:type="simple" xlink:href="http://msdn.microsoft.com/en-us/library/k87x524b%28v=vs.71%29.aspx#vcref_mm_max_epi16" text:style-name="Internet_20_link" text:visited-style-name="Visited_20_Internet_20_Link"><text:span text:style-name="T9">_mm_max_epi16</text:span></text:a></text:p>
            </table:table-cell>
            <table:table-cell table:style-name="表格6.A2" office:value-type="string">
              <text:p text:style-name="P9">PMAXSW</text:p>
            </table:table-cell>
            <table:table-cell table:style-name="表格6.A2" office:value-type="string">
              <text:p text:style-name="P9">Computes maxima</text:p>
            </table:table-cell>
          </table:table-row>
          <table:table-row>
            <table:table-cell table:style-name="表格6.A2" office:value-type="string">
              <text:p text:style-name="Table_20_Contents"><text:a xlink:type="simple" xlink:href="http://msdn.microsoft.com/en-us/library/k87x524b%28v=vs.71%29.aspx#vcref_mm_max_epu8" text:style-name="Internet_20_link" text:visited-style-name="Visited_20_Internet_20_Link"><text:span text:style-name="T9">_mm_max_epu8</text:span></text:a></text:p>
            </table:table-cell>
            <table:table-cell table:style-name="表格6.A2" office:value-type="string">
              <text:p text:style-name="P9">PMAXUB</text:p>
            </table:table-cell>
            <table:table-cell table:style-name="表格6.A2" office:value-type="string">
              <text:p text:style-name="P9">Computes maxima</text:p>
            </table:table-cell>
          </table:table-row>
          <table:table-row>
            <table:table-cell table:style-name="表格6.A2" office:value-type="string">
              <text:p text:style-name="Table_20_Contents"><text:a xlink:type="simple" xlink:href="http://msdn.microsoft.com/en-us/library/k87x524b%28v=vs.71%29.aspx#vcref_mm_min_epi16" text:style-name="Internet_20_link" text:visited-style-name="Visited_20_Internet_20_Link"><text:span text:style-name="T9">_mm_min_epi16</text:span></text:a></text:p>
            </table:table-cell>
            <table:table-cell table:style-name="表格6.A2" office:value-type="string">
              <text:p text:style-name="P9">PMINSW</text:p>
            </table:table-cell>
            <table:table-cell table:style-name="表格6.A2" office:value-type="string">
              <text:p text:style-name="P9">Computes minima</text:p>
            </table:table-cell>
          </table:table-row>
          <table:table-row>
            <table:table-cell table:style-name="表格6.A2" office:value-type="string">
              <text:p text:style-name="Table_20_Contents"><text:a xlink:type="simple" xlink:href="http://msdn.microsoft.com/en-us/library/k87x524b%28v=vs.71%29.aspx#vcref_mm_min_epu8" text:style-name="Internet_20_link" text:visited-style-name="Visited_20_Internet_20_Link"><text:span text:style-name="T9">_mm_min_epu8</text:span></text:a></text:p>
            </table:table-cell>
            <table:table-cell table:style-name="表格6.A2" office:value-type="string">
              <text:p text:style-name="P9">PMINUB</text:p>
            </table:table-cell>
            <table:table-cell table:style-name="表格6.A2" office:value-type="string">
              <text:p text:style-name="P9">Computes minima</text:p>
            </table:table-cell>
          </table:table-row>
          <table:table-row>
            <table:table-cell table:style-name="表格6.A2" office:value-type="string">
              <text:p text:style-name="Table_20_Contents"><text:a xlink:type="simple" xlink:href="http://msdn.microsoft.com/en-us/library/k87x524b%28v=vs.71%29.aspx#vcref_mm_mulhi_epi16" text:style-name="Internet_20_link" text:visited-style-name="Visited_20_Internet_20_Link"><text:span text:style-name="T9">_mm_mulhi_epi16</text:span></text:a></text:p>
            </table:table-cell>
            <table:table-cell table:style-name="表格6.A2" office:value-type="string">
              <text:p text:style-name="P9">PMULHW</text:p>
            </table:table-cell>
            <table:table-cell table:style-name="表格6.A2" office:value-type="string">
              <text:p text:style-name="P9">Multiplication</text:p>
            </table:table-cell>
          </table:table-row>
          <table:table-row>
            <table:table-cell table:style-name="表格6.A2" office:value-type="string">
              <text:p text:style-name="Table_20_Contents"><text:a xlink:type="simple" xlink:href="http://msdn.microsoft.com/en-us/library/k87x524b%28v=vs.71%29.aspx#vcref_mm_mulhi_epu16" text:style-name="Internet_20_link" text:visited-style-name="Visited_20_Internet_20_Link"><text:span text:style-name="T9">_mm_mulhi_epu16</text:span></text:a></text:p>
            </table:table-cell>
            <table:table-cell table:style-name="表格6.A2" office:value-type="string">
              <text:p text:style-name="P9">PMULHUW</text:p>
            </table:table-cell>
            <table:table-cell table:style-name="表格6.A2" office:value-type="string">
              <text:p text:style-name="P9">Multiplication</text:p>
            </table:table-cell>
          </table:table-row>
          <table:table-row>
            <table:table-cell table:style-name="表格6.A2" office:value-type="string">
              <text:p text:style-name="Table_20_Contents"><text:a xlink:type="simple" xlink:href="http://msdn.microsoft.com/en-us/library/k87x524b%28v=vs.71%29.aspx#vcref_mm_mullo_epi16" text:style-name="Internet_20_link" text:visited-style-name="Visited_20_Internet_20_Link"><text:span text:style-name="T9">_mm_mullo_epi16</text:span></text:a></text:p>
            </table:table-cell>
            <table:table-cell table:style-name="表格6.A2" office:value-type="string">
              <text:p text:style-name="P9">PMULLW</text:p>
            </table:table-cell>
            <table:table-cell table:style-name="表格6.A2" office:value-type="string">
              <text:p text:style-name="P9">Multiplication</text:p>
            </table:table-cell>
          </table:table-row>
          <table:table-row>
            <table:table-cell table:style-name="表格6.A2" office:value-type="string">
              <text:p text:style-name="Table_20_Contents"><text:a xlink:type="simple" xlink:href="http://msdn.microsoft.com/en-us/library/k87x524b%28v=vs.71%29.aspx#vcref_mm_mul_su32" text:style-name="Internet_20_link" text:visited-style-name="Visited_20_Internet_20_Link"><text:span text:style-name="T9">_mm_mul_su32</text:span></text:a></text:p>
            </table:table-cell>
            <table:table-cell table:style-name="表格6.A2" office:value-type="string">
              <text:p text:style-name="P9">PMULUDQ</text:p>
            </table:table-cell>
            <table:table-cell table:style-name="表格6.A2" office:value-type="string">
              <text:p text:style-name="P9">Multiplication</text:p>
            </table:table-cell>
          </table:table-row>
          <table:table-row>
            <table:table-cell table:style-name="表格6.A2" office:value-type="string">
              <text:p text:style-name="Table_20_Contents"><text:a xlink:type="simple" xlink:href="http://msdn.microsoft.com/en-us/library/k87x524b%28v=vs.71%29.aspx#vcref_mm_mul_epu32" text:style-name="Internet_20_link" text:visited-style-name="Visited_20_Internet_20_Link"><text:span text:style-name="T9">_mm_mul_epu32</text:span></text:a></text:p>
            </table:table-cell>
            <table:table-cell table:style-name="表格6.A2" office:value-type="string">
              <text:p text:style-name="P9">PMULUDQ</text:p>
            </table:table-cell>
            <table:table-cell table:style-name="表格6.A2" office:value-type="string">
              <text:p text:style-name="P9">Multiplication</text:p>
            </table:table-cell>
          </table:table-row>
          <table:table-row>
            <table:table-cell table:style-name="表格6.A2" office:value-type="string">
              <text:p text:style-name="Table_20_Contents"><text:a xlink:type="simple" xlink:href="http://msdn.microsoft.com/en-us/library/k87x524b%28v=vs.71%29.aspx#vcref_mm_sad_epu8" text:style-name="Internet_20_link" text:visited-style-name="Visited_20_Internet_20_Link"><text:span text:style-name="T9">_mm_sad_epu8</text:span></text:a></text:p>
            </table:table-cell>
            <table:table-cell table:style-name="表格6.A2" office:value-type="string">
              <text:p text:style-name="P9">PSADBW</text:p>
            </table:table-cell>
            <table:table-cell table:style-name="表格6.A2" office:value-type="string">
              <text:p text:style-name="P9">Computes difference/adds</text:p>
            </table:table-cell>
          </table:table-row>
          <table:table-row>
            <table:table-cell table:style-name="表格6.A2" office:value-type="string">
              <text:p text:style-name="Table_20_Contents"><text:a xlink:type="simple" xlink:href="http://msdn.microsoft.com/en-us/library/k87x524b%28v=vs.71%29.aspx#vcref_mm_sub_epi8" text:style-name="Internet_20_link" text:visited-style-name="Visited_20_Internet_20_Link"><text:span text:style-name="T9">_mm_sub_epi8</text:span></text:a></text:p>
            </table:table-cell>
            <table:table-cell table:style-name="表格6.A2" office:value-type="string">
              <text:p text:style-name="P9">PSUBB</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_epi16" text:style-name="Internet_20_link" text:visited-style-name="Visited_20_Internet_20_Link"><text:span text:style-name="T9">_mm_sub_epi16</text:span></text:a></text:p>
            </table:table-cell>
            <table:table-cell table:style-name="表格6.A2" office:value-type="string">
              <text:p text:style-name="P9">PSUBW</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_epi32" text:style-name="Internet_20_link" text:visited-style-name="Visited_20_Internet_20_Link"><text:span text:style-name="T9">_mm_sub_epi32</text:span></text:a></text:p>
            </table:table-cell>
            <table:table-cell table:style-name="表格6.A2" office:value-type="string">
              <text:p text:style-name="P9">PSUBD</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_si64" text:style-name="Internet_20_link" text:visited-style-name="Visited_20_Internet_20_Link"><text:span text:style-name="T9">_mm_sub_si64</text:span></text:a></text:p>
            </table:table-cell>
            <table:table-cell table:style-name="表格6.A2" office:value-type="string">
              <text:p text:style-name="P9">PSUBQ</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_epi64" text:style-name="Internet_20_link" text:visited-style-name="Visited_20_Internet_20_Link"><text:span text:style-name="T9">_mm_sub_epi64</text:span></text:a></text:p>
            </table:table-cell>
            <table:table-cell table:style-name="表格6.A2" office:value-type="string">
              <text:p text:style-name="P9">PSUBQ</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s_epi8" text:style-name="Internet_20_link" text:visited-style-name="Visited_20_Internet_20_Link"><text:span text:style-name="T9">_mm_subs_epi8</text:span></text:a></text:p>
            </table:table-cell>
            <table:table-cell table:style-name="表格6.A2" office:value-type="string">
              <text:p text:style-name="P9">PSUBSB</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s_epi16" text:style-name="Internet_20_link" text:visited-style-name="Visited_20_Internet_20_Link"><text:span text:style-name="T9">_mm_subs_epi16</text:span></text:a></text:p>
            </table:table-cell>
            <table:table-cell table:style-name="表格6.A2" office:value-type="string">
              <text:p text:style-name="P9">PSUBSW</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s_epu8" text:style-name="Internet_20_link" text:visited-style-name="Visited_20_Internet_20_Link"><text:span text:style-name="T9">_mm_subs_epu8</text:span></text:a></text:p>
            </table:table-cell>
            <table:table-cell table:style-name="表格6.A2" office:value-type="string">
              <text:p text:style-name="P9">PSUBUSB</text:p>
            </table:table-cell>
            <table:table-cell table:style-name="表格6.A2" office:value-type="string">
              <text:p text:style-name="P9">Subtraction</text:p>
            </table:table-cell>
          </table:table-row>
          <table:table-row>
            <table:table-cell table:style-name="表格6.A2" office:value-type="string">
              <text:p text:style-name="Table_20_Contents"><text:a xlink:type="simple" xlink:href="http://msdn.microsoft.com/en-us/library/k87x524b%28v=vs.71%29.aspx#vcref_mm_subs_epu16" text:style-name="Internet_20_link" text:visited-style-name="Visited_20_Internet_20_Link"><text:span text:style-name="T9">_mm_subs_epu16</text:span></text:a></text:p>
            </table:table-cell>
            <table:table-cell table:style-name="表格6.A2" office:value-type="string">
              <text:p text:style-name="P9">PSUBUSW</text:p>
            </table:table-cell>
            <table:table-cell table:style-name="表格6.A2" office:value-type="string">
              <text:p text:style-name="P9">Subtraction</text:p>
            </table:table-cell>
          </table:table-row>
        </table:table>
        <text:p text:style-name="P3"> </text:p>
        <text:h text:style-name="P17" text:outline-level="2">Logical Operations Intrinsics</text:h>
        <text:p text:style-name="P6"><text:span text:style-name="T11">an explanation of the syntax used in code samples in this topic, see </text:span><text:a xlink:type="simple" xlink:href="http://msdn.microsoft.com/en-us/library/x5c07e2a%28v=vs.71%29.aspx" text:style-name="Internet_20_link" text:visited-style-name="Visited_20_Internet_20_Link"><text:span text:style-name="T13">Floating-Point Intrinsics Using Streaming SIMD Extensions</text:span></text:a><text:span text:style-name="T11">.</text:span></text:p>
        <text:section text:style-name="Sect1" text:name="区域8">
          <text:p text:style-name="P7"><text:bookmark text:name="code-snippet-1"/><text:soft-page-break/></text:p>
          <text:section text:style-name="Sect2" text:name="CodeSnippetContainerCode_fd764727-1c9a-4fa2-8180-5141bdb6f22d">
            <text:p text:style-name="P19">__m128i _mm_and_si128 (__m128i a, __m128i b);</text:p>
            <text:p text:style-name="P20">PAND</text:p>
          </text:section>
        </text:section>
        <text:p text:style-name="P6"><text:span text:style-name="T12">Computes the bitwise </text:span><text:span text:style-name="Source_20_Text"><text:span text:style-name="T12">AND</text:span></text:span><text:span text:style-name="T12"> of the 128-bit value in </text:span><text:span text:style-name="Source_20_Text"><text:span text:style-name="T12">a</text:span></text:span><text:span text:style-name="T12"> and the 128-bit value in </text:span><text:span text:style-name="Source_20_Text"><text:span text:style-name="T12">b</text:span></text:span><text:span text:style-name="T12">.</text:span></text:p>
        <text:section text:style-name="Sect1" text:name="区域9">
          <text:p text:style-name="P7"><text:bookmark text:name="code-snippet-22"/></text:p>
          <text:section text:style-name="Sect2" text:name="CodeSnippetContainerCode_83e57f99-f8be-43f7-8a5f-0d939413645e">
            <text:p text:style-name="P19">r := a &amp; b</text:p>
            <text:p text:style-name="P20">__m128i _mm_andnot_si128 (__m128i a, __m128i b);</text:p>
            <text:p text:style-name="P20">PANDN</text:p>
          </text:section>
        </text:section>
        <text:p text:style-name="P6"><text:span text:style-name="T12">Computes the bitwise </text:span><text:span text:style-name="Source_20_Text"><text:span text:style-name="T12">AND</text:span></text:span><text:span text:style-name="T12"> of the 128-bit value in </text:span><text:span text:style-name="Source_20_Text"><text:span text:style-name="T12">b</text:span></text:span><text:span text:style-name="T12"> and the bitwise </text:span><text:span text:style-name="Source_20_Text"><text:span text:style-name="T12">NOT</text:span></text:span><text:span text:style-name="T12"> of the 128-bit value in </text:span><text:span text:style-name="Source_20_Text"><text:span text:style-name="T12">a</text:span></text:span><text:span text:style-name="T12">.</text:span></text:p>
        <text:section text:style-name="Sect1" text:name="区域10">
          <text:p text:style-name="P7"><text:bookmark text:name="code-snippet-32"/></text:p>
          <text:section text:style-name="Sect2" text:name="CodeSnippetContainerCode_1e8fe4c0-bd9a-4d75-8bba-1f330ed8f078">
            <text:p text:style-name="P19">r := (~a) &amp; b</text:p>
            <text:p text:style-name="P20">__m128i _mm_or_si128 (__m128i a, __m128i b);</text:p>
            <text:p text:style-name="P20">POR</text:p>
          </text:section>
        </text:section>
        <text:p text:style-name="P6"><text:span text:style-name="T12">Computes the bitwise </text:span><text:span text:style-name="Source_20_Text"><text:span text:style-name="T12">OR</text:span></text:span><text:span text:style-name="T12"> of the 128-bit value in </text:span><text:span text:style-name="Source_20_Text"><text:span text:style-name="T12">a</text:span></text:span><text:span text:style-name="T12"> and the 128-bit value in </text:span><text:span text:style-name="Source_20_Text"><text:span text:style-name="T12">b</text:span></text:span><text:span text:style-name="T12">.</text:span></text:p>
        <text:section text:style-name="Sect1" text:name="区域11">
          <text:p text:style-name="P7"><text:bookmark text:name="code-snippet-42"/></text:p>
          <text:section text:style-name="Sect2" text:name="CodeSnippetContainerCode_4fd64bf3-ba88-4629-a5e2-78c2d36d125c">
            <text:p text:style-name="P19">r := a | b</text:p>
            <text:p text:style-name="P20">__m128i _mm_xor_si128 ( __m128i a, __m128i b);</text:p>
            <text:p text:style-name="P20">PXOR</text:p>
          </text:section>
        </text:section>
        <text:p text:style-name="P6"><text:span text:style-name="T12">Computes the bitwise </text:span><text:span text:style-name="Source_20_Text"><text:span text:style-name="T12">XOR</text:span></text:span><text:span text:style-name="T12"> of the 128-bit value in </text:span><text:span text:style-name="Source_20_Text"><text:span text:style-name="T12">a</text:span></text:span><text:span text:style-name="T12"> and the 128-bit value in </text:span><text:span text:style-name="Source_20_Text"><text:span text:style-name="T12">b</text:span></text:span><text:span text:style-name="T12">.</text:span></text:p>
        <text:section text:style-name="Sect1" text:name="区域12">
          <text:p text:style-name="P7"><text:bookmark text:name="code-snippet-51"/></text:p>
          <text:section text:style-name="Sect2" text:name="CodeSnippetContainerCode_06eadf15-74b3-4e43-bd17-af8742b2efd2">
            <text:p text:style-name="P19">r := a ^ b</text:p>
          </text:section>
        </text:section>
        <text:p text:style-name="P4"><text:soft-page-break/> </text:p>
        <text:h text:style-name="P16" text:outline-level="2">Shift Operation Intrinsics</text:h>
        <table:table table:name="表格7" table:style-name="表格7">
          <table:table-column table:style-name="表格7.A"/>
          <table:table-column table:style-name="表格7.B"/>
          <table:table-column table:style-name="表格7.C"/>
          <table:table-column table:style-name="表格7.D"/>
          <table:table-row>
            <table:table-cell table:style-name="表格7.A1" office:value-type="string">
              <text:p text:style-name="P13">Intrinsic shift</text:p>
            </table:table-cell>
            <table:table-cell table:style-name="表格7.A1" office:value-type="string">
              <text:p text:style-name="P13">Direction shift</text:p>
            </table:table-cell>
            <table:table-cell table:style-name="表格7.A1" office:value-type="string">
              <text:p text:style-name="P13">Type</text:p>
            </table:table-cell>
            <table:table-cell table:style-name="表格7.A1" office:value-type="string">
              <text:p text:style-name="P13">Corresponding instruction</text:p>
            </table:table-cell>
          </table:table-row>
          <table:table-row>
            <table:table-cell table:style-name="表格7.A2" office:value-type="string">
              <text:p text:style-name="Table_20_Contents"><text:a xlink:type="simple" xlink:href="http://msdn.microsoft.com/en-us/library/edy397f8%28v=vs.71%29.aspx#vcref_mm_slli_si128" text:style-name="Internet_20_link" text:visited-style-name="Visited_20_Internet_20_Link"><text:span text:style-name="T9">_mm_slli_si128</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DQ</text:p>
            </table:table-cell>
          </table:table-row>
          <table:table-row>
            <table:table-cell table:style-name="表格7.A2" office:value-type="string">
              <text:p text:style-name="Table_20_Contents"><text:a xlink:type="simple" xlink:href="http://msdn.microsoft.com/en-us/library/edy397f8%28v=vs.71%29.aspx#vcref_mm_slli_epi16" text:style-name="Internet_20_link" text:visited-style-name="Visited_20_Internet_20_Link"><text:span text:style-name="T9">_mm_slli_epi16</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W</text:p>
            </table:table-cell>
          </table:table-row>
          <table:table-row>
            <table:table-cell table:style-name="表格7.A2" office:value-type="string">
              <text:p text:style-name="Table_20_Contents"><text:a xlink:type="simple" xlink:href="http://msdn.microsoft.com/en-us/library/edy397f8%28v=vs.71%29.aspx#vcref_mm_sll_epi16" text:style-name="Internet_20_link" text:visited-style-name="Visited_20_Internet_20_Link"><text:span text:style-name="T9">_mm_sll_epi16</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W</text:p>
            </table:table-cell>
          </table:table-row>
          <table:table-row>
            <table:table-cell table:style-name="表格7.A2" office:value-type="string">
              <text:p text:style-name="Table_20_Contents"><text:a xlink:type="simple" xlink:href="http://msdn.microsoft.com/en-us/library/edy397f8%28v=vs.71%29.aspx#vcref_mm_slli_epi32" text:style-name="Internet_20_link" text:visited-style-name="Visited_20_Internet_20_Link"><text:span text:style-name="T9">_mm_slli_epi32</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D</text:p>
            </table:table-cell>
          </table:table-row>
          <table:table-row>
            <table:table-cell table:style-name="表格7.A2" office:value-type="string">
              <text:p text:style-name="Table_20_Contents"><text:a xlink:type="simple" xlink:href="http://msdn.microsoft.com/en-us/library/edy397f8%28v=vs.71%29.aspx#vcref_mm_sll_epi32" text:style-name="Internet_20_link" text:visited-style-name="Visited_20_Internet_20_Link"><text:span text:style-name="T9">_mm_sll_epi32</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D</text:p>
            </table:table-cell>
          </table:table-row>
          <table:table-row>
            <table:table-cell table:style-name="表格7.A2" office:value-type="string">
              <text:p text:style-name="Table_20_Contents"><text:a xlink:type="simple" xlink:href="http://msdn.microsoft.com/en-us/library/edy397f8%28v=vs.71%29.aspx#vcref_mm_slli_epi64" text:style-name="Internet_20_link" text:visited-style-name="Visited_20_Internet_20_Link"><text:span text:style-name="T9">_mm_slli_epi64</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Q</text:p>
            </table:table-cell>
          </table:table-row>
          <table:table-row>
            <table:table-cell table:style-name="表格7.A2" office:value-type="string">
              <text:p text:style-name="Table_20_Contents"><text:a xlink:type="simple" xlink:href="http://msdn.microsoft.com/en-us/library/edy397f8%28v=vs.71%29.aspx#vcref_mm_sll_epi64" text:style-name="Internet_20_link" text:visited-style-name="Visited_20_Internet_20_Link"><text:span text:style-name="T9">_mm_sll_epi64</text:span></text:a></text:p>
            </table:table-cell>
            <table:table-cell table:style-name="表格7.A2" office:value-type="string">
              <text:p text:style-name="P9">Left</text:p>
            </table:table-cell>
            <table:table-cell table:style-name="表格7.A2" office:value-type="string">
              <text:p text:style-name="P9">Logical</text:p>
            </table:table-cell>
            <table:table-cell table:style-name="表格7.A2" office:value-type="string">
              <text:p text:style-name="P9">PSLLQ</text:p>
            </table:table-cell>
          </table:table-row>
          <table:table-row>
            <table:table-cell table:style-name="表格7.A2" office:value-type="string">
              <text:p text:style-name="Table_20_Contents"><text:a xlink:type="simple" xlink:href="http://msdn.microsoft.com/en-us/library/edy397f8%28v=vs.71%29.aspx#vcref_mm_srai_epi16" text:style-name="Internet_20_link" text:visited-style-name="Visited_20_Internet_20_Link"><text:span text:style-name="T9">_mm_srai_epi16</text:span></text:a></text:p>
            </table:table-cell>
            <table:table-cell table:style-name="表格7.A2" office:value-type="string">
              <text:p text:style-name="P9">Right</text:p>
            </table:table-cell>
            <table:table-cell table:style-name="表格7.A2" office:value-type="string">
              <text:p text:style-name="P9">Arithmetic</text:p>
            </table:table-cell>
            <table:table-cell table:style-name="表格7.A2" office:value-type="string">
              <text:p text:style-name="P9">PSRAW</text:p>
            </table:table-cell>
          </table:table-row>
          <table:table-row>
            <table:table-cell table:style-name="表格7.A2" office:value-type="string">
              <text:p text:style-name="Table_20_Contents"><text:a xlink:type="simple" xlink:href="http://msdn.microsoft.com/en-us/library/edy397f8%28v=vs.71%29.aspx#vcref_mm_sra_epi16" text:style-name="Internet_20_link" text:visited-style-name="Visited_20_Internet_20_Link"><text:span text:style-name="T9">_mm_sra_epi16</text:span></text:a></text:p>
            </table:table-cell>
            <table:table-cell table:style-name="表格7.A2" office:value-type="string">
              <text:p text:style-name="P9">Right</text:p>
            </table:table-cell>
            <table:table-cell table:style-name="表格7.A2" office:value-type="string">
              <text:p text:style-name="P9">Arithmetic</text:p>
            </table:table-cell>
            <table:table-cell table:style-name="表格7.A2" office:value-type="string">
              <text:p text:style-name="P9">PSRAW</text:p>
            </table:table-cell>
          </table:table-row>
          <table:table-row>
            <table:table-cell table:style-name="表格7.A2" office:value-type="string">
              <text:p text:style-name="Table_20_Contents"><text:a xlink:type="simple" xlink:href="http://msdn.microsoft.com/en-us/library/edy397f8%28v=vs.71%29.aspx#vcref_mm_srai_epi32" text:style-name="Internet_20_link" text:visited-style-name="Visited_20_Internet_20_Link"><text:span text:style-name="T9">_mm_srai_epi32</text:span></text:a></text:p>
            </table:table-cell>
            <table:table-cell table:style-name="表格7.A2" office:value-type="string">
              <text:p text:style-name="P9">Right</text:p>
            </table:table-cell>
            <table:table-cell table:style-name="表格7.A2" office:value-type="string">
              <text:p text:style-name="P9">Arithmetic</text:p>
            </table:table-cell>
            <table:table-cell table:style-name="表格7.A2" office:value-type="string">
              <text:p text:style-name="P9">PSRAD</text:p>
            </table:table-cell>
          </table:table-row>
          <table:table-row>
            <table:table-cell table:style-name="表格7.A2" office:value-type="string">
              <text:p text:style-name="Table_20_Contents"><text:a xlink:type="simple" xlink:href="http://msdn.microsoft.com/en-us/library/edy397f8%28v=vs.71%29.aspx#vcref_mm_sra_epi32" text:style-name="Internet_20_link" text:visited-style-name="Visited_20_Internet_20_Link"><text:span text:style-name="T9">_mm_sra_epi32</text:span></text:a></text:p>
            </table:table-cell>
            <table:table-cell table:style-name="表格7.A2" office:value-type="string">
              <text:p text:style-name="P9">Right</text:p>
            </table:table-cell>
            <table:table-cell table:style-name="表格7.A2" office:value-type="string">
              <text:p text:style-name="P9">Arithmetic</text:p>
            </table:table-cell>
            <table:table-cell table:style-name="表格7.A2" office:value-type="string">
              <text:p text:style-name="P9">PSRAD</text:p>
            </table:table-cell>
          </table:table-row>
          <table:table-row>
            <table:table-cell table:style-name="表格7.A2" office:value-type="string">
              <text:p text:style-name="Table_20_Contents"><text:a xlink:type="simple" xlink:href="http://msdn.microsoft.com/en-us/library/edy397f8%28v=vs.71%29.aspx#vcref_mm_srli_si128" text:style-name="Internet_20_link" text:visited-style-name="Visited_20_Internet_20_Link"><text:span text:style-name="T9">_mm_srli_si128</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DQ</text:p>
            </table:table-cell>
          </table:table-row>
          <table:table-row>
            <table:table-cell table:style-name="表格7.A2" office:value-type="string">
              <text:p text:style-name="Table_20_Contents"><text:a xlink:type="simple" xlink:href="http://msdn.microsoft.com/en-us/library/edy397f8%28v=vs.71%29.aspx#vcref_mm_srli_epi16" text:style-name="Internet_20_link" text:visited-style-name="Visited_20_Internet_20_Link"><text:span text:style-name="T9">_mm_srli_epi16</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W</text:p>
            </table:table-cell>
          </table:table-row>
          <table:table-row>
            <table:table-cell table:style-name="表格7.A2" office:value-type="string">
              <text:p text:style-name="Table_20_Contents"><text:a xlink:type="simple" xlink:href="http://msdn.microsoft.com/en-us/library/edy397f8%28v=vs.71%29.aspx#vcref_mm_srl_epi16" text:style-name="Internet_20_link" text:visited-style-name="Visited_20_Internet_20_Link"><text:span text:style-name="T9">_mm_srl_epi16</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W</text:p>
            </table:table-cell>
          </table:table-row>
          <table:table-row>
            <table:table-cell table:style-name="表格7.A2" office:value-type="string">
              <text:p text:style-name="Table_20_Contents"><text:a xlink:type="simple" xlink:href="http://msdn.microsoft.com/en-us/library/edy397f8%28v=vs.71%29.aspx#vcref_mm_srli_epi32" text:style-name="Internet_20_link" text:visited-style-name="Visited_20_Internet_20_Link"><text:span text:style-name="T9">_mm_srli_epi32</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D</text:p>
            </table:table-cell>
          </table:table-row>
          <table:table-row>
            <table:table-cell table:style-name="表格7.A2" office:value-type="string">
              <text:p text:style-name="Table_20_Contents"><text:a xlink:type="simple" xlink:href="http://msdn.microsoft.com/en-us/library/edy397f8%28v=vs.71%29.aspx#vcref_mm_srl_epi32" text:style-name="Internet_20_link" text:visited-style-name="Visited_20_Internet_20_Link"><text:span text:style-name="T9">_mm_srl_epi32</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D</text:p>
            </table:table-cell>
          </table:table-row>
          <table:table-row>
            <table:table-cell table:style-name="表格7.A2" office:value-type="string">
              <text:p text:style-name="Table_20_Contents"><text:a xlink:type="simple" xlink:href="http://msdn.microsoft.com/en-us/library/edy397f8%28v=vs.71%29.aspx#vcref_mm_srli_epi64" text:style-name="Internet_20_link" text:visited-style-name="Visited_20_Internet_20_Link"><text:span text:style-name="T9">_mm_srli_epi64</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Q</text:p>
            </table:table-cell>
          </table:table-row>
          <table:table-row>
            <table:table-cell table:style-name="表格7.A2" office:value-type="string">
              <text:p text:style-name="Table_20_Contents"><text:a xlink:type="simple" xlink:href="http://msdn.microsoft.com/en-us/library/edy397f8%28v=vs.71%29.aspx#vcref_mm_srl_epi64" text:style-name="Internet_20_link" text:visited-style-name="Visited_20_Internet_20_Link"><text:span text:style-name="T9">_mm_srl_epi64</text:span></text:a></text:p>
            </table:table-cell>
            <table:table-cell table:style-name="表格7.A2" office:value-type="string">
              <text:p text:style-name="P9">Right</text:p>
            </table:table-cell>
            <table:table-cell table:style-name="表格7.A2" office:value-type="string">
              <text:p text:style-name="P9">Logical</text:p>
            </table:table-cell>
            <table:table-cell table:style-name="表格7.A2" office:value-type="string">
              <text:p text:style-name="P9">PSRLQ</text:p>
            </table:table-cell>
          </table:table-row>
        </table:table>
        <text:p text:style-name="P3"> </text:p>
        <text:h text:style-name="P17" text:outline-level="2">Conversion Intrinsics</text:h>
        <text:section text:style-name="Sect2" text:name="CodeSnippetContainerCode_5a1ae422-69ea-4d12-a24c-5d5bc42af7f0">
          <text:p text:style-name="P19">__m128i _mm_cvtsi32_si128 (int a);</text:p>
          <text:p text:style-name="P20">MOVD</text:p>
        </text:section>
        <text:p text:style-name="P6"><text:span text:style-name="T12">Moves 32-bit integer </text:span><text:span text:style-name="Source_20_Text"><text:span text:style-name="T12">a</text:span></text:span><text:span text:style-name="T12"> to the least significant 32 bits of an </text:span><text:span text:style-name="Source_20_Text"><text:span text:style-name="T12">__m128</text:span></text:span><text:span text:style-name="T12"> object one extending the upper bits.</text:span></text:p>
        <text:section text:style-name="Sect1" text:name="区域13">
          <text:p text:style-name="P7"><text:bookmark text:name="code-snippet-23"/></text:p>
          <text:section text:style-name="Sect2" text:name="CodeSnippetContainerCode_0607dbac-b40f-4368-95e7-fe7cbc2d33e0">
            <text:p text:style-name="P19">r0 := a</text:p>
            <text:p text:style-name="P20">r1 := 0x0 ; r2 := 0x0 ; r3 := 0x0</text:p>
            <text:p text:style-name="P20">int _mm_cvtsi128_si32 (__m128i a);</text:p>
            <text:p text:style-name="P20">MOVD</text:p>
          </text:section>
        </text:section>
        <text:p text:style-name="P6"><text:soft-page-break/><text:span text:style-name="T12">Moves the least significant 32 bits of </text:span><text:span text:style-name="Source_20_Text"><text:span text:style-name="T12">a</text:span></text:span><text:span text:style-name="T12"> to a 32-bit integer.</text:span></text:p>
        <text:section text:style-name="Sect1" text:name="区域14">
          <text:p text:style-name="P7"><text:bookmark text:name="code-snippet-33"/></text:p>
          <text:section text:style-name="Sect2" text:name="CodeSnippetContainerCode_02297ed2-e6ab-4653-8508-e0a621bc9a99">
            <text:p text:style-name="P19">r := a0</text:p>
          </text:section>
        </text:section>
        <text:p text:style-name="P4"> </text:p>
        <text:h text:style-name="P16" text:outline-level="2">Comparison Intrinsics</text:h>
        <table:table table:name="表格8" table:style-name="表格8">
          <table:table-column table:style-name="表格8.A"/>
          <table:table-column table:style-name="表格8.B"/>
          <table:table-column table:style-name="表格8.C"/>
          <table:table-column table:style-name="表格8.D"/>
          <table:table-column table:style-name="表格8.E"/>
          <table:table-row>
            <table:table-cell table:style-name="表格8.A1" office:value-type="string">
              <text:p text:style-name="P13">Intrinsic name</text:p>
            </table:table-cell>
            <table:table-cell table:style-name="表格8.A1" office:value-type="string">
              <text:p text:style-name="P13">Instruction</text:p>
            </table:table-cell>
            <table:table-cell table:style-name="表格8.A1" office:value-type="string">
              <text:p text:style-name="P13">Comparison</text:p>
            </table:table-cell>
            <table:table-cell table:style-name="表格8.A1" office:value-type="string">
              <text:p text:style-name="P13">Elements</text:p>
            </table:table-cell>
            <table:table-cell table:style-name="表格8.A1" office:value-type="string">
              <text:p text:style-name="P13">Size of elements</text:p>
            </table:table-cell>
          </table:table-row>
          <table:table-row>
            <table:table-cell table:style-name="表格8.A2" office:value-type="string">
              <text:p text:style-name="Table_20_Contents"><text:a xlink:type="simple" xlink:href="http://msdn.microsoft.com/en-us/library/5yc9bc1f%28v=vs.71%29.aspx#vcref_mm_cmpeq_epi8" text:style-name="Internet_20_link" text:visited-style-name="Visited_20_Internet_20_Link"><text:span text:style-name="T9">_mm_cmpeq_epi8</text:span></text:a></text:p>
            </table:table-cell>
            <table:table-cell table:style-name="表格8.A2" office:value-type="string">
              <text:p text:style-name="P9">PCMPEQB</text:p>
            </table:table-cell>
            <table:table-cell table:style-name="表格8.A2" office:value-type="string">
              <text:p text:style-name="P9">Equality</text:p>
            </table:table-cell>
            <table:table-cell table:style-name="表格8.A2" office:value-type="string">
              <text:p text:style-name="P9">16</text:p>
            </table:table-cell>
            <table:table-cell table:style-name="表格8.A2" office:value-type="string">
              <text:p text:style-name="P9">8</text:p>
            </table:table-cell>
          </table:table-row>
          <table:table-row>
            <table:table-cell table:style-name="表格8.A2" office:value-type="string">
              <text:p text:style-name="Table_20_Contents"><text:a xlink:type="simple" xlink:href="http://msdn.microsoft.com/en-us/library/5yc9bc1f%28v=vs.71%29.aspx#vcref_mm_cmpeq_epi16" text:style-name="Internet_20_link" text:visited-style-name="Visited_20_Internet_20_Link"><text:span text:style-name="T9">_mm_cmpeq_epi16</text:span></text:a></text:p>
            </table:table-cell>
            <table:table-cell table:style-name="表格8.A2" office:value-type="string">
              <text:p text:style-name="P9">PCMPEQW</text:p>
            </table:table-cell>
            <table:table-cell table:style-name="表格8.A2" office:value-type="string">
              <text:p text:style-name="P9">Equality</text:p>
            </table:table-cell>
            <table:table-cell table:style-name="表格8.A2" office:value-type="string">
              <text:p text:style-name="P9">8</text:p>
            </table:table-cell>
            <table:table-cell table:style-name="表格8.A2" office:value-type="string">
              <text:p text:style-name="P9">16</text:p>
            </table:table-cell>
          </table:table-row>
          <table:table-row>
            <table:table-cell table:style-name="表格8.A2" office:value-type="string">
              <text:p text:style-name="Table_20_Contents"><text:a xlink:type="simple" xlink:href="http://msdn.microsoft.com/en-us/library/5yc9bc1f%28v=vs.71%29.aspx#vcref_mm_cmpeq_epi32" text:style-name="Internet_20_link" text:visited-style-name="Visited_20_Internet_20_Link"><text:span text:style-name="T9">_mm_cmpeq_epi32</text:span></text:a></text:p>
            </table:table-cell>
            <table:table-cell table:style-name="表格8.A2" office:value-type="string">
              <text:p text:style-name="P9">PCMPEQD</text:p>
            </table:table-cell>
            <table:table-cell table:style-name="表格8.A2" office:value-type="string">
              <text:p text:style-name="P9">Equality</text:p>
            </table:table-cell>
            <table:table-cell table:style-name="表格8.A2" office:value-type="string">
              <text:p text:style-name="P9">4</text:p>
            </table:table-cell>
            <table:table-cell table:style-name="表格8.A2" office:value-type="string">
              <text:p text:style-name="P9">32</text:p>
            </table:table-cell>
          </table:table-row>
          <table:table-row>
            <table:table-cell table:style-name="表格8.A2" office:value-type="string">
              <text:p text:style-name="Table_20_Contents"><text:a xlink:type="simple" xlink:href="http://msdn.microsoft.com/en-us/library/5yc9bc1f%28v=vs.71%29.aspx#vcref_mm_cmpgt_epi8" text:style-name="Internet_20_link" text:visited-style-name="Visited_20_Internet_20_Link"><text:span text:style-name="T9">_mm_cmpgt_epi8</text:span></text:a></text:p>
            </table:table-cell>
            <table:table-cell table:style-name="表格8.A2" office:value-type="string">
              <text:p text:style-name="P9">PCMPGTB</text:p>
            </table:table-cell>
            <table:table-cell table:style-name="表格8.A2" office:value-type="string">
              <text:p text:style-name="P9">Greater than</text:p>
            </table:table-cell>
            <table:table-cell table:style-name="表格8.A2" office:value-type="string">
              <text:p text:style-name="P9">16</text:p>
            </table:table-cell>
            <table:table-cell table:style-name="表格8.A2" office:value-type="string">
              <text:p text:style-name="P9">8</text:p>
            </table:table-cell>
          </table:table-row>
          <table:table-row>
            <table:table-cell table:style-name="表格8.A2" office:value-type="string">
              <text:p text:style-name="Table_20_Contents"><text:a xlink:type="simple" xlink:href="http://msdn.microsoft.com/en-us/library/5yc9bc1f%28v=vs.71%29.aspx#vcref_mm_cmpgt_epi16" text:style-name="Internet_20_link" text:visited-style-name="Visited_20_Internet_20_Link"><text:span text:style-name="T9">_mm_cmpgt_epi16</text:span></text:a></text:p>
            </table:table-cell>
            <table:table-cell table:style-name="表格8.A2" office:value-type="string">
              <text:p text:style-name="P9">PCMPGTW</text:p>
            </table:table-cell>
            <table:table-cell table:style-name="表格8.A2" office:value-type="string">
              <text:p text:style-name="P9">Greater than</text:p>
            </table:table-cell>
            <table:table-cell table:style-name="表格8.A2" office:value-type="string">
              <text:p text:style-name="P9">8</text:p>
            </table:table-cell>
            <table:table-cell table:style-name="表格8.A2" office:value-type="string">
              <text:p text:style-name="P9">16</text:p>
            </table:table-cell>
          </table:table-row>
          <table:table-row>
            <table:table-cell table:style-name="表格8.A2" office:value-type="string">
              <text:p text:style-name="Table_20_Contents"><text:a xlink:type="simple" xlink:href="http://msdn.microsoft.com/en-us/library/5yc9bc1f%28v=vs.71%29.aspx#vcref_mm_cmpgt_epi32" text:style-name="Internet_20_link" text:visited-style-name="Visited_20_Internet_20_Link"><text:span text:style-name="T9">_mm_cmpgt_epi32</text:span></text:a></text:p>
            </table:table-cell>
            <table:table-cell table:style-name="表格8.A2" office:value-type="string">
              <text:p text:style-name="P9">PCMPGTD</text:p>
            </table:table-cell>
            <table:table-cell table:style-name="表格8.A2" office:value-type="string">
              <text:p text:style-name="P9">Greater than</text:p>
            </table:table-cell>
            <table:table-cell table:style-name="表格8.A2" office:value-type="string">
              <text:p text:style-name="P9">4</text:p>
            </table:table-cell>
            <table:table-cell table:style-name="表格8.A2" office:value-type="string">
              <text:p text:style-name="P9">32</text:p>
            </table:table-cell>
          </table:table-row>
          <table:table-row>
            <table:table-cell table:style-name="表格8.A2" office:value-type="string">
              <text:p text:style-name="Table_20_Contents"><text:a xlink:type="simple" xlink:href="http://msdn.microsoft.com/en-us/library/5yc9bc1f%28v=vs.71%29.aspx#vcref_mm_cmplt_epi8" text:style-name="Internet_20_link" text:visited-style-name="Visited_20_Internet_20_Link"><text:span text:style-name="T9">_mm_cmplt_epi8</text:span></text:a></text:p>
            </table:table-cell>
            <table:table-cell table:style-name="表格8.A2" office:value-type="string">
              <text:p text:style-name="P9">PCMPGTBr</text:p>
            </table:table-cell>
            <table:table-cell table:style-name="表格8.A2" office:value-type="string">
              <text:p text:style-name="P9">Less than</text:p>
            </table:table-cell>
            <table:table-cell table:style-name="表格8.A2" office:value-type="string">
              <text:p text:style-name="P9">16</text:p>
            </table:table-cell>
            <table:table-cell table:style-name="表格8.A2" office:value-type="string">
              <text:p text:style-name="P9">8</text:p>
            </table:table-cell>
          </table:table-row>
          <table:table-row>
            <table:table-cell table:style-name="表格8.A2" office:value-type="string">
              <text:p text:style-name="Table_20_Contents"><text:a xlink:type="simple" xlink:href="http://msdn.microsoft.com/en-us/library/5yc9bc1f%28v=vs.71%29.aspx#vcref_mm_cmplt_epi16" text:style-name="Internet_20_link" text:visited-style-name="Visited_20_Internet_20_Link"><text:span text:style-name="T9">_mm_cmplt_epi16</text:span></text:a></text:p>
            </table:table-cell>
            <table:table-cell table:style-name="表格8.A2" office:value-type="string">
              <text:p text:style-name="P9">PCMPGTWr</text:p>
            </table:table-cell>
            <table:table-cell table:style-name="表格8.A2" office:value-type="string">
              <text:p text:style-name="P9">Less than</text:p>
            </table:table-cell>
            <table:table-cell table:style-name="表格8.A2" office:value-type="string">
              <text:p text:style-name="P9">8</text:p>
            </table:table-cell>
            <table:table-cell table:style-name="表格8.A2" office:value-type="string">
              <text:p text:style-name="P9">16</text:p>
            </table:table-cell>
          </table:table-row>
          <table:table-row>
            <table:table-cell table:style-name="表格8.A2" office:value-type="string">
              <text:p text:style-name="Table_20_Contents"><text:a xlink:type="simple" xlink:href="http://msdn.microsoft.com/en-us/library/5yc9bc1f%28v=vs.71%29.aspx#vcref_mm_cmplt_epi32" text:style-name="Internet_20_link" text:visited-style-name="Visited_20_Internet_20_Link"><text:span text:style-name="T9">_mm_cmplt_epi32</text:span></text:a></text:p>
            </table:table-cell>
            <table:table-cell table:style-name="表格8.A2" office:value-type="string">
              <text:p text:style-name="P9">PCMPGTDr</text:p>
            </table:table-cell>
            <table:table-cell table:style-name="表格8.A2" office:value-type="string">
              <text:p text:style-name="P9">Less than</text:p>
            </table:table-cell>
            <table:table-cell table:style-name="表格8.A2" office:value-type="string">
              <text:p text:style-name="P9">4</text:p>
            </table:table-cell>
            <table:table-cell table:style-name="表格8.A2" office:value-type="string">
              <text:p text:style-name="P9">32</text:p>
            </table:table-cell>
          </table:table-row>
        </table:table>
        <text:p text:style-name="P3"> </text:p>
        <text:h text:style-name="P16" text:outline-level="2">Miscellaneous Operations Intrinsics</text:h>
        <table:table table:name="表格9" table:style-name="表格9">
          <table:table-column table:style-name="表格9.A"/>
          <table:table-column table:style-name="表格9.B"/>
          <table:table-column table:style-name="表格9.C"/>
          <table:table-row>
            <table:table-cell table:style-name="表格9.A1" office:value-type="string">
              <text:p text:style-name="P13">Intrinsic</text:p>
            </table:table-cell>
            <table:table-cell table:style-name="表格9.A1" office:value-type="string">
              <text:p text:style-name="P13">Corresponding instruction</text:p>
            </table:table-cell>
            <table:table-cell table:style-name="表格9.A1" office:value-type="string">
              <text:p text:style-name="P13">Operation</text:p>
            </table:table-cell>
          </table:table-row>
          <table:table-row>
            <table:table-cell table:style-name="表格9.A2" office:value-type="string">
              <text:p text:style-name="Table_20_Contents"><text:a xlink:type="simple" xlink:href="http://msdn.microsoft.com/en-us/library/has3d153%28v=vs.71%29.aspx#vcref_mm_packs_epi16" text:style-name="Internet_20_link" text:visited-style-name="Visited_20_Internet_20_Link"><text:span text:style-name="T9">_mm_packs_epi16</text:span></text:a></text:p>
            </table:table-cell>
            <table:table-cell table:style-name="表格9.A2" office:value-type="string">
              <text:p text:style-name="P9">PACKSSWB</text:p>
            </table:table-cell>
            <table:table-cell table:style-name="表格9.A2" office:value-type="string">
              <text:p text:style-name="P9">Packed saturation</text:p>
            </table:table-cell>
          </table:table-row>
          <table:table-row>
            <table:table-cell table:style-name="表格9.A2" office:value-type="string">
              <text:p text:style-name="Table_20_Contents"><text:a xlink:type="simple" xlink:href="http://msdn.microsoft.com/en-us/library/has3d153%28v=vs.71%29.aspx#vcref_mm_packs_epi32" text:style-name="Internet_20_link" text:visited-style-name="Visited_20_Internet_20_Link"><text:span text:style-name="T9">_mm_packs_epi32</text:span></text:a></text:p>
            </table:table-cell>
            <table:table-cell table:style-name="表格9.A2" office:value-type="string">
              <text:p text:style-name="P9">PACKSSDW</text:p>
            </table:table-cell>
            <table:table-cell table:style-name="表格9.A2" office:value-type="string">
              <text:p text:style-name="P9">Packed saturation</text:p>
            </table:table-cell>
          </table:table-row>
          <table:table-row>
            <table:table-cell table:style-name="表格9.A2" office:value-type="string">
              <text:p text:style-name="Table_20_Contents"><text:a xlink:type="simple" xlink:href="http://msdn.microsoft.com/en-us/library/has3d153%28v=vs.71%29.aspx#vcref_mm_packus_epi16" text:style-name="Internet_20_link" text:visited-style-name="Visited_20_Internet_20_Link"><text:span text:style-name="T9">_mm_packus_epi16</text:span></text:a></text:p>
            </table:table-cell>
            <table:table-cell table:style-name="表格9.A2" office:value-type="string">
              <text:p text:style-name="P9">PACKUSWB</text:p>
            </table:table-cell>
            <table:table-cell table:style-name="表格9.A2" office:value-type="string">
              <text:p text:style-name="P9">Packed saturation</text:p>
            </table:table-cell>
          </table:table-row>
          <table:table-row>
            <table:table-cell table:style-name="表格9.A2" office:value-type="string">
              <text:p text:style-name="Table_20_Contents"><text:a xlink:type="simple" xlink:href="http://msdn.microsoft.com/en-us/library/has3d153%28v=vs.71%29.aspx#vcref_mm_extract_epi16" text:style-name="Internet_20_link" text:visited-style-name="Visited_20_Internet_20_Link"><text:span text:style-name="T9">_mm_extract_epi16</text:span></text:a></text:p>
            </table:table-cell>
            <table:table-cell table:style-name="表格9.A2" office:value-type="string">
              <text:p text:style-name="P9">PEXTRW</text:p>
            </table:table-cell>
            <table:table-cell table:style-name="表格9.A2" office:value-type="string">
              <text:p text:style-name="P9">Extraction</text:p>
            </table:table-cell>
          </table:table-row>
          <table:table-row>
            <table:table-cell table:style-name="表格9.A2" office:value-type="string">
              <text:p text:style-name="Table_20_Contents"><text:a xlink:type="simple" xlink:href="http://msdn.microsoft.com/en-us/library/has3d153%28v=vs.71%29.aspx#vcref_mm_insert_epi16" text:style-name="Internet_20_link" text:visited-style-name="Visited_20_Internet_20_Link"><text:span text:style-name="T9">_mm_insert_epi16</text:span></text:a></text:p>
            </table:table-cell>
            <table:table-cell table:style-name="表格9.A2" office:value-type="string">
              <text:p text:style-name="P9">PINSRW</text:p>
            </table:table-cell>
            <table:table-cell table:style-name="表格9.A2" office:value-type="string">
              <text:p text:style-name="P9">Insertion</text:p>
            </table:table-cell>
          </table:table-row>
          <table:table-row>
            <table:table-cell table:style-name="表格9.A2" office:value-type="string">
              <text:p text:style-name="Table_20_Contents"><text:a xlink:type="simple" xlink:href="http://msdn.microsoft.com/en-us/library/has3d153%28v=vs.71%29.aspx#vcref_mm_insert_epi16" text:style-name="Internet_20_link" text:visited-style-name="Visited_20_Internet_20_Link"><text:span text:style-name="T9">_mm_movemask_epi8</text:span></text:a></text:p>
            </table:table-cell>
            <table:table-cell table:style-name="表格9.A2" office:value-type="string">
              <text:p text:style-name="P9">PMOVMSKB</text:p>
            </table:table-cell>
            <table:table-cell table:style-name="表格9.A2" office:value-type="string">
              <text:p text:style-name="P9">Mask creation</text:p>
            </table:table-cell>
          </table:table-row>
          <table:table-row>
            <table:table-cell table:style-name="表格9.A2" office:value-type="string">
              <text:p text:style-name="Table_20_Contents"><text:a xlink:type="simple" xlink:href="http://msdn.microsoft.com/en-us/library/has3d153%28v=vs.71%29.aspx#vcref_mm_shuffle_epi32" text:style-name="Internet_20_link" text:visited-style-name="Visited_20_Internet_20_Link"><text:span text:style-name="T9">_mm_shuffle_epi32</text:span></text:a></text:p>
            </table:table-cell>
            <table:table-cell table:style-name="表格9.A2" office:value-type="string">
              <text:p text:style-name="P9">PSHUFD</text:p>
            </table:table-cell>
            <table:table-cell table:style-name="表格9.A2" office:value-type="string">
              <text:p text:style-name="P9">Shuffle</text:p>
            </table:table-cell>
          </table:table-row>
          <table:table-row>
            <table:table-cell table:style-name="表格9.A2" office:value-type="string">
              <text:p text:style-name="Table_20_Contents"><text:a xlink:type="simple" xlink:href="http://msdn.microsoft.com/en-us/library/has3d153%28v=vs.71%29.aspx#vcref_mm_shufflehi_epi16" text:style-name="Internet_20_link" text:visited-style-name="Visited_20_Internet_20_Link"><text:span text:style-name="T9">_mm_shufflehi_epi16</text:span></text:a></text:p>
            </table:table-cell>
            <table:table-cell table:style-name="表格9.A2" office:value-type="string">
              <text:p text:style-name="P9">PSHUFHW</text:p>
            </table:table-cell>
            <table:table-cell table:style-name="表格9.A2" office:value-type="string">
              <text:p text:style-name="P9">Shuffle</text:p>
            </table:table-cell>
          </table:table-row>
          <table:table-row>
            <table:table-cell table:style-name="表格9.A2" office:value-type="string">
              <text:p text:style-name="Table_20_Contents"><text:a xlink:type="simple" xlink:href="http://msdn.microsoft.com/en-us/library/has3d153%28v=vs.71%29.aspx#vcref_mm_shufflelo_epi16" text:style-name="Internet_20_link" text:visited-style-name="Visited_20_Internet_20_Link"><text:span text:style-name="T9">_mm_shufflelo_epi16</text:span></text:a></text:p>
            </table:table-cell>
            <table:table-cell table:style-name="表格9.A2" office:value-type="string">
              <text:p text:style-name="P9">PSHUFLW</text:p>
            </table:table-cell>
            <table:table-cell table:style-name="表格9.A2" office:value-type="string">
              <text:p text:style-name="P9">Shuffle</text:p>
            </table:table-cell>
          </table:table-row>
          <table:table-row>
            <table:table-cell table:style-name="表格9.A2" office:value-type="string">
              <text:p text:style-name="Table_20_Contents"><text:a xlink:type="simple" xlink:href="http://msdn.microsoft.com/en-us/library/has3d153%28v=vs.71%29.aspx#vcref_mm_unpackhi_epi8" text:style-name="Internet_20_link" text:visited-style-name="Visited_20_Internet_20_Link"><text:span text:style-name="T9">_mm_unpackhi_epi8</text:span></text:a></text:p>
            </table:table-cell>
            <table:table-cell table:style-name="表格9.A2" office:value-type="string">
              <text:p text:style-name="P9">PUNPCKHBW</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hi_epi16" text:style-name="Internet_20_link" text:visited-style-name="Visited_20_Internet_20_Link"><text:span text:style-name="T9">_mm_unpackhi_epi16</text:span></text:a></text:p>
            </table:table-cell>
            <table:table-cell table:style-name="表格9.A2" office:value-type="string">
              <text:p text:style-name="P9">PUNPCKHWD</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hi_epi32" text:style-name="Internet_20_link" text:visited-style-name="Visited_20_Internet_20_Link"><text:span text:style-name="T9">_mm_unpackhi_epi32</text:span></text:a></text:p>
            </table:table-cell>
            <table:table-cell table:style-name="表格9.A2" office:value-type="string">
              <text:p text:style-name="P9">PUNPCKHDQ</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hi_epi64" text:style-name="Internet_20_link" text:visited-style-name="Visited_20_Internet_20_Link"><text:span text:style-name="T9">_mm_unpackhi_epi64</text:span></text:a></text:p>
            </table:table-cell>
            <table:table-cell table:style-name="表格9.A2" office:value-type="string">
              <text:p text:style-name="P9">PUNPCKHQDQ</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lo_epi8" text:style-name="Internet_20_link" text:visited-style-name="Visited_20_Internet_20_Link"><text:span text:style-name="T9">_mm_unpacklo_epi8</text:span></text:a></text:p>
            </table:table-cell>
            <table:table-cell table:style-name="表格9.A2" office:value-type="string">
              <text:p text:style-name="P9">PUNPCKLBW</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lo_epi16" text:style-name="Internet_20_link" text:visited-style-name="Visited_20_Internet_20_Link"><text:span text:style-name="T9">_mm_unpacklo_epi16</text:span></text:a></text:p>
            </table:table-cell>
            <table:table-cell table:style-name="表格9.A2" office:value-type="string">
              <text:p text:style-name="P9">PUNPCKLWD</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lo_epi32" text:style-name="Internet_20_link" text:visited-style-name="Visited_20_Internet_20_Link"><text:span text:style-name="T9">_mm_unpacklo_epi32</text:span></text:a></text:p>
            </table:table-cell>
            <table:table-cell table:style-name="表格9.A2" office:value-type="string">
              <text:p text:style-name="P9">PUNPCKLDQ</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unpacklo_epi64" text:style-name="Internet_20_link" text:visited-style-name="Visited_20_Internet_20_Link"><text:span text:style-name="T9">_mm_unpacklo_epi64</text:span></text:a></text:p>
            </table:table-cell>
            <table:table-cell table:style-name="表格9.A2" office:value-type="string">
              <text:p text:style-name="P9">PUNPCKLQDQ</text:p>
            </table:table-cell>
            <table:table-cell table:style-name="表格9.A2" office:value-type="string">
              <text:p text:style-name="P9">Interleave</text:p>
            </table:table-cell>
          </table:table-row>
          <table:table-row>
            <table:table-cell table:style-name="表格9.A2" office:value-type="string">
              <text:p text:style-name="Table_20_Contents"><text:a xlink:type="simple" xlink:href="http://msdn.microsoft.com/en-us/library/has3d153%28v=vs.71%29.aspx#vcref_mm_movepi64_pi64" text:style-name="Internet_20_link" text:visited-style-name="Visited_20_Internet_20_Link"><text:span text:style-name="T9">_mm_movepi64_pi64</text:span></text:a></text:p>
            </table:table-cell>
            <table:table-cell table:style-name="表格9.A2" office:value-type="string">
              <text:p text:style-name="P9">MOVDQ2Q</text:p>
            </table:table-cell>
            <table:table-cell table:style-name="表格9.A2" office:value-type="string">
              <text:p text:style-name="P9">Move</text:p>
            </table:table-cell>
          </table:table-row>
          <text:soft-page-break/>
          <table:table-row>
            <table:table-cell table:style-name="表格9.A2" office:value-type="string">
              <text:p text:style-name="Table_20_Contents"><text:a xlink:type="simple" xlink:href="http://msdn.microsoft.com/en-us/library/has3d153%28v=vs.71%29.aspx#vcref_mm_movpi64_pi64" text:style-name="Internet_20_link" text:visited-style-name="Visited_20_Internet_20_Link"><text:span text:style-name="T9">_mm_movpi64_pi64</text:span></text:a></text:p>
            </table:table-cell>
            <table:table-cell table:style-name="表格9.A2" office:value-type="string">
              <text:p text:style-name="P9">MOVQ2DQ</text:p>
            </table:table-cell>
            <table:table-cell table:style-name="表格9.A2" office:value-type="string">
              <text:p text:style-name="P9">Move</text:p>
            </table:table-cell>
          </table:table-row>
          <table:table-row>
            <table:table-cell table:style-name="表格9.A2" office:value-type="string">
              <text:p text:style-name="Table_20_Contents"><text:a xlink:type="simple" xlink:href="http://msdn.microsoft.com/en-us/library/has3d153%28v=vs.71%29.aspx#vcref_mm_move_epi64" text:style-name="Internet_20_link" text:visited-style-name="Visited_20_Internet_20_Link"><text:span text:style-name="T9">_mm_move_epi64</text:span></text:a></text:p>
            </table:table-cell>
            <table:table-cell table:style-name="表格9.A2" office:value-type="string">
              <text:p text:style-name="P9">MOVQ</text:p>
            </table:table-cell>
            <table:table-cell table:style-name="表格9.A2" office:value-type="string">
              <text:p text:style-name="P9">Move</text:p>
            </table:table-cell>
          </table:table-row>
        </table:table>
        <text:p text:style-name="P3"> </text:p>
        <text:h text:style-name="P17" text:outline-level="2">Cache Support Intrinsics</text:h>
        <text:section text:style-name="Sect2" text:name="CodeSnippetContainerCode_fec21788-602e-4663-9b81-b7ea2427ef2b">
          <text:p text:style-name="P19">void _mm_stream_pd (double *p, __m128d a);</text:p>
          <text:p text:style-name="P20">MOVLPD</text:p>
        </text:section>
        <text:p text:style-name="P6"><text:span text:style-name="T12">Stores the data in </text:span><text:span text:style-name="Source_20_Text"><text:span text:style-name="T12">a</text:span></text:span><text:span text:style-name="T12"> to the address p without polluting caches. The address </text:span><text:span text:style-name="Source_20_Text"><text:span text:style-name="T12">p</text:span></text:span><text:span text:style-name="T12"> must be 16-byte aligned. If the cache line containing address </text:span><text:span text:style-name="Source_20_Text"><text:span text:style-name="T12">p</text:span></text:span><text:span text:style-name="T12"> is already in the cache, the cache will be updated.</text:span></text:p>
        <text:section text:style-name="Sect1" text:name="区域15">
          <text:p text:style-name="P7"><text:bookmark text:name="code-snippet-24"/></text:p>
          <text:section text:style-name="Sect2" text:name="CodeSnippetContainerCode_fd2a05b9-697e-4eb9-a5df-5360e18c5a12">
            <text:p text:style-name="P19">p[0] := a0</text:p>
            <text:p text:style-name="P20">p[1] := a1 </text:p>
          </text:section>
        </text:section>
        <text:p text:style-name="P4"> </text:p>
        <text:h text:style-name="P17" text:outline-level="2">Integer Load Operation</text:h>
        <text:section text:style-name="Sect2" text:name="CodeSnippetContainerCode_8ef349f8-85b0-4698-8a81-2e40dae09f60">
          <text:p text:style-name="P19">__m128i _mm_load_si128 (__m128i *p);</text:p>
          <text:p text:style-name="P20">MOVDQA</text:p>
        </text:section>
        <text:p text:style-name="P6"><text:span text:style-name="T12">Loads 128-bit value. Address </text:span><text:span text:style-name="Source_20_Text"><text:span text:style-name="T12">p</text:span></text:span><text:span text:style-name="T12"> must be 16-byte aligned.</text:span></text:p>
        <text:section text:style-name="Sect1" text:name="区域16">
          <text:p text:style-name="P7"><text:bookmark text:name="code-snippet-25"/></text:p>
          <text:section text:style-name="Sect2" text:name="CodeSnippetContainerCode_bff66174-a95f-40e6-a47d-3bec835221d0">
            <text:p text:style-name="P19">r := *p</text:p>
            <text:p text:style-name="P20">__m128i _mm_loadu_si128 (__m128i *p);</text:p>
            <text:p text:style-name="P20">MOVDQU</text:p>
          </text:section>
        </text:section>
        <text:p text:style-name="P6"><text:span text:style-name="T12">Loads 128-bit value. Address </text:span><text:span text:style-name="Source_20_Text"><text:span text:style-name="T12">p</text:span></text:span><text:span text:style-name="T12"> does not need be 16-byte aligned.</text:span></text:p>
        <text:section text:style-name="Sect1" text:name="区域17">
          <text:p text:style-name="P7"><text:bookmark text:name="code-snippet-34"/></text:p>
          <text:section text:style-name="Sect2" text:name="CodeSnippetContainerCode_12548ff7-7a02-4366-8f38-af7b095f7eba">
            <text:p text:style-name="P19">r := *p</text:p>
            <text:p text:style-name="P20"><text:soft-page-break/>__m128i _mm_loadl_epi64(__m128i const*p);</text:p>
            <text:p text:style-name="P20">MOVQ</text:p>
          </text:section>
        </text:section>
        <text:p text:style-name="P4">Load the lower 64 bits of the value pointed to by p into the lower 64 bits of the result, zeroing the upper 64 bits of the result.</text:p>
        <text:section text:style-name="Sect1" text:name="区域18">
          <text:p text:style-name="P7"><text:bookmark text:name="code-snippet-43"/></text:p>
          <text:section text:style-name="Sect2" text:name="CodeSnippetContainerCode_5c2668f6-5fff-44ad-b293-cb6f3086350b">
            <text:p text:style-name="P19">r0:= *p[63:0]</text:p>
            <text:p text:style-name="P20">r1:=0x0</text:p>
          </text:section>
        </text:section>
        <text:p text:style-name="P4"> </text:p>
        <text:h text:style-name="P16" text:outline-level="2">Integer Set Operation Intrinsics</text:h>
        <table:table table:name="表格10" table:style-name="表格10">
          <table:table-column table:style-name="表格10.A"/>
          <table:table-column table:style-name="表格10.B"/>
          <table:table-row>
            <table:table-cell table:style-name="表格10.A1" office:value-type="string">
              <text:p text:style-name="P13">Intrinsic</text:p>
            </table:table-cell>
            <table:table-cell table:style-name="表格10.A1" office:value-type="string">
              <text:p text:style-name="P13">Corresponding instruction</text:p>
            </table:table-cell>
          </table:table-row>
          <table:table-row>
            <table:table-cell table:style-name="表格10.A2" office:value-type="string">
              <text:p text:style-name="Table_20_Contents"><text:a xlink:type="simple" xlink:href="http://msdn.microsoft.com/en-us/library/48z274sd%28v=vs.71%29.aspx#vcref_mm_set_epi64" text:style-name="Internet_20_link" text:visited-style-name="Visited_20_Internet_20_Link"><text:span text:style-name="T9">_mm_set_epi64</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_epi32" text:style-name="Internet_20_link" text:visited-style-name="Visited_20_Internet_20_Link"><text:span text:style-name="T9">_mm_set_epi32</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_epi16" text:style-name="Internet_20_link" text:visited-style-name="Visited_20_Internet_20_Link"><text:span text:style-name="T9">_mm_set_epi16</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_epi8" text:style-name="Internet_20_link" text:visited-style-name="Visited_20_Internet_20_Link"><text:span text:style-name="T9">_mm_set_epi8</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1_epi64" text:style-name="Internet_20_link" text:visited-style-name="Visited_20_Internet_20_Link"><text:span text:style-name="T9">_mm_set1_epi64</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1_epi32" text:style-name="Internet_20_link" text:visited-style-name="Visited_20_Internet_20_Link"><text:span text:style-name="T9">_mm_set1_epi32</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1_epi16" text:style-name="Internet_20_link" text:visited-style-name="Visited_20_Internet_20_Link"><text:span text:style-name="T9">_mm_set1_epi16</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1_epi8" text:style-name="Internet_20_link" text:visited-style-name="Visited_20_Internet_20_Link"><text:span text:style-name="T9">_mm_set1_epi8</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r_epi64" text:style-name="Internet_20_link" text:visited-style-name="Visited_20_Internet_20_Link"><text:span text:style-name="T9">_mm_setr_epi64</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r_epi32" text:style-name="Internet_20_link" text:visited-style-name="Visited_20_Internet_20_Link"><text:span text:style-name="T9">_mm_setr_epi32</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r_epi16" text:style-name="Internet_20_link" text:visited-style-name="Visited_20_Internet_20_Link"><text:span text:style-name="T9">_mm_setr_epi16</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r_epi8" text:style-name="Internet_20_link" text:visited-style-name="Visited_20_Internet_20_Link"><text:span text:style-name="T9">_mm_setr_epi8</text:span></text:a></text:p>
            </table:table-cell>
            <table:table-cell table:style-name="表格10.A2" office:value-type="string">
              <text:p text:style-name="P9">Composite</text:p>
            </table:table-cell>
          </table:table-row>
          <table:table-row>
            <table:table-cell table:style-name="表格10.A2" office:value-type="string">
              <text:p text:style-name="Table_20_Contents"><text:a xlink:type="simple" xlink:href="http://msdn.microsoft.com/en-us/library/48z274sd%28v=vs.71%29.aspx#vcref_mm_setzero_si128" text:style-name="Internet_20_link" text:visited-style-name="Visited_20_Internet_20_Link"><text:span text:style-name="T9">_mm_setzero_si128</text:span></text:a></text:p>
            </table:table-cell>
            <table:table-cell table:style-name="表格10.A2" office:value-type="string">
              <text:p text:style-name="P9">PXOR</text:p>
            </table:table-cell>
          </table:table-row>
        </table:table>
        <text:p text:style-name="P3"> </text:p>
        <text:h text:style-name="P17" text:outline-level="2">Integer Store Operation Intrinsics</text:h>
        <text:section text:style-name="Sect1" text:name="区域19">
          <text:p text:style-name="P7"><text:bookmark text:name="code-snippet-11"/></text:p>
          <text:section text:style-name="Sect2" text:name="CodeSnippetContainerCode_de466168-2bb4-4607-bbe8-ae38af00c735">
            <text:p text:style-name="P19">void _mm_store_si128 (__m128i *p, __m128i a);</text:p>
            <text:p text:style-name="P20">MOVDQA</text:p>
          </text:section>
        </text:section>
        <text:p text:style-name="P6"><text:span text:style-name="T12">Stores 128-bit value. Address </text:span><text:span text:style-name="Source_20_Text"><text:span text:style-name="T12">p</text:span></text:span><text:span text:style-name="T12"> must be 16-byte aligned.</text:span></text:p>
        <text:section text:style-name="Sect1" text:name="区域20">
          <text:p text:style-name="P7"><text:bookmark text:name="code-snippet-26"/><text:soft-page-break/></text:p>
          <text:section text:style-name="Sect2" text:name="CodeSnippetContainerCode_4a957e21-6725-474e-8319-bd0e370c617e">
            <text:p text:style-name="P19">*p := a</text:p>
            <text:p text:style-name="P20">void _mm_storeu_si128 (__m128i *p, __m128i a);</text:p>
            <text:p text:style-name="P20">MOVDQU</text:p>
          </text:section>
        </text:section>
        <text:p text:style-name="P6"><text:span text:style-name="T12">Stores 128-bit value. Address </text:span><text:span text:style-name="Source_20_Text"><text:span text:style-name="T12">p</text:span></text:span><text:span text:style-name="T12"> does not need to be 16-byte aligned.</text:span></text:p>
        <text:section text:style-name="Sect1" text:name="区域21">
          <text:p text:style-name="P7"><text:bookmark text:name="code-snippet-35"/></text:p>
          <text:section text:style-name="Sect2" text:name="CodeSnippetContainerCode_3eefee64-3154-49c4-9291-db5aa2c438e3">
            <text:p text:style-name="P19">*p := a</text:p>
            <text:p text:style-name="P20">void _mm_maskmoveu_si128(__m128i d, __m128i n, char *p);</text:p>
            <text:p text:style-name="P20">MASKMOVDQU</text:p>
          </text:section>
        </text:section>
        <text:p text:style-name="P6"><text:span text:style-name="T12">Conditionally store byte elements of </text:span><text:span text:style-name="Source_20_Text"><text:span text:style-name="T12">d</text:span></text:span><text:span text:style-name="T12"> to address </text:span><text:span text:style-name="Source_20_Text"><text:span text:style-name="T12">p</text:span></text:span><text:span text:style-name="T12">. The high bit of each byte in the selector </text:span><text:span text:style-name="Source_20_Text"><text:span text:style-name="T12">n</text:span></text:span><text:span text:style-name="T12"> determines whether the corresponding byte in </text:span><text:span text:style-name="Source_20_Text"><text:span text:style-name="T12">d</text:span></text:span><text:span text:style-name="T12"> will be stored. Address </text:span><text:span text:style-name="Source_20_Text"><text:span text:style-name="T12">p</text:span></text:span><text:span text:style-name="T12"> does not need to be 16-byte aligned.</text:span></text:p>
        <text:section text:style-name="Sect1" text:name="区域22">
          <text:p text:style-name="P7"><text:bookmark text:name="code-snippet-44"/></text:p>
          <text:section text:style-name="Sect2" text:name="CodeSnippetContainerCode_c24df8aa-57b4-4e08-a6c0-1753f1fe9d0f">
            <text:p text:style-name="P19">if (n0[7]) p[0] := d0</text:p>
            <text:p text:style-name="P20">if (n1[7]) p[1] := d1</text:p>
            <text:p text:style-name="P20">...</text:p>
            <text:p text:style-name="P20">if (n15[7]) p[15] := d15</text:p>
            <text:p text:style-name="P20">void _mm_store1_epi64(__m128i *p, __m128i a);</text:p>
            <text:p text:style-name="P20">MOVQ</text:p>
          </text:section>
        </text:section>
        <text:p text:style-name="P6"><text:span text:style-name="T12">Stores the lower 64 bits of the value pointed to by </text:span><text:span text:style-name="Source_20_Text"><text:span text:style-name="T12">p</text:span></text:span><text:span text:style-name="T12">.</text:span></text:p>
        <text:section text:style-name="Sect1" text:name="区域23">
          <text:p text:style-name="P7"><text:bookmark text:name="code-snippet-52"/></text:p>
          <text:section text:style-name="Sect2" text:name="CodeSnippetContainerCode_6d17cd33-802e-4418-8b2a-90fcbe055585">
            <text:p text:style-name="P19">*p[63:0]:=a0</text:p>
          </text:section>
        </text:section>
        <text:p text:style-name="P4"> </text:p>
        <text:h text:style-name="P17" text:outline-level="2"><text:soft-page-break/>Cache Support</text:h>
        <text:section text:style-name="Sect2" text:name="CodeSnippetContainerCode_870fbef3-1315-4859-9344-50f63cb94c34">
          <text:p text:style-name="P19">void _mm_stream_si128(__m128i *p, __m128i a)</text:p>
        </text:section>
        <text:p text:style-name="P6"><text:span text:style-name="T12">Stores the data in </text:span><text:span text:style-name="Source_20_Text"><text:span text:style-name="T12">a</text:span></text:span><text:span text:style-name="T12"> to the address </text:span><text:span text:style-name="Source_20_Text"><text:span text:style-name="T12">p</text:span></text:span><text:span text:style-name="T12"> without polluting the caches. If the cache line containing address </text:span><text:span text:style-name="Source_20_Text"><text:span text:style-name="T12">p</text:span></text:span><text:span text:style-name="T12"> is already in the cache, the cache will be updated. Address </text:span><text:span text:style-name="Source_20_Text"><text:span text:style-name="T12">p</text:span></text:span><text:span text:style-name="T12"> must be 16-byte aligned.</text:span></text:p>
        <text:section text:style-name="Sect1" text:name="区域24">
          <text:p text:style-name="P7"><text:bookmark text:name="code-snippet-27"/></text:p>
          <text:section text:style-name="Sect2" text:name="CodeSnippetContainerCode_957b0517-3bb1-4cfc-bf9a-358f6bd14a58">
            <text:p text:style-name="P19">*p := a</text:p>
            <text:p text:style-name="P20">void _mm_stream_si32(int *p, int a)</text:p>
          </text:section>
        </text:section>
        <text:p text:style-name="P6"><text:span text:style-name="T12">Stores the data in </text:span><text:span text:style-name="Source_20_Text"><text:span text:style-name="T12">a</text:span></text:span><text:span text:style-name="T12"> to the address </text:span><text:span text:style-name="Source_20_Text"><text:span text:style-name="T12">p</text:span></text:span><text:span text:style-name="T12"> without polluting the caches. If the cache line containing address </text:span><text:span text:style-name="Source_20_Text"><text:span text:style-name="T12">p</text:span></text:span><text:span text:style-name="T12"> is already in the cache, the cache will be updated.</text:span></text:p>
        <text:section text:style-name="Sect1" text:name="区域25">
          <text:p text:style-name="P7"><text:bookmark text:name="code-snippet-36"/></text:p>
          <text:section text:style-name="Sect2" text:name="CodeSnippetContainerCode_63a6d726-fc48-421b-8c32-79479aaa625b">
            <text:p text:style-name="P19">*p := a</text:p>
            <text:p text:style-name="P20">void _mm_clflush(void const*p)</text:p>
          </text:section>
        </text:section>
        <text:p text:style-name="P6"><text:span text:style-name="T12">Cache line containing </text:span><text:span text:style-name="Source_20_Text"><text:span text:style-name="T12">p</text:span></text:span><text:span text:style-name="T12"> is flushed and invalidated from all caches in the coherency domain.</text:span></text:p>
        <text:section text:style-name="Sect1" text:name="区域26">
          <text:p text:style-name="P7"><text:bookmark text:name="code-snippet-45"/></text:p>
          <text:section text:style-name="Sect2" text:name="CodeSnippetContainerCode_21a5dec6-f5d6-4fe6-a08f-3c23fef38469">
            <text:p text:style-name="P19">void _mm_lfence(void)</text:p>
          </text:section>
        </text:section>
        <text:p text:style-name="P4">Guarantees that every load instruction that precedes, in program order, the load fence instruction is globally visible before any load instruction that follows the fence in program order.</text:p>
        <text:section text:style-name="Sect1" text:name="区域27">
          <text:p text:style-name="P7"><text:bookmark text:name="code-snippet-53"/></text:p>
          <text:section text:style-name="Sect2" text:name="CodeSnippetContainerCode_a275aa49-b6f6-4367-8347-da0d3052b363">
            <text:p text:style-name="P19">void _mm_mfence(void)</text:p>
          </text:section>
        </text:section>
        <text:p text:style-name="P4">Guarantees that every memory access that precedes, in program order, the memory fence instruction is globally visible before any memory instruction that follows the fence in program order.</text:p>
        <text:section text:style-name="Sect1" text:name="区域28">
          <text:p text:style-name="P7"><text:bookmark text:name="code-snippet-6"/></text:p>
          <text:section text:style-name="Sect2" text:name="CodeSnippetContainerCode_a3a456f0-5cf6-42c0-97a8-f29376d3acd0">
            <text:p text:style-name="P19">void _mm_pause(void)</text:p>
          </text:section>
        </text:section>
        <text:p text:style-name="P4"><text:soft-page-break/>The execution of the next instruction is delayed an implementation specific amount of time. The instruction does not modify the architectural state.</text:p>
        <text:p text:style-name="P3"> </text:p>
        <text:h text:style-name="P16" text:outline-level="2">Shuffle Function Macro</text:h>
        <text:section text:style-name="Sect1" text:name="区域29">
          <text:p text:style-name="P7"><text:bookmark text:name="code-snippet-12"/></text:p>
          <text:section text:style-name="Sect2" text:name="CodeSnippetContainerCode_2dc2c47f-829d-4bae-bcef-220b474077e8">
            <text:p text:style-name="P19">_MM_SHUFFLE2(x, y)</text:p>
            <text:p text:style-name="P20">/* expands to the value of */</text:p>
            <text:p text:style-name="P20">(x&lt;&lt;1) | y</text:p>
          </text:section>
        </text:section>
        <text:p text:style-name="P4">You can view the two integers as selectors for choosing which two words from the first input operand and which two words from the second are to be put into the result word.</text:p>
        <text:p text:style-name="P5">View of Original and Result Words with Shuffle Function Macro</text:p>
      </text:section>
      <text:p text:style-name="P2"><draw:frame draw:style-name="fr1" draw:name="框架1" text:anchor-type="paragraph" svg:width="34.502cm" draw:z-index="0"><draw:text-box fo:min-height="0.041cm"><text:p text:style-name="Text_20_body"><draw:frame draw:style-name="fr2" draw:name="框架2" text:anchor-type="paragraph" svg:width="27.596cm" draw:z-index="1"><draw:text-box fo:min-height="0.041cm"><text:p text:style-name="P1"><text:span text:style-name="T1">Thursday, 27 May 2010 15:11 Stefano Tommesani</text:span></text:p></draw:text-box></draw:frame></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urier News" svg:font-family="'Courier News', monospace"/>
    <style:font-face style:name="Segoe UI" svg:font-family="'Segoe UI', Arial, Helvetica, sans-serif"/>
    <style:font-face style:name="Tahoma1" svg:font-family="Tahoma"/>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新宋体" fo:font-family="新宋体" style:font-family-generic="modern" style:font-pitch="fixed" style:font-name-asian="新宋体" style:font-family-asian="新宋体" style:font-family-generic-asian="modern" style:font-pitch-asian="fixed" style:font-name-complex="新宋体" style:font-family-complex="新宋体"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4S</meta:editing-duration>
    <meta:editing-cycles>3</meta:editing-cycles>
    <meta:generator>LibreOffice/5.4.2.2$Windows_X86_64 LibreOffice_project/22b09f6418e8c2d508a9eaf86b2399209b0990f4</meta:generator>
    <dc:date>2021-01-15T16:10:10.755000000</dc:date>
    <meta:document-statistic meta:table-count="10" meta:image-count="22" meta:object-count="0" meta:page-count="14" meta:paragraph-count="745" meta:word-count="1767" meta:character-count="11683" meta:non-whitespace-character-count="10629"/>
    <meta:user-defined meta:name="Info 1"/>
    <meta:user-defined meta:name="Info 2"/>
    <meta:user-defined meta:name="Info 3"/>
    <meta:user-defined meta:name="Info 4"/>
  </office:meta>
</office:document-meta>
</file>